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c787a"/>
    </style:style>
    <style:style style:name="P3" style:family="paragraph" style:parent-style-name="Standard">
      <style:paragraph-properties fo:text-align="justify" style:justify-single-word="false"/>
      <style:text-properties officeooo:paragraph-rsid="008e994d"/>
    </style:style>
    <style:style style:name="P4" style:family="paragraph" style:parent-style-name="Standard">
      <style:paragraph-properties fo:text-align="justify" style:justify-single-word="false"/>
      <style:text-properties officeooo:paragraph-rsid="0091fec6"/>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4585c5" officeooo:paragraph-rsid="004585c5" style:font-weight-asian="bold" style:font-weight-complex="bold"/>
    </style:style>
    <style:style style:name="P7" style:family="paragraph" style:parent-style-name="Standard">
      <style:paragraph-properties fo:text-align="justify" style:justify-single-word="false"/>
      <style:text-properties fo:font-weight="bold" officeooo:rsid="0052552b" officeooo:paragraph-rsid="0052552b" style:font-weight-asian="bold" style:font-weight-complex="bold"/>
    </style:style>
    <style:style style:name="P8" style:family="paragraph" style:parent-style-name="Standard">
      <style:text-properties officeooo:paragraph-rsid="001d5430"/>
    </style:style>
    <style:style style:name="P9" style:family="paragraph" style:parent-style-name="Standard">
      <style:text-properties officeooo:rsid="0018780e"/>
    </style:style>
    <style:style style:name="P10" style:family="paragraph" style:parent-style-name="Standard">
      <style:paragraph-properties fo:text-align="justify" style:justify-single-word="false"/>
      <style:text-properties officeooo:rsid="0018780e"/>
    </style:style>
    <style:style style:name="P11" style:family="paragraph" style:parent-style-name="Standard">
      <style:paragraph-properties fo:text-align="justify" style:justify-single-word="false"/>
      <style:text-properties officeooo:rsid="0018780e" officeooo:paragraph-rsid="0018780e"/>
    </style:style>
    <style:style style:name="P12" style:family="paragraph" style:parent-style-name="Standard">
      <style:text-properties officeooo:paragraph-rsid="002115ee"/>
    </style:style>
    <style:style style:name="P13" style:family="paragraph" style:parent-style-name="Standard">
      <style:text-properties officeooo:rsid="001d5430"/>
    </style:style>
    <style:style style:name="P14" style:family="paragraph" style:parent-style-name="Standard">
      <style:text-properties officeooo:paragraph-rsid="00244728"/>
    </style:style>
    <style:style style:name="P15" style:family="paragraph" style:parent-style-name="Standard">
      <style:text-properties officeooo:rsid="00244728" officeooo:paragraph-rsid="00244728"/>
    </style:style>
    <style:style style:name="P16" style:family="paragraph" style:parent-style-name="Standard">
      <style:text-properties officeooo:paragraph-rsid="00355b61"/>
    </style:style>
    <style:style style:name="P17" style:family="paragraph" style:parent-style-name="Standard">
      <style:text-properties officeooo:rsid="00355b61" officeooo:paragraph-rsid="00355b61"/>
    </style:style>
    <style:style style:name="P18" style:family="paragraph" style:parent-style-name="Standard">
      <style:paragraph-properties fo:text-align="justify" style:justify-single-word="false"/>
      <style:text-properties officeooo:rsid="00355b61" officeooo:paragraph-rsid="003b4d6c"/>
    </style:style>
    <style:style style:name="P19" style:family="paragraph" style:parent-style-name="Standard">
      <style:paragraph-properties fo:text-align="justify" style:justify-single-word="false"/>
      <style:text-properties officeooo:rsid="00355b61" officeooo:paragraph-rsid="003cbc93"/>
    </style:style>
    <style:style style:name="P20" style:family="paragraph" style:parent-style-name="Standard">
      <style:paragraph-properties fo:text-align="justify" style:justify-single-word="false"/>
      <style:text-properties officeooo:rsid="00355b61" officeooo:paragraph-rsid="003f43a2"/>
    </style:style>
    <style:style style:name="P21" style:family="paragraph" style:parent-style-name="Standard">
      <style:text-properties officeooo:paragraph-rsid="0041a1d2"/>
    </style:style>
    <style:style style:name="P22" style:family="paragraph" style:parent-style-name="Standard">
      <style:paragraph-properties fo:text-align="justify" style:justify-single-word="false"/>
      <style:text-properties officeooo:rsid="003b4d6c" officeooo:paragraph-rsid="003b4d6c"/>
    </style:style>
    <style:style style:name="P23" style:family="paragraph" style:parent-style-name="Standard">
      <style:paragraph-properties fo:text-align="justify" style:justify-single-word="false"/>
      <style:text-properties officeooo:rsid="003b4d6c" officeooo:paragraph-rsid="003f43a2"/>
    </style:style>
    <style:style style:name="P24" style:family="paragraph" style:parent-style-name="Standard">
      <style:paragraph-properties fo:text-align="justify" style:justify-single-word="false"/>
      <style:text-properties officeooo:rsid="003cbc93" officeooo:paragraph-rsid="003cbc93"/>
    </style:style>
    <style:style style:name="P25" style:family="paragraph" style:parent-style-name="Standard">
      <style:paragraph-properties fo:text-align="justify" style:justify-single-word="false"/>
      <style:text-properties officeooo:rsid="003cbc93" officeooo:paragraph-rsid="003f43a2"/>
    </style:style>
    <style:style style:name="P26" style:family="paragraph" style:parent-style-name="Standard">
      <style:text-properties officeooo:rsid="004585c5" officeooo:paragraph-rsid="004585c5"/>
    </style:style>
    <style:style style:name="P27" style:family="paragraph" style:parent-style-name="Standard">
      <style:text-properties officeooo:paragraph-rsid="004585c5"/>
    </style:style>
    <style:style style:name="P28" style:family="paragraph" style:parent-style-name="Standard">
      <style:text-properties officeooo:rsid="0047895d" officeooo:paragraph-rsid="0047895d"/>
    </style:style>
    <style:style style:name="P29" style:family="paragraph" style:parent-style-name="Standard">
      <style:text-properties officeooo:rsid="004aa535" officeooo:paragraph-rsid="004aa535"/>
    </style:style>
    <style:style style:name="P30" style:family="paragraph" style:parent-style-name="Standard">
      <style:text-properties officeooo:rsid="004aa535" officeooo:paragraph-rsid="0068984c"/>
    </style:style>
    <style:style style:name="P31" style:family="paragraph" style:parent-style-name="Standard">
      <style:text-properties officeooo:paragraph-rsid="004aa535"/>
    </style:style>
    <style:style style:name="P32" style:family="paragraph" style:parent-style-name="Standard">
      <style:text-properties officeooo:rsid="004adb12" officeooo:paragraph-rsid="004adb12"/>
    </style:style>
    <style:style style:name="P33" style:family="paragraph" style:parent-style-name="Standard">
      <style:paragraph-properties fo:text-align="justify" style:justify-single-word="false"/>
      <style:text-properties officeooo:rsid="0052552b" officeooo:paragraph-rsid="0052552b"/>
    </style:style>
    <style:style style:name="P34" style:family="paragraph" style:parent-style-name="Standard">
      <style:paragraph-properties fo:text-align="justify" style:justify-single-word="false"/>
      <style:text-properties officeooo:rsid="00528028" officeooo:paragraph-rsid="00528028"/>
    </style:style>
    <style:style style:name="P35" style:family="paragraph" style:parent-style-name="Standard">
      <style:paragraph-properties fo:text-align="justify" style:justify-single-word="false"/>
      <style:text-properties officeooo:rsid="0053e0d3" officeooo:paragraph-rsid="0053e0d3"/>
    </style:style>
    <style:style style:name="P36" style:family="paragraph" style:parent-style-name="Standard">
      <style:paragraph-properties fo:text-align="justify" style:justify-single-word="false"/>
      <style:text-properties officeooo:rsid="005761c6" officeooo:paragraph-rsid="005761c6"/>
    </style:style>
    <style:style style:name="P37" style:family="paragraph" style:parent-style-name="Standard">
      <style:text-properties officeooo:rsid="005acce6" officeooo:paragraph-rsid="005acce6"/>
    </style:style>
    <style:style style:name="P38" style:family="paragraph" style:parent-style-name="Standard">
      <style:text-properties officeooo:paragraph-rsid="005bf730"/>
    </style:style>
    <style:style style:name="P39" style:family="paragraph" style:parent-style-name="Standard">
      <style:paragraph-properties fo:text-align="justify" style:justify-single-word="false"/>
      <style:text-properties officeooo:rsid="00654276" officeooo:paragraph-rsid="00654276"/>
    </style:style>
    <style:style style:name="P40" style:family="paragraph" style:parent-style-name="Standard">
      <style:paragraph-properties fo:text-align="justify" style:justify-single-word="false"/>
      <style:text-properties officeooo:rsid="00654276" officeooo:paragraph-rsid="00876e95"/>
    </style:style>
    <style:style style:name="P41" style:family="paragraph" style:parent-style-name="Standard">
      <style:paragraph-properties fo:text-align="justify" style:justify-single-word="false"/>
      <style:text-properties officeooo:rsid="00654276" officeooo:paragraph-rsid="008e994d"/>
    </style:style>
    <style:style style:name="P42" style:family="paragraph" style:parent-style-name="Standard">
      <style:paragraph-properties fo:text-align="justify" style:justify-single-word="false"/>
      <style:text-properties officeooo:rsid="00654276" officeooo:paragraph-rsid="0091fec6"/>
    </style:style>
    <style:style style:name="P43" style:family="paragraph" style:parent-style-name="Standard">
      <style:paragraph-properties fo:text-align="justify" style:justify-single-word="false"/>
      <style:text-properties officeooo:rsid="00654276" officeooo:paragraph-rsid="00923965"/>
    </style:style>
    <style:style style:name="P44" style:family="paragraph" style:parent-style-name="Standard">
      <style:paragraph-properties fo:text-align="justify" style:justify-single-word="false"/>
      <style:text-properties officeooo:rsid="00654276" officeooo:paragraph-rsid="008ff004"/>
    </style:style>
    <style:style style:name="P45" style:family="paragraph" style:parent-style-name="Standard">
      <style:text-properties officeooo:paragraph-rsid="00654276"/>
    </style:style>
    <style:style style:name="P46" style:family="paragraph" style:parent-style-name="Standard">
      <style:text-properties officeooo:paragraph-rsid="0068984c"/>
    </style:style>
    <style:style style:name="P47" style:family="paragraph" style:parent-style-name="Standard">
      <style:text-properties officeooo:paragraph-rsid="00757dda"/>
    </style:style>
    <style:style style:name="P48" style:family="paragraph" style:parent-style-name="Standard">
      <style:text-properties officeooo:paragraph-rsid="00774bc4"/>
    </style:style>
    <style:style style:name="P49" style:family="paragraph" style:parent-style-name="Standard">
      <style:text-properties officeooo:paragraph-rsid="007934f0"/>
    </style:style>
    <style:style style:name="P50" style:family="paragraph" style:parent-style-name="Standard">
      <style:text-properties officeooo:paragraph-rsid="007a77d1"/>
    </style:style>
    <style:style style:name="P51" style:family="paragraph" style:parent-style-name="Standard">
      <style:text-properties officeooo:paragraph-rsid="007c4344"/>
    </style:style>
    <style:style style:name="P52" style:family="paragraph" style:parent-style-name="Standard">
      <style:text-properties officeooo:paragraph-rsid="007d0064"/>
    </style:style>
    <style:style style:name="P53" style:family="paragraph" style:parent-style-name="Standard">
      <style:text-properties officeooo:paragraph-rsid="007e94b7"/>
    </style:style>
    <style:style style:name="P54" style:family="paragraph" style:parent-style-name="Standard">
      <style:text-properties officeooo:paragraph-rsid="007e96d6"/>
    </style:style>
    <style:style style:name="P55" style:family="paragraph" style:parent-style-name="Standard">
      <style:text-properties officeooo:paragraph-rsid="007f9dab"/>
    </style:style>
    <style:style style:name="P56" style:family="paragraph" style:parent-style-name="Standard">
      <style:text-properties officeooo:paragraph-rsid="00806949"/>
    </style:style>
    <style:style style:name="P57" style:family="paragraph" style:parent-style-name="Standard">
      <style:text-properties officeooo:paragraph-rsid="0082b33f"/>
    </style:style>
    <style:style style:name="P58" style:family="paragraph" style:parent-style-name="Standard">
      <style:text-properties officeooo:paragraph-rsid="00832297"/>
    </style:style>
    <style:style style:name="P59" style:family="paragraph" style:parent-style-name="Standard">
      <style:text-properties officeooo:rsid="0066e947" officeooo:paragraph-rsid="0066e947"/>
    </style:style>
    <style:style style:name="P60" style:family="paragraph" style:parent-style-name="Standard">
      <style:paragraph-properties fo:text-align="justify" style:justify-single-word="false"/>
      <style:text-properties officeooo:rsid="0066e947" officeooo:paragraph-rsid="00876e95"/>
    </style:style>
    <style:style style:name="P61" style:family="paragraph" style:parent-style-name="Standard">
      <style:paragraph-properties fo:text-align="justify" style:justify-single-word="false"/>
      <style:text-properties officeooo:rsid="0066e947" officeooo:paragraph-rsid="008e994d"/>
    </style:style>
    <style:style style:name="P62" style:family="paragraph" style:parent-style-name="Standard">
      <style:paragraph-properties fo:text-align="justify" style:justify-single-word="false"/>
      <style:text-properties officeooo:rsid="0066e947" officeooo:paragraph-rsid="0091fec6"/>
    </style:style>
    <style:style style:name="P63" style:family="paragraph" style:parent-style-name="Standard">
      <style:paragraph-properties fo:text-align="justify" style:justify-single-word="false"/>
      <style:text-properties officeooo:rsid="008e994d" officeooo:paragraph-rsid="008e994d"/>
    </style:style>
    <style:style style:name="P64" style:family="paragraph" style:parent-style-name="Standard">
      <style:paragraph-properties fo:text-align="justify" style:justify-single-word="false"/>
      <style:text-properties officeooo:rsid="008e994d" officeooo:paragraph-rsid="0091fec6"/>
    </style:style>
    <style:style style:name="P65" style:family="paragraph" style:parent-style-name="Standard">
      <style:text-properties officeooo:paragraph-rsid="008e994d"/>
    </style:style>
    <style:style style:name="P66" style:family="paragraph" style:parent-style-name="Standard">
      <style:paragraph-properties fo:text-align="justify" style:justify-single-word="false"/>
      <style:text-properties officeooo:rsid="0091af47" officeooo:paragraph-rsid="0091af47"/>
    </style:style>
    <style:style style:name="P67" style:family="paragraph" style:parent-style-name="Standard">
      <style:paragraph-properties fo:text-align="justify" style:justify-single-word="false"/>
      <style:text-properties officeooo:rsid="0091af47" officeooo:paragraph-rsid="0091fec6"/>
    </style:style>
    <style:style style:name="P68" style:family="paragraph" style:parent-style-name="Standard">
      <style:text-properties officeooo:paragraph-rsid="0091fec6"/>
    </style:style>
    <style:style style:name="P69" style:family="paragraph" style:parent-style-name="Code_20_block">
      <style:text-properties officeooo:rsid="0018780e"/>
    </style:style>
    <style:style style:name="P70" style:family="paragraph" style:parent-style-name="Code_20_block">
      <style:text-properties officeooo:paragraph-rsid="00244728"/>
    </style:style>
    <style:style style:name="P71" style:family="paragraph" style:parent-style-name="Code_20_block">
      <style:text-properties officeooo:paragraph-rsid="0024b383"/>
    </style:style>
    <style:style style:name="P72" style:family="paragraph" style:parent-style-name="Code_20_block">
      <style:text-properties officeooo:paragraph-rsid="00250a76"/>
    </style:style>
    <style:style style:name="P73" style:family="paragraph" style:parent-style-name="Code_20_block">
      <style:text-properties officeooo:rsid="0024b383" officeooo:paragraph-rsid="0024b383"/>
    </style:style>
    <style:style style:name="P74" style:family="paragraph" style:parent-style-name="Code_20_block">
      <style:text-properties officeooo:paragraph-rsid="0026c81d"/>
    </style:style>
    <style:style style:name="P75" style:family="paragraph" style:parent-style-name="Code_20_block">
      <style:text-properties officeooo:paragraph-rsid="0027a24d"/>
    </style:style>
    <style:style style:name="P76" style:family="paragraph" style:parent-style-name="Code_20_block">
      <style:text-properties officeooo:rsid="0027a24d" officeooo:paragraph-rsid="0027a24d"/>
    </style:style>
    <style:style style:name="P77" style:family="paragraph" style:parent-style-name="Code_20_block">
      <style:text-properties officeooo:paragraph-rsid="00355b61"/>
    </style:style>
    <style:style style:name="P78" style:family="paragraph" style:parent-style-name="Code_20_block">
      <style:text-properties officeooo:paragraph-rsid="00358d58"/>
    </style:style>
    <style:style style:name="P79" style:family="paragraph" style:parent-style-name="Code_20_block">
      <style:text-properties officeooo:paragraph-rsid="003f43a2"/>
    </style:style>
    <style:style style:name="P80" style:family="paragraph" style:parent-style-name="Code_20_block">
      <style:text-properties officeooo:paragraph-rsid="0041a1d2"/>
    </style:style>
    <style:style style:name="P81" style:family="paragraph" style:parent-style-name="Code_20_block">
      <style:text-properties officeooo:paragraph-rsid="00426fcb"/>
    </style:style>
    <style:style style:name="P82" style:family="paragraph" style:parent-style-name="Code_20_block">
      <style:text-properties officeooo:rsid="003b4d6c"/>
    </style:style>
    <style:style style:name="P83" style:family="paragraph" style:parent-style-name="Code_20_block">
      <style:text-properties officeooo:rsid="003b4d6c" officeooo:paragraph-rsid="003f43a2"/>
    </style:style>
    <style:style style:name="P84" style:family="paragraph" style:parent-style-name="Code_20_block">
      <style:text-properties officeooo:rsid="003b4d6c" officeooo:paragraph-rsid="0082b33f"/>
    </style:style>
    <style:style style:name="P85" style:family="paragraph" style:parent-style-name="Code_20_block">
      <style:text-properties officeooo:rsid="003cbc93"/>
    </style:style>
    <style:style style:name="P86" style:family="paragraph" style:parent-style-name="Code_20_block">
      <style:text-properties officeooo:rsid="003cbc93" officeooo:paragraph-rsid="003f43a2"/>
    </style:style>
    <style:style style:name="P87" style:family="paragraph" style:parent-style-name="Code_20_block">
      <style:text-properties officeooo:rsid="003cbc93" officeooo:paragraph-rsid="0082b33f"/>
    </style:style>
    <style:style style:name="P88" style:family="paragraph" style:parent-style-name="Code_20_block">
      <style:text-properties officeooo:rsid="00426fcb" officeooo:paragraph-rsid="00426fcb"/>
    </style:style>
    <style:style style:name="P89" style:family="paragraph" style:parent-style-name="Code_20_block">
      <style:text-properties officeooo:rsid="00426fcb" officeooo:paragraph-rsid="00960e30"/>
    </style:style>
    <style:style style:name="P90" style:family="paragraph" style:parent-style-name="Code_20_block">
      <style:text-properties officeooo:rsid="00355b61" officeooo:paragraph-rsid="00358d58"/>
    </style:style>
    <style:style style:name="P91" style:family="paragraph" style:parent-style-name="Code_20_block">
      <style:text-properties fo:color="#008000" officeooo:rsid="0018780e"/>
    </style:style>
    <style:style style:name="P92" style:family="paragraph" style:parent-style-name="Code_20_block">
      <style:text-properties officeooo:paragraph-rsid="0066e947"/>
    </style:style>
    <style:style style:name="P93" style:family="paragraph" style:parent-style-name="Code_20_block">
      <style:text-properties officeooo:paragraph-rsid="00696974"/>
    </style:style>
    <style:style style:name="P94" style:family="paragraph" style:parent-style-name="Code_20_block">
      <style:text-properties officeooo:paragraph-rsid="006aa912"/>
    </style:style>
    <style:style style:name="P95" style:family="paragraph" style:parent-style-name="Code_20_block">
      <style:text-properties officeooo:rsid="006aa912" officeooo:paragraph-rsid="006aa912"/>
    </style:style>
    <style:style style:name="P96" style:family="paragraph" style:parent-style-name="Code_20_block">
      <style:text-properties officeooo:rsid="00754450" officeooo:paragraph-rsid="00754450"/>
    </style:style>
    <style:style style:name="P97" style:family="paragraph" style:parent-style-name="Code_20_block">
      <style:text-properties officeooo:paragraph-rsid="00754450"/>
    </style:style>
    <style:style style:name="P98" style:family="paragraph" style:parent-style-name="Code_20_block">
      <style:text-properties officeooo:paragraph-rsid="00757dda"/>
    </style:style>
    <style:style style:name="P99" style:family="paragraph" style:parent-style-name="Code_20_block">
      <style:text-properties officeooo:paragraph-rsid="00774bc4"/>
    </style:style>
    <style:style style:name="P100" style:family="paragraph" style:parent-style-name="Code_20_block">
      <style:text-properties officeooo:paragraph-rsid="007934f0"/>
    </style:style>
    <style:style style:name="P101" style:family="paragraph" style:parent-style-name="Code_20_block">
      <style:text-properties officeooo:paragraph-rsid="007a77d1"/>
    </style:style>
    <style:style style:name="P102" style:family="paragraph" style:parent-style-name="Code_20_block">
      <style:text-properties officeooo:paragraph-rsid="007c4344"/>
    </style:style>
    <style:style style:name="P103" style:family="paragraph" style:parent-style-name="Code_20_block">
      <style:text-properties officeooo:paragraph-rsid="007d0064"/>
    </style:style>
    <style:style style:name="P104" style:family="paragraph" style:parent-style-name="Code_20_block">
      <style:text-properties officeooo:paragraph-rsid="007e94b7"/>
    </style:style>
    <style:style style:name="P105" style:family="paragraph" style:parent-style-name="Code_20_block">
      <style:text-properties officeooo:paragraph-rsid="007e96d6"/>
    </style:style>
    <style:style style:name="P106" style:family="paragraph" style:parent-style-name="Code_20_block">
      <style:text-properties officeooo:paragraph-rsid="007ea098"/>
    </style:style>
    <style:style style:name="P107" style:family="paragraph" style:parent-style-name="Code_20_block">
      <style:text-properties officeooo:paragraph-rsid="007f9dab"/>
    </style:style>
    <style:style style:name="P108" style:family="paragraph" style:parent-style-name="Code_20_block">
      <style:text-properties officeooo:paragraph-rsid="00806949"/>
    </style:style>
    <style:style style:name="P109" style:family="paragraph" style:parent-style-name="Code_20_block">
      <style:text-properties officeooo:paragraph-rsid="00819087"/>
    </style:style>
    <style:style style:name="P110" style:family="paragraph" style:parent-style-name="Code_20_block">
      <style:text-properties officeooo:paragraph-rsid="00876e95"/>
    </style:style>
    <style:style style:name="P111" style:family="paragraph" style:parent-style-name="Code_20_block">
      <style:text-properties officeooo:paragraph-rsid="008e994d"/>
    </style:style>
    <style:style style:name="P112" style:family="paragraph" style:parent-style-name="Code_20_block">
      <style:text-properties officeooo:paragraph-rsid="008ff004"/>
    </style:style>
    <style:style style:name="P113" style:family="paragraph" style:parent-style-name="Code_20_block">
      <style:paragraph-properties fo:text-align="justify" style:justify-single-word="false"/>
      <style:text-properties officeooo:rsid="008e994d" officeooo:paragraph-rsid="0091fec6"/>
    </style:style>
    <style:style style:name="P114" style:family="paragraph" style:parent-style-name="Code_20_block">
      <style:text-properties officeooo:paragraph-rsid="0091fec6"/>
    </style:style>
    <style:style style:name="P115" style:family="paragraph" style:parent-style-name="Code_20_block">
      <style:text-properties officeooo:paragraph-rsid="00923965"/>
    </style:style>
    <style:style style:name="P116" style:family="paragraph" style:parent-style-name="Code_20_block">
      <style:text-properties officeooo:paragraph-rsid="00960e30"/>
    </style:style>
    <style:style style:name="P117" style:family="paragraph" style:parent-style-name="Standard">
      <style:paragraph-properties fo:break-before="page"/>
    </style:style>
    <style:style style:name="P118" style:family="paragraph" style:parent-style-name="Standard">
      <style:paragraph-properties fo:break-before="page"/>
      <style:text-properties officeooo:rsid="0047895d" officeooo:paragraph-rsid="0047895d"/>
    </style:style>
    <style:style style:name="P119" style:family="paragraph" style:parent-style-name="Standard">
      <style:paragraph-properties fo:break-before="page"/>
      <style:text-properties officeooo:rsid="0066e947" officeooo:paragraph-rsid="0066e947"/>
    </style:style>
    <style:style style:name="P120" style:family="paragraph" style:parent-style-name="Code_20_block">
      <style:paragraph-properties fo:break-before="page"/>
      <style:text-properties officeooo:paragraph-rsid="00757dda"/>
    </style:style>
    <style:style style:name="P121" style:family="paragraph" style:parent-style-name="Code_20_block">
      <style:paragraph-properties fo:break-before="page"/>
      <style:text-properties officeooo:paragraph-rsid="00774bc4"/>
    </style:style>
    <style:style style:name="P122" style:family="paragraph" style:parent-style-name="Code_20_block">
      <style:paragraph-properties fo:break-before="page"/>
      <style:text-properties officeooo:paragraph-rsid="00960e30"/>
    </style:style>
    <style:style style:name="P123" style:family="paragraph" style:parent-style-name="Standard" style:list-style-name="Numbering_20_1"/>
    <style:style style:name="P124" style:family="paragraph" style:parent-style-name="Standard" style:list-style-name="Numbering_20_1">
      <style:text-properties officeooo:paragraph-rsid="001d5430"/>
    </style:style>
    <style:style style:name="P125" style:family="paragraph" style:parent-style-name="Standard" style:list-style-name="Numbering_20_1">
      <style:text-properties officeooo:rsid="004585c5" officeooo:paragraph-rsid="004585c5"/>
    </style:style>
    <style:style style:name="P126" style:family="paragraph" style:parent-style-name="Standard" style:list-style-name="List_20_1">
      <style:text-properties officeooo:rsid="005bf730" officeooo:paragraph-rsid="005bf730"/>
    </style:style>
    <style:style style:name="P127" style:family="paragraph" style:parent-style-name="Standard" style:list-style-name="List_20_1">
      <style:paragraph-properties fo:text-align="justify" style:justify-single-word="false"/>
      <style:text-properties officeooo:rsid="00528028" officeooo:paragraph-rsid="00528028"/>
    </style:style>
    <style:style style:name="P128" style:family="paragraph" style:parent-style-name="Standard" style:list-style-name="List_20_1">
      <style:paragraph-properties fo:text-align="justify" style:justify-single-word="false"/>
      <style:text-properties officeooo:rsid="0053e0d3" officeooo:paragraph-rsid="0053e0d3"/>
    </style:style>
    <style:style style:name="P129" style:family="paragraph" style:parent-style-name="Heading_20_3">
      <style:text-properties officeooo:rsid="00244728" officeooo:paragraph-rsid="00244728"/>
    </style:style>
    <style:style style:name="P130" style:family="paragraph" style:parent-style-name="Heading_20_3">
      <style:text-properties officeooo:rsid="00355b61"/>
    </style:style>
    <style:style style:name="P131" style:family="paragraph" style:parent-style-name="Heading_20_3">
      <style:text-properties officeooo:rsid="003b4d6c"/>
    </style:style>
    <style:style style:name="P132" style:family="paragraph" style:parent-style-name="Heading_20_3">
      <style:text-properties officeooo:rsid="003b4d6c" officeooo:paragraph-rsid="003f43a2"/>
    </style:style>
    <style:style style:name="P133" style:family="paragraph" style:parent-style-name="Heading_20_3">
      <style:text-properties officeooo:paragraph-rsid="0091fec6"/>
    </style:style>
    <style:style style:name="P134" style:family="paragraph" style:parent-style-name="Heading_20_3">
      <style:text-properties officeooo:rsid="001d5430" officeooo:paragraph-rsid="001d5430"/>
    </style:style>
    <style:style style:name="P135" style:family="paragraph" style:parent-style-name="Heading_20_3">
      <style:text-properties officeooo:paragraph-rsid="004aa535"/>
    </style:style>
    <style:style style:name="P136" style:family="paragraph" style:parent-style-name="Heading_20_3">
      <style:paragraph-properties fo:break-before="page"/>
    </style:style>
    <style:style style:name="P137" style:family="paragraph" style:parent-style-name="Code_20_block">
      <style:text-properties officeooo:rsid="00426fcb" officeooo:paragraph-rsid="00960e30"/>
    </style:style>
    <style:style style:name="P138" style:family="paragraph" style:parent-style-name="Heading_20_2">
      <style:paragraph-properties fo:break-before="page"/>
    </style:style>
    <style:style style:name="P139" style:family="paragraph" style:parent-style-name="Heading_20_1"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weight="bold" officeooo:rsid="0018780e" style:font-weight-asian="bold" style:font-weight-complex="bold"/>
    </style:style>
    <style:style style:name="T3" style:family="text">
      <style:text-properties fo:font-weight="bold" officeooo:rsid="002115ee" style:font-weight-asian="bold" style:font-weight-complex="bold"/>
    </style:style>
    <style:style style:name="T4" style:family="text">
      <style:text-properties fo:font-weight="bold" officeooo:rsid="00244728" style:font-weight-asian="bold" style:font-weight-complex="bold"/>
    </style:style>
    <style:style style:name="T5" style:family="text">
      <style:text-properties fo:font-weight="bold" officeooo:rsid="00355b61" style:font-weight-asian="bold" style:font-weight-complex="bold"/>
    </style:style>
    <style:style style:name="T6" style:family="text">
      <style:text-properties fo:font-weight="bold" officeooo:rsid="0035e5b1" style:font-weight-asian="bold" style:font-weight-complex="bold"/>
    </style:style>
    <style:style style:name="T7" style:family="text">
      <style:text-properties fo:font-weight="bold" officeooo:rsid="003b4d6c" style:font-weight-asian="bold" style:font-weight-complex="bold"/>
    </style:style>
    <style:style style:name="T8" style:family="text">
      <style:text-properties fo:font-weight="bold" officeooo:rsid="003cbc93" style:font-weight-asian="bold" style:font-weight-complex="bold"/>
    </style:style>
    <style:style style:name="T9" style:family="text">
      <style:text-properties fo:font-weight="bold" officeooo:rsid="003f43a2" style:font-weight-asian="bold" style:font-weight-complex="bold"/>
    </style:style>
    <style:style style:name="T10" style:family="text">
      <style:text-properties fo:font-weight="bold" officeooo:rsid="00406677" style:font-weight-asian="bold" style:font-weight-complex="bold"/>
    </style:style>
    <style:style style:name="T11" style:family="text">
      <style:text-properties fo:font-weight="bold" officeooo:rsid="004585c5" style:font-weight-asian="bold" style:font-weight-complex="bold"/>
    </style:style>
    <style:style style:name="T12" style:family="text">
      <style:text-properties fo:font-weight="bold" officeooo:rsid="007209cb" style:font-weight-asian="bold" style:font-weight-complex="bold"/>
    </style:style>
    <style:style style:name="T13" style:family="text">
      <style:text-properties fo:font-weight="bold" officeooo:rsid="00654276" style:font-weight-asian="bold" style:font-weight-complex="bold"/>
    </style:style>
    <style:style style:name="T14" style:family="text">
      <style:text-properties fo:font-weight="bold" officeooo:rsid="0066e947" style:font-weight-asian="bold" style:font-weight-complex="bold"/>
    </style:style>
    <style:style style:name="T15" style:family="text">
      <style:text-properties fo:font-weight="bold" officeooo:rsid="008e994d" style:font-weight-asian="bold" style:font-weight-complex="bold"/>
    </style:style>
    <style:style style:name="T16" style:family="text">
      <style:text-properties fo:font-weight="bold" officeooo:rsid="0091af47" style:font-weight-asian="bold" style:font-weight-complex="bold"/>
    </style:style>
    <style:style style:name="T17" style:family="text">
      <style:text-properties fo:font-weight="bold" officeooo:rsid="0091fec6" style:font-weight-asian="bold" style:font-weight-complex="bold"/>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4c9b2f" style:font-style-asian="italic" style:font-style-complex="italic"/>
    </style:style>
    <style:style style:name="T21" style:family="text">
      <style:text-properties fo:font-style="italic" officeooo:rsid="004eecbd" style:font-style-asian="italic" style:font-style-complex="italic"/>
    </style:style>
    <style:style style:name="T22" style:family="text">
      <style:text-properties fo:font-style="italic" officeooo:rsid="0053e0d3" style:font-style-asian="italic" style:font-style-complex="italic"/>
    </style:style>
    <style:style style:name="T23" style:family="text">
      <style:text-properties fo:font-style="italic" officeooo:rsid="0091fec6" style:font-style-asian="italic" style:font-style-complex="italic"/>
    </style:style>
    <style:style style:name="T24" style:family="text">
      <style:text-properties fo:font-style="italic" officeooo:rsid="00923965"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normal" style:font-style-asian="normal" style:font-style-complex="normal"/>
    </style:style>
    <style:style style:name="T28" style:family="text">
      <style:text-properties fo:color="#008000"/>
    </style:style>
    <style:style style:name="T29" style:family="text">
      <style:text-properties fo:color="#008000" officeooo:rsid="0026c81d"/>
    </style:style>
    <style:style style:name="T30" style:family="text">
      <style:text-properties fo:color="#008000" officeooo:rsid="0027a24d"/>
    </style:style>
    <style:style style:name="T31" style:family="text">
      <style:text-properties fo:color="#008000" officeooo:rsid="00299f44"/>
    </style:style>
    <style:style style:name="T32" style:family="text">
      <style:text-properties fo:color="#008000" officeooo:rsid="00426fcb"/>
    </style:style>
    <style:style style:name="T33" style:family="text">
      <style:text-properties fo:color="#008000" officeooo:rsid="006aa912"/>
    </style:style>
    <style:style style:name="T34" style:family="text">
      <style:text-properties officeooo:rsid="0018780e"/>
    </style:style>
    <style:style style:name="T35" style:family="text">
      <style:text-properties officeooo:rsid="0018f604"/>
    </style:style>
    <style:style style:name="T36" style:family="text">
      <style:text-properties officeooo:rsid="001afe49"/>
    </style:style>
    <style:style style:name="T37" style:family="text">
      <style:text-properties officeooo:rsid="001b131a"/>
    </style:style>
    <style:style style:name="T38" style:family="text">
      <style:text-properties officeooo:rsid="001b87eb"/>
    </style:style>
    <style:style style:name="T39" style:family="text">
      <style:text-properties officeooo:rsid="001d5430"/>
    </style:style>
    <style:style style:name="T40" style:family="text">
      <style:text-properties officeooo:rsid="00244728"/>
    </style:style>
    <style:style style:name="T41" style:family="text">
      <style:text-properties officeooo:rsid="0024b383"/>
    </style:style>
    <style:style style:name="T42" style:family="text">
      <style:text-properties officeooo:rsid="00250a76"/>
    </style:style>
    <style:style style:name="T43" style:family="text">
      <style:text-properties officeooo:rsid="0027a24d"/>
    </style:style>
    <style:style style:name="T44" style:family="text">
      <style:text-properties officeooo:rsid="002f61f6"/>
    </style:style>
    <style:style style:name="T45" style:family="text">
      <style:text-properties officeooo:rsid="00355b61"/>
    </style:style>
    <style:style style:name="T46" style:family="text">
      <style:text-properties officeooo:rsid="00358d58"/>
    </style:style>
    <style:style style:name="T47" style:family="text">
      <style:text-properties officeooo:rsid="003b4d6c"/>
    </style:style>
    <style:style style:name="T48" style:family="text">
      <style:text-properties style:text-position="sub 58%" officeooo:rsid="003b4d6c"/>
    </style:style>
    <style:style style:name="T49" style:family="text">
      <style:text-properties officeooo:rsid="003cbc93"/>
    </style:style>
    <style:style style:name="T50" style:family="text">
      <style:text-properties fo:color="#000000" style:font-name="Courier New2" fo:font-size="9pt" officeooo:rsid="003cbc93" style:font-size-asian="9pt"/>
    </style:style>
    <style:style style:name="T51" style:family="text">
      <style:text-properties officeooo:rsid="0041a1d2"/>
    </style:style>
    <style:style style:name="T52" style:family="text">
      <style:text-properties officeooo:rsid="00426fcb"/>
    </style:style>
    <style:style style:name="T53" style:family="text">
      <style:text-properties officeooo:rsid="0047895d"/>
    </style:style>
    <style:style style:name="T54" style:family="text">
      <style:text-properties officeooo:rsid="0048665c"/>
    </style:style>
    <style:style style:name="T55" style:family="text">
      <style:text-properties officeooo:rsid="004c9b2f"/>
    </style:style>
    <style:style style:name="T56" style:family="text">
      <style:text-properties officeooo:rsid="004eecbd"/>
    </style:style>
    <style:style style:name="T57" style:family="text">
      <style:text-properties officeooo:rsid="0053e0d3"/>
    </style:style>
    <style:style style:name="T58" style:family="text">
      <style:text-properties officeooo:rsid="005761c6"/>
    </style:style>
    <style:style style:name="T59" style:family="text">
      <style:text-properties officeooo:rsid="005ef25b"/>
    </style:style>
    <style:style style:name="T60" style:family="text">
      <style:text-properties officeooo:rsid="0062bc90"/>
    </style:style>
    <style:style style:name="T61" style:family="text">
      <style:text-properties officeooo:rsid="00654276"/>
    </style:style>
    <style:style style:name="T62" style:family="text">
      <style:text-properties officeooo:rsid="0066e947"/>
    </style:style>
    <style:style style:name="T63" style:family="text">
      <style:text-properties officeooo:rsid="0068984c"/>
    </style:style>
    <style:style style:name="T64" style:family="text">
      <style:text-properties officeooo:rsid="00696974"/>
    </style:style>
    <style:style style:name="T65" style:family="text">
      <style:text-properties officeooo:rsid="006aa912"/>
    </style:style>
    <style:style style:name="T66" style:family="text">
      <style:text-properties officeooo:rsid="00754450"/>
    </style:style>
    <style:style style:name="T67" style:family="text">
      <style:text-properties officeooo:rsid="00757dda"/>
    </style:style>
    <style:style style:name="T68" style:family="text">
      <style:text-properties officeooo:rsid="00774bc4"/>
    </style:style>
    <style:style style:name="T69" style:family="text">
      <style:text-properties officeooo:rsid="007934f0"/>
    </style:style>
    <style:style style:name="T70" style:family="text">
      <style:text-properties officeooo:rsid="007a77d1"/>
    </style:style>
    <style:style style:name="T71" style:family="text">
      <style:text-properties officeooo:rsid="007c4344"/>
    </style:style>
    <style:style style:name="T72" style:family="text">
      <style:text-properties officeooo:rsid="007d0064"/>
    </style:style>
    <style:style style:name="T73" style:family="text">
      <style:text-properties officeooo:rsid="007e94b7"/>
    </style:style>
    <style:style style:name="T74" style:family="text">
      <style:text-properties officeooo:rsid="007ea098"/>
    </style:style>
    <style:style style:name="T75" style:family="text">
      <style:text-properties officeooo:rsid="007f9dab"/>
    </style:style>
    <style:style style:name="T76" style:family="text">
      <style:text-properties officeooo:rsid="00819087"/>
    </style:style>
    <style:style style:name="T77" style:family="text">
      <style:text-properties officeooo:rsid="0082b33f"/>
    </style:style>
    <style:style style:name="T78" style:family="text">
      <style:text-properties officeooo:rsid="00832297"/>
    </style:style>
    <style:style style:name="T79" style:family="text">
      <style:text-properties officeooo:rsid="00858d29"/>
    </style:style>
    <style:style style:name="T80" style:family="text">
      <style:text-properties officeooo:rsid="00876e95"/>
    </style:style>
    <style:style style:name="T81" style:family="text">
      <style:text-properties officeooo:rsid="008e994d"/>
    </style:style>
    <style:style style:name="T82" style:family="text">
      <style:text-properties officeooo:rsid="008ff004"/>
    </style:style>
    <style:style style:name="T83" style:family="text">
      <style:text-properties officeooo:rsid="0091fec6"/>
    </style:style>
    <style:style style:name="T84" style:family="text">
      <style:text-properties officeooo:rsid="00923965"/>
    </style:style>
    <style:style style:name="T85" style:family="text">
      <style:text-properties officeooo:rsid="0093af56"/>
    </style:style>
    <style:style style:name="T86" style:family="text">
      <style:text-properties officeooo:rsid="0090c831"/>
    </style:style>
    <style:style style:name="T87" style:family="text">
      <style:text-properties officeooo:rsid="009775d7"/>
    </style:style>
    <style:style style:name="T88" style:family="text">
      <style:text-properties officeooo:rsid="009829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30690262" text:style-name="Outline">
        <text:list-item>
          <text:h text:style-name="P139" text:outline-level="1">Execution policy reference</text:h>
          <text:list>
            <text:list-item>
              <text:h text:style-name="Heading_20_2" text:outline-level="2">Execution Policy Elements</text:h>
              <text:list>
                <text:list-item>
                  <text:h text:style-name="Heading_20_3" text:outline-level="3">NOT</text:h>
                </text:list-item>
              </text:list>
            </text:list-item>
          </text:list>
        </text:list-item>
      </text:list>
      <text:p text:style-name="Standard">Negates a test</text:p>
      <text:p text:style-name="Standard"/>
      <text:p text:style-name="Standard">Class name: <text:a xlink:type="simple" xlink:href="https://www.jppf.org/javadoc/6.1/index.html?org/jppf/node/policy/ExecutionPolicy.NotRule.html" text:style-name="Internet_20_link" text:visited-style-name="Visited_20_Internet_20_Link"><text:span text:style-name="T1">ExecutionPolicy.Not</text:span></text:a><text:a xlink:type="simple" xlink:href="https://www.jppf.org/javadoc/6.1/index.html?org/jppf/node/policy/ExecutionPolicy.NotRule.html" text:style-name="Internet_20_link" text:visited-style-name="Visited_20_Internet_20_Link"><text:span text:style-name="T12">Rule</text:span></text:a></text:p>
      <text:p text:style-name="Standard">Usage:</text:p>
      <text:p text:style-name="Code_20_block"><text:span text:style-name="Code_20_char">policy = otherPolicy.not();</text:span></text:p>
      <text:p text:style-name="Standard"/>
      <text:p text:style-name="Standard">XML Element: <text:span text:style-name="T1">&lt;NOT&gt;</text:span></text:p>
      <text:p text:style-name="Standard">Nested element: any other policy element, min = 1, max = 1</text:p>
      <text:p text:style-name="Standard">Usage:</text:p>
      <text:p text:style-name="Code_20_block">&lt;NOT&gt;</text:p>
      <text:p text:style-name="Code_20_block"><text:s text:c="2"/>&lt;Equal ignoreCase="true" valueType="string"&gt;</text:p>
      <text:p text:style-name="Code_20_block"><text:s text:c="4"/>&lt;Property&gt;some.property&lt;/Property&gt;</text:p>
      <text:p text:style-name="Code_20_block"><text:s text:c="4"/>&lt;Value&gt;some value here&lt;/Value&gt;</text:p>
      <text:p text:style-name="Code_20_block"><text:s text:c="2"/>&lt;/Equal&gt;</text:p>
      <text:p text:style-name="Code_20_block">&lt;/NOT&gt;</text:p>
      <text:list xml:id="list72147046451478" text:continue-numbering="true" text:style-name="Outline">
        <text:list-item>
          <text:list>
            <text:list-item>
              <text:list>
                <text:list-item>
                  <text:h text:style-name="Heading_20_3" text:outline-level="3">AND</text:h>
                </text:list-item>
              </text:list>
            </text:list-item>
          </text:list>
        </text:list-item>
      </text:list>
      <text:p text:style-name="Standard">Combines multiple tests through a logical AND operator</text:p>
      <text:p text:style-name="Standard"/>
      <text:p text:style-name="Standard">Class name: <text:a xlink:type="simple" xlink:href="https://www.jppf.org/javadoc/6.1/index.html?org/jppf/node/policy/ExecutionPolicy.AndRule.html" text:style-name="Internet_20_link" text:visited-style-name="Visited_20_Internet_20_Link"><text:span text:style-name="T1">ExecutionPolicy.And</text:span></text:a><text:a xlink:type="simple" xlink:href="https://www.jppf.org/javadoc/6.1/index.html?org/jppf/node/policy/ExecutionPolicy.AndRule.html" text:style-name="Internet_20_link" text:visited-style-name="Visited_20_Internet_20_Link"><text:span text:style-name="T12">Rule</text:span></text:a></text:p>
      <text:p text:style-name="Standard">Usage:</text:p>
      <text:p text:style-name="Code_20_block">policy = policy1.and(policy2).and(policy3);</text:p>
      <text:p text:style-name="Code_20_block">policy = policy1.and(policy2, policy3);</text:p>
      <text:p text:style-name="Standard"/>
      <text:p text:style-name="Standard">XML Element: <text:span text:style-name="T1">&lt;AND&gt;</text:span></text:p>
      <text:p text:style-name="Standard">Nested element: any other policy element, min = 2, max = unbounded</text:p>
      <text:p text:style-name="Standard">Usage:</text:p>
      <text:p text:style-name="Standard"/>
      <text:p text:style-name="Code_20_block">&lt;AND&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3"/>&lt;LessThan&gt;</text:p>
      <text:p text:style-name="Code_20_block"><text:s text:c="3"/>&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AND&gt;</text:p>
      <text:list xml:id="list72147960147643" text:continue-numbering="true" text:style-name="Outline">
        <text:list-item>
          <text:list>
            <text:list-item>
              <text:list>
                <text:list-item>
                  <text:h text:style-name="Heading_20_3" text:outline-level="3">OR</text:h>
                </text:list-item>
              </text:list>
            </text:list-item>
          </text:list>
        </text:list-item>
      </text:list>
      <text:p text:style-name="Standard">Combines multiple tests through a logical OR operator</text:p>
      <text:p text:style-name="Standard"/>
      <text:p text:style-name="Standard">Class name: <text:a xlink:type="simple" xlink:href="https://www.jppf.org/javadoc/6.1/index.html?org/jppf/node/policy/ExecutionPolicy.OrRule.html" text:style-name="Internet_20_link" text:visited-style-name="Visited_20_Internet_20_Link"><text:span text:style-name="T1">ExecutionPolicy.Or</text:span></text:a><text:a xlink:type="simple" xlink:href="https://www.jppf.org/javadoc/6.1/index.html?org/jppf/node/policy/ExecutionPolicy.OrRule.html" text:style-name="Internet_20_link" text:visited-style-name="Visited_20_Internet_20_Link"><text:span text:style-name="T12">Rule</text:span></text:a></text:p>
      <text:p text:style-name="Standard">Usage:</text:p>
      <text:p text:style-name="Code_20_block">policy = policy1.or(policy2).or(policy3);</text:p>
      <text:p text:style-name="Code_20_block">policy = policy1.or(policy2, policy3);</text:p>
      <text:p text:style-name="Standard"/>
      <text:p text:style-name="Standard">XML Element: <text:span text:style-name="T1">&lt;OR&gt;</text:span></text:p>
      <text:p text:style-name="Standard">Nested element: any other policy element, min = 2, max = unbounded</text:p>
      <text:p text:style-name="Standard">Usage:</text:p>
      <text:p text:style-name="Code_20_block">&lt;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oft-page-brea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OR&gt;</text:p>
      <text:list xml:id="list72147834812987" text:continue-numbering="true" text:style-name="Outline">
        <text:list-item>
          <text:list>
            <text:list-item>
              <text:list>
                <text:list-item>
                  <text:h text:style-name="Heading_20_3" text:outline-level="3">XOR</text:h>
                </text:list-item>
              </text:list>
            </text:list-item>
          </text:list>
        </text:list-item>
      </text:list>
      <text:p text:style-name="Standard">Combines multiple tests through a logical XOR operator</text:p>
      <text:p text:style-name="Standard"/>
      <text:p text:style-name="Standard">Class name: <text:a xlink:type="simple" xlink:href="https://www.jppf.org/javadoc/6.1/index.html?org/jppf/node/policy/ExecutionPolicy.XorRule.html" text:style-name="Internet_20_link" text:visited-style-name="Visited_20_Internet_20_Link"><text:span text:style-name="T1">ExecutionPolicy.Xor</text:span></text:a><text:a xlink:type="simple" xlink:href="https://www.jppf.org/javadoc/6.1/index.html?org/jppf/node/policy/ExecutionPolicy.XorRule.html" text:style-name="Internet_20_link" text:visited-style-name="Visited_20_Internet_20_Link"><text:span text:style-name="T12">Rule</text:span></text:a></text:p>
      <text:p text:style-name="Standard">Usage:</text:p>
      <text:p text:style-name="Code_20_block">policy = policy1.xor(policy2).xor(policy3);</text:p>
      <text:p text:style-name="Code_20_block">policy = policy1.xor(policy2, policy3);</text:p>
      <text:p text:style-name="Standard"/>
      <text:p text:style-name="Standard">XML Element: <text:span text:style-name="T1">&lt;XOR&gt;</text:span></text:p>
      <text:p text:style-name="Standard">Nested element: any other policy element, min = 2, max = unbounded</text:p>
      <text:p text:style-name="Standard">Usage:</text:p>
      <text:p text:style-name="Code_20_block">&lt;XOR&gt;</text:p>
      <text:p text:style-name="Code_20_block"><text:s text:c="2"/>&lt;Equal ignoreCase="true" valueType="string"&gt;</text:p>
      <text:p text:style-name="Code_20_block"><text:s text:c="4"/>&lt;Property&gt;some.property.1&lt;/Property&gt;</text:p>
      <text:p text:style-name="Code_20_block"><text:s text:c="4"/>&lt;Value&gt;some value here&lt;/Value&gt;</text:p>
      <text:p text:style-name="Code_20_block"><text:s text:c="2"/>&lt;/Equal&gt;</text:p>
      <text:p text:style-name="Code_20_block"><text:s text:c="2"/>&lt;LessThan&gt;</text:p>
      <text:p text:style-name="Code_20_block"><text:s text:c="4"/>&lt;Property&gt;some.property.2&lt;/Property&gt;</text:p>
      <text:p text:style-name="Code_20_block"><text:s text:c="4"/>&lt;Value&gt;100&lt;/Value&gt;</text:p>
      <text:p text:style-name="Code_20_block"><text:s text:c="2"/>&lt;/LessThan&gt;</text:p>
      <text:p text:style-name="Code_20_block"><text:s text:c="2"/>&lt;Contains ignoreCase="true" valueType="string"&gt;</text:p>
      <text:p text:style-name="Code_20_block"><text:s text:c="4"/>&lt;Property&gt;some.property.3&lt;/Property&gt;</text:p>
      <text:p text:style-name="Code_20_block"><text:s text:c="4"/>&lt;Value&gt;substring&lt;/Value&gt;</text:p>
      <text:p text:style-name="Code_20_block"><text:s text:c="2"/>&lt;/Contains&gt;</text:p>
      <text:p text:style-name="Code_20_block">&lt;/XOR&gt;</text:p>
      <text:list xml:id="list72147877425810" text:continue-numbering="true" text:style-name="Outline">
        <text:list-item>
          <text:list>
            <text:list-item>
              <text:list>
                <text:list-item>
                  <text:h text:style-name="Heading_20_3" text:outline-level="3">Equal</text:h>
                </text:list-item>
              </text:list>
            </text:list-item>
          </text:list>
        </text:list-item>
      </text:list>
      <text:p text:style-name="Standard">Performs a test of type ''<text:span text:style-name="T67">a</text:span> = <text:span text:style-name="T67">b</text:span>''. The value can be either numeric, boolean or a string. <text:s text:c="5"/></text:p>
      <text:p text:style-name="Standard"/>
      <text:p text:style-name="Standard">Class name: <text:a xlink:type="simple" xlink:href="https://www.jppf.org/javadoc/6.1/index.html?org/jppf/node/policy/Equal.html" text:style-name="Internet_20_link" text:visited-style-name="Visited_20_Internet_20_Link"><text:span text:style-name="T1">Equal</text:span></text:a></text:p>
      <text:p text:style-name="Standard">Constructors:</text:p>
      <text:p text:style-name="P96">public Equal(ValueType valueType, String propertyNameOrExpression, String <text:span text:style-name="T68">value</text:span>)</text:p>
      <text:p text:style-name="P97">Equal(String <text:span text:style-name="T66">propertyNameOrExpression</text:span>, boolean ignoreCase, String value)</text:p>
      <text:p text:style-name="P97">Equal(String <text:span text:style-name="T66">propertyNameOrExpression</text:span>, double value)</text:p>
      <text:p text:style-name="P97">Equal(String <text:span text:style-name="T66">propertyNameOrExpression</text:span>, boolean value)</text:p>
      <text:p text:style-name="Standard">Usage:</text:p>
      <text:p text:style-name="P97">policy = new Equal(<text:span text:style-name="T66">ValueType.NUMERIC, </text:span>"<text:span text:style-name="T66">jppf.processing.threads</text:span>",</text:p>
      <text:p text:style-name="P97"><text:s text:c="2"/>"<text:span text:style-name="T66">$S{ 2 * ${availableProcessors} }$</text:span>");</text:p>
      <text:p text:style-name="Code_20_block">policy = new Equal("some.property", true, "some_value");</text:p>
      <text:p text:style-name="Code_20_block">policy = new Equal("<text:span text:style-name="T67">$script{ 2 * ${</text:span>some.property<text:span text:style-name="T67">} }$</text:span>", 15);</text:p>
      <text:p text:style-name="Code_20_block">policy = new Equal("some.property", true);</text:p>
      <text:p text:style-name="Standard"/>
      <text:p text:style-name="Standard">XML Element: <text:span text:style-name="T1">&lt;Equal&gt;</text:span></text:p>
      <text:p text:style-name="Standard">Attributes:</text:p>
      <text:p text:style-name="Standard"><text:s text:c="2"/>ignoreCase: one of "true" or "false", optional, defaults to "false"</text:p>
      <text:p text:style-name="Standard"><text:s text:c="2"/>valueType: one of "string", "numeric" or "boolean", optional, defaults to "string"</text:p>
      <text:p text:style-name="Standard">Nested elements:</text:p>
      <text:p text:style-name="P58"><text:s text:c="2"/><text:span text:style-name="T1">&lt;Property&gt;</text:span> : name of a node property <text:span text:style-name="T78">or expression of the related type</text:span>, min = 1, max = 1</text:p>
      <text:p text:style-name="P58"><text:s text:c="2"/><text:span text:style-name="T1">&lt;Value&gt;</text:span> : <text:span text:style-name="T78">literal </text:span>value <text:span text:style-name="T78">or expression of the related type <text:s/></text:span>to compare with, min = 1, max = 1</text:p>
      <text:p text:style-name="P58"/>
      <text:p text:style-name="Standard">Usage:</text:p>
      <text:p text:style-name="P98">&lt;Equal valueType="<text:span text:style-name="T67">numeric</text:span>"&gt;</text:p>
      <text:p text:style-name="P98"><text:s text:c="2"/>&lt;Property&gt;<text:span text:style-name="T66">jppf.processing.threads</text:span>&lt;/Property&gt;</text:p>
      <text:p text:style-name="P98"><text:s text:c="2"/>&lt;Value&gt;<text:span text:style-name="T66">$script{ 2 * ${availableProcessors} }$</text:span>&lt;/Value&gt;</text:p>
      <text:p text:style-name="P98">&lt;/Equal&gt;</text:p>
      <text:p text:style-name="P47"/>
      <text:p text:style-name="P120">&lt;Equal ignoreCase="true" valueType="string"&gt;</text:p>
      <text:p text:style-name="P98"><text:s text:c="2"/>&lt;Property&gt;some.property&lt;/Property&gt;</text:p>
      <text:p text:style-name="P98"><text:s text:c="2"/>&lt;Value&gt;some value here&lt;/Value&gt;</text:p>
      <text:p text:style-name="P98">&lt;/Equal&gt;</text:p>
      <text:p text:style-name="P47"/>
      <text:p text:style-name="P98">&lt;Equal valueType="<text:span text:style-name="T67">numeric</text:span>"&gt;</text:p>
      <text:p text:style-name="P98"><text:s text:c="2"/>&lt;Property&gt;<text:span text:style-name="T67">$script{ 2 * ${</text:span>some.property<text:span text:style-name="T67">} }$</text:span>&lt;/Property&gt;</text:p>
      <text:p text:style-name="P98"><text:s text:c="2"/>&lt;Value&gt;<text:span text:style-name="T67">15</text:span>&lt;/Value&gt;</text:p>
      <text:p text:style-name="P98">&lt;/Equal&gt;</text:p>
      <text:p text:style-name="P47"/>
      <text:p text:style-name="P98">&lt;Equal valueType="<text:span text:style-name="T67">boolean</text:span>"&gt;</text:p>
      <text:p text:style-name="P98"><text:s text:c="2"/>&lt;Property&gt;some.property&lt;/Property&gt;</text:p>
      <text:p text:style-name="P98"><text:s text:c="2"/>&lt;Value&gt;<text:span text:style-name="T67">true</text:span>&lt;/Value&gt;</text:p>
      <text:p text:style-name="P98">&lt;/Equal&gt;</text:p>
      <text:list xml:id="list72146793968353" text:continue-numbering="true" text:style-name="Outline">
        <text:list-item>
          <text:list>
            <text:list-item>
              <text:list>
                <text:list-item>
                  <text:h text:style-name="Heading_20_3" text:outline-level="3">LessThan</text:h>
                </text:list-item>
              </text:list>
            </text:list-item>
          </text:list>
        </text:list-item>
      </text:list>
      <text:p text:style-name="Standard">Performs a test of type ''<text:span text:style-name="T68">a</text:span> &lt; <text:span text:style-name="T68">b</text:span>''</text:p>
      <text:p text:style-name="Standard">The value<text:span text:style-name="T68">s</text:span> can only be numeric.</text:p>
      <text:p text:style-name="Standard"/>
      <text:p text:style-name="Standard">Class name: <text:a xlink:type="simple" xlink:href="https://www.jppf.org/javadoc/6.1/index.html?org/jppf/node/policy/LessThan.html" text:style-name="Internet_20_link" text:visited-style-name="Visited_20_Internet_20_Link"><text:span text:style-name="T1">LessThan</text:span></text:a></text:p>
      <text:p text:style-name="Standard">Constructor:</text:p>
      <text:p text:style-name="P99">LessThan(String <text:span text:style-name="T66">propertyNameOrExpression</text:span>, double value)</text:p>
      <text:p text:style-name="P99">LessThan(String <text:span text:style-name="T66">propertyNameOrExpression</text:span>, <text:span text:style-name="T68">String expression</text:span>)</text:p>
      <text:p text:style-name="Standard">Usage:</text:p>
      <text:p text:style-name="P99">policy = new LessThan("some.property", 15.50);</text:p>
      <text:p text:style-name="P99">policy = new LessThan("some.property", <text:span text:style-name="T68">"$script{ 10 + 5.5 }$"</text:span>); </text:p>
      <text:p text:style-name="Standard"/>
      <text:p text:style-name="Standard">XML Element: <text:span text:style-name="T1">&lt;LessThan&gt;</text:span></text:p>
      <text:p text:style-name="Standard">Nested elements:</text:p>
      <text:p text:style-name="P58"><text:s text:c="2"/><text:span text:style-name="T1">&lt;Property&gt;</text:span> : name of a node property <text:span text:style-name="T78">or numeric expression</text:span>, min = 1, max = 1</text:p>
      <text:p text:style-name="P58"><text:s text:c="2"/><text:span text:style-name="T1">&lt;Value&gt;</text:span> : <text:span text:style-name="T78">literal </text:span>value <text:span text:style-name="T78">or expression </text:span>to compare with, min = 1, max = 1</text:p>
      <text:p text:style-name="P58">Usage:</text:p>
      <text:p text:style-name="Code_20_block">&lt;LessThan&gt;</text:p>
      <text:p text:style-name="Code_20_block"><text:s text:c="2"/>&lt;Property&gt;some.property&lt;/Property&gt;</text:p>
      <text:p text:style-name="Code_20_block"><text:s text:c="2"/>&lt;Value&gt;15.50&lt;/Value&gt;</text:p>
      <text:p text:style-name="Code_20_block">&lt;/LessThan&gt;</text:p>
      <text:p text:style-name="Standard"/>
      <text:p text:style-name="P99">&lt;LessThan&gt;</text:p>
      <text:p text:style-name="P99"><text:s text:c="2"/>&lt;Property&gt;some.property&lt;/Property&gt;</text:p>
      <text:p text:style-name="P99"><text:s text:c="2"/>&lt;Value&gt;<text:span text:style-name="T68">$script{ 10 + 5.5 }$</text:span>&lt;/Value&gt;</text:p>
      <text:p text:style-name="P99">&lt;/LessThan&gt;</text:p>
      <text:list xml:id="list72147130627511" text:continue-numbering="true" text:style-name="Outline">
        <text:list-item>
          <text:list>
            <text:list-item>
              <text:list>
                <text:list-item>
                  <text:h text:style-name="Heading_20_3" text:outline-level="3">AtMost</text:h>
                </text:list-item>
              </text:list>
            </text:list-item>
          </text:list>
        </text:list-item>
      </text:list>
      <text:p text:style-name="Standard">Performs a test of type ''<text:span text:style-name="T68">a </text:span>&lt;= <text:span text:style-name="T68">b</text:span>''</text:p>
      <text:p text:style-name="Standard">The value can only be numeric.</text:p>
      <text:p text:style-name="Standard"/>
      <text:p text:style-name="Standard">Class name: <text:a xlink:type="simple" xlink:href="https://www.jppf.org/javadoc/6.1/index.html?org/jppf/node/policy/AtMost.html" text:style-name="Internet_20_link" text:visited-style-name="Visited_20_Internet_20_Link"><text:span text:style-name="T1">AtMost</text:span></text:a></text:p>
      <text:p text:style-name="Standard">Constructor:</text:p>
      <text:p text:style-name="P99">AtMost(String <text:span text:style-name="T66">propertyNameOrExpression</text:span>, double value)</text:p>
      <text:p text:style-name="P99"><text:span text:style-name="T68">AtMost</text:span>(String <text:span text:style-name="T66">propertyNameOrExpression</text:span>, <text:span text:style-name="T68">String expression</text:span>)</text:p>
      <text:p text:style-name="P48">Usage:</text:p>
      <text:p text:style-name="Code_20_block">policy = new AtMost("some.property", 15.<text:span text:style-name="T68">50</text:span>);</text:p>
      <text:p text:style-name="P99">policy = new <text:span text:style-name="T68">AtMost</text:span>("some.property", <text:span text:style-name="T68">"$script{ 10 + 5.5 }$"</text:span>); </text:p>
      <text:p text:style-name="P48"/>
      <text:p text:style-name="Standard">XML Element: <text:span text:style-name="T1">&lt;AtMost&gt;</text:span></text:p>
      <text:p text:style-name="Standard">Nested elements:</text:p>
      <text:p text:style-name="P58"><text:s text:c="2"/><text:span text:style-name="T1">&lt;Property&gt;</text:span> : name of a node property <text:span text:style-name="T78">or numeric expression</text:span>, min = 1, max = 1</text:p>
      <text:p text:style-name="P58"><text:s text:c="2"/><text:span text:style-name="T1">&lt;Value&gt;</text:span> : <text:span text:style-name="T78">literal </text:span>value <text:span text:style-name="T78">or expression </text:span>to compare with, min = 1, max = 1</text:p>
      <text:p text:style-name="P58"/>
      <text:p text:style-name="Standard">Usage:</text:p>
      <text:p text:style-name="Code_20_block">&lt;AtMost&gt;</text:p>
      <text:p text:style-name="Code_20_block"><text:s text:c="2"/>&lt;Property&gt;some.property&lt;/Property&gt;</text:p>
      <text:p text:style-name="Code_20_block"><text:s text:c="2"/>&lt;Value&gt;15.49&lt;/Value&gt;</text:p>
      <text:p text:style-name="Code_20_block">&lt;/AtMost&gt;</text:p>
      <text:p text:style-name="Standard"/>
      <text:p text:style-name="P48"/>
      <text:p text:style-name="P121">&lt;<text:span text:style-name="T68">AtMost</text:span>&gt;</text:p>
      <text:p text:style-name="P99"><text:s text:c="2"/>&lt;Property&gt;some.property&lt;/Property&gt;</text:p>
      <text:p text:style-name="P99"><text:s text:c="2"/>&lt;Value&gt;<text:span text:style-name="T68">$script{ 10 + 5.5 }$</text:span>&lt;/Value&gt;</text:p>
      <text:p text:style-name="P99">&lt;/<text:span text:style-name="T68">AtMost&gt;</text:span></text:p>
      <text:list xml:id="list72147339017146" text:continue-numbering="true" text:style-name="Outline">
        <text:list-item>
          <text:list>
            <text:list-item>
              <text:list>
                <text:list-item>
                  <text:h text:style-name="Heading_20_3" text:outline-level="3">MoreThan</text:h>
                </text:list-item>
              </text:list>
            </text:list-item>
          </text:list>
        </text:list-item>
      </text:list>
      <text:p text:style-name="Standard">Performs a test of type ''<text:span text:style-name="T68">a</text:span> &gt; <text:span text:style-name="T68">b</text:span>''</text:p>
      <text:p text:style-name="Standard">The value can only be numeric.</text:p>
      <text:p text:style-name="Standard"/>
      <text:p text:style-name="Standard">Class name: <text:a xlink:type="simple" xlink:href="https://www.jppf.org/javadoc/6.1/index.html?org/jppf/node/policy/MoreThan.html" text:style-name="Internet_20_link" text:visited-style-name="Visited_20_Internet_20_Link"><text:span text:style-name="T1">MoreThan</text:span></text:a></text:p>
      <text:p text:style-name="Standard">Constructor:</text:p>
      <text:p text:style-name="P99">MoreThan(String <text:span text:style-name="T66">propertyNameOrExpression</text:span>, double value)</text:p>
      <text:p text:style-name="P99">MoreThan(String <text:span text:style-name="T66">propertyNameOrExpression</text:span>, <text:span text:style-name="T68">String expression</text:span>)</text:p>
      <text:p text:style-name="P48">Usage:</text:p>
      <text:p text:style-name="Code_20_block">policy = new MoreThan("some.property", 15.50);</text:p>
      <text:p text:style-name="P99">policy = new MoreThan("some.property", <text:span text:style-name="T68">"$script{ 10 + 5.5 }$"</text:span>); </text:p>
      <text:p text:style-name="P48"/>
      <text:p text:style-name="Standard">XML Element: <text:span text:style-name="T1">&lt;MoreThan&gt;</text:span></text:p>
      <text:p text:style-name="Standard">Nested elements:</text:p>
      <text:p text:style-name="P58"><text:s text:c="2"/><text:span text:style-name="T1">&lt;Property&gt;</text:span> : name of a node property <text:span text:style-name="T78">or numeric expression</text:span>, min = 1, max = 1</text:p>
      <text:p text:style-name="P58"><text:s text:c="2"/><text:span text:style-name="T1">&lt;Value&gt;</text:span> : <text:span text:style-name="T78">literal </text:span>value <text:span text:style-name="T78">or expression </text:span>to compare with, min = 1, max = 1</text:p>
      <text:p text:style-name="P58">Usage:</text:p>
      <text:p text:style-name="Code_20_block">&lt;MoreThan&gt;</text:p>
      <text:p text:style-name="Code_20_block"><text:s text:c="2"/>&lt;Property&gt;some.property&lt;/Property&gt;</text:p>
      <text:p text:style-name="Code_20_block"><text:s text:c="2"/>&lt;Value&gt;15.50&lt;/Value&gt;</text:p>
      <text:p text:style-name="Code_20_block">&lt;/MoreThan&gt;</text:p>
      <text:p text:style-name="Standard"/>
      <text:p text:style-name="P99">&lt;MoreThan&gt;</text:p>
      <text:p text:style-name="P99"><text:s text:c="2"/>&lt;Property&gt;some.property&lt;/Property&gt;</text:p>
      <text:p text:style-name="P99"><text:s text:c="2"/>&lt;Value&gt;<text:span text:style-name="T68">$script{ 10 + 5.5 }$</text:span>&lt;/Value&gt;</text:p>
      <text:p text:style-name="P99">&lt;/MoreThan<text:span text:style-name="T68">&gt;</text:span></text:p>
      <text:list xml:id="list72147500714340" text:continue-numbering="true" text:style-name="Outline">
        <text:list-item>
          <text:list>
            <text:list-item>
              <text:list>
                <text:list-item>
                  <text:h text:style-name="Heading_20_3" text:outline-level="3">AtLeast</text:h>
                </text:list-item>
              </text:list>
            </text:list-item>
          </text:list>
        </text:list-item>
      </text:list>
      <text:p text:style-name="Standard">Performs a test of type ''property_value &gt;= value''</text:p>
      <text:p text:style-name="Standard">The value can only be numeric.</text:p>
      <text:p text:style-name="Standard"/>
      <text:p text:style-name="Standard">Class name: <text:a xlink:type="simple" xlink:href="https://www.jppf.org/javadoc/6.1/index.html?org/jppf/node/policy/AtLeast.html" text:style-name="Internet_20_link" text:visited-style-name="Visited_20_Internet_20_Link"><text:span text:style-name="T1">AtLeast</text:span></text:a></text:p>
      <text:p text:style-name="Standard">Constructor:</text:p>
      <text:p text:style-name="P100">AtLeast(String <text:span text:style-name="T66">propertyNameOrExpression</text:span>, double value)</text:p>
      <text:p text:style-name="P100">AtLeast(String <text:span text:style-name="T66">propertyNameOrExpression</text:span>, <text:span text:style-name="T68">String expression</text:span>)</text:p>
      <text:p text:style-name="P49">Usage:</text:p>
      <text:p text:style-name="Code_20_block">policy = new AtLeast("some.property", 15.51);</text:p>
      <text:p text:style-name="P100">policy = new AtLeast("some.property", <text:span text:style-name="T68">"$script{ 10 + 5.5 }$"</text:span>); </text:p>
      <text:p text:style-name="P49"/>
      <text:p text:style-name="Standard">XML Element: <text:span text:style-name="T1">&lt;AtLeast&gt;</text:span></text:p>
      <text:p text:style-name="Standard">Nested elements:</text:p>
      <text:p text:style-name="Standard"><text:s text:c="2"/><text:span text:style-name="T1">&lt;Property&gt;</text:span> : name of a node property <text:span text:style-name="T78">or numeric expression</text:span>, min = 1, max = 1</text:p>
      <text:p text:style-name="Standard"><text:s text:c="2"/><text:span text:style-name="T1">&lt;Value&gt;</text:span> : <text:span text:style-name="T78">literal </text:span>value <text:span text:style-name="T78">or expression </text:span>to compare with, min = 1, max = 1</text:p>
      <text:p text:style-name="Standard">Usage:</text:p>
      <text:p text:style-name="Code_20_block">&lt;AtLeast&gt;</text:p>
      <text:p text:style-name="Code_20_block"><text:s text:c="2"/>&lt;Property&gt;some.property&lt;/Property&gt;</text:p>
      <text:p text:style-name="Code_20_block"><text:s text:c="2"/>&lt;Value&gt;15.51&lt;/Value&gt;</text:p>
      <text:p text:style-name="Code_20_block">&lt;/AtLeast&gt;</text:p>
      <text:p text:style-name="Standard"/>
      <text:p text:style-name="P100">&lt;AtLeast&gt;</text:p>
      <text:p text:style-name="P100"><text:s text:c="2"/>&lt;Property&gt;some.property&lt;/Property&gt;</text:p>
      <text:p text:style-name="P100"><text:s text:c="2"/>&lt;Value&gt;<text:span text:style-name="T68">$script{ 10 + 5.5 }$</text:span>&lt;/Value&gt;</text:p>
      <text:p text:style-name="P100">&lt;/AtLeast<text:span text:style-name="T68">&gt;</text:span></text:p>
      <text:list xml:id="list72147342360831" text:continue-numbering="true" text:style-name="Outline">
        <text:list-item>
          <text:list>
            <text:list-item>
              <text:list>
                <text:list-item>
                  <text:h text:style-name="Heading_20_3" text:outline-level="3">BetweenII</text:h>
                </text:list-item>
              </text:list>
            </text:list-item>
          </text:list>
        </text:list-item>
      </text:list>
      <text:p text:style-name="Standard">Performs a test of type ''<text:span text:style-name="T69">a &lt;= value &lt;= b</text:span>'' (range interval with lower and upper bounds included)</text:p>
      <text:p text:style-name="Standard">The values a and b can only be numeric.</text:p>
      <text:p text:style-name="Standard"/>
      <text:p text:style-name="Standard"/>
      <text:p text:style-name="P117">Class name: <text:a xlink:type="simple" xlink:href="https://www.jppf.org/javadoc/6.1/index.html?org/jppf/node/policy/BetweenII.html" text:style-name="Internet_20_link" text:visited-style-name="Visited_20_Internet_20_Link"><text:span text:style-name="T1">BetweenII</text:span></text:a></text:p>
      <text:p text:style-name="Standard">Constructor<text:span text:style-name="T70">s</text:span>:</text:p>
      <text:p text:style-name="P101">BetweenII(String <text:span text:style-name="T66">propertyNameOrExpression</text:span>, double a, double b)</text:p>
      <text:p text:style-name="P101">BetweenII(String <text:span text:style-name="T66">propertyNameOrExpression</text:span>, <text:span text:style-name="T70">String</text:span> a, double b)</text:p>
      <text:p text:style-name="P101">BetweenII(String <text:span text:style-name="T66">propertyNameOrExpression</text:span>, double a, <text:span text:style-name="T70">String</text:span> b)</text:p>
      <text:p text:style-name="P101">BetweenII(String <text:span text:style-name="T66">propertyNameOrExpression</text:span>, <text:span text:style-name="T70">String</text:span> a, <text:span text:style-name="T70">String</text:span> b)</text:p>
      <text:p text:style-name="P50">Usage:</text:p>
      <text:p text:style-name="Code_20_block">policy = new BetweenII("<text:span text:style-name="T71">my</text:span>.prop<text:span text:style-name="T71">"</text:span>, 1, 3);</text:p>
      <text:p text:style-name="P102">policy = new BetweenII("<text:span text:style-name="T67">$script{2 * ${other</text:span>.prop<text:span text:style-name="T67">}}$"</text:span>, <text:span text:style-name="T68">"$script{1 + 0.5}$"</text:span>, 3);</text:p>
      <text:p text:style-name="P102">policy = new BetweenII("<text:span text:style-name="T71">my</text:span>.prop<text:span text:style-name="T71">"</text:span>, 1, <text:span text:style-name="T68">"$script{2 * ${other.prop}}$"</text:span>);</text:p>
      <text:p text:style-name="P102">policy = new BetweenII("<text:span text:style-name="T71">my</text:span>.prop<text:span text:style-name="T71">"</text:span>, "<text:span text:style-name="T67">$script{2 * ${</text:span>prop<text:span text:style-name="T71">1}}$"</text:span>, <text:span text:style-name="T68">"${prop2}"</text:span>);</text:p>
      <text:p text:style-name="P51"/>
      <text:p text:style-name="Standard">XML Element: <text:span text:style-name="T1">&lt;BetweenII&gt;</text:span></text:p>
      <text:p text:style-name="Standard">Nested elements:</text:p>
      <text:p text:style-name="P58"><text:s text:c="2"/><text:span text:style-name="T1">&lt;Property&gt;</text:span> : name of a node property <text:span text:style-name="T77">or numeric expression</text:span>, min = 1, max = 1</text:p>
      <text:p text:style-name="P58"><text:s text:c="2"/><text:span text:style-name="T1">&lt;Value&gt;</text:span> : <text:span text:style-name="T78">numeric literals or expressions for </text:span>the bounds of the interval, min = 2, max = 2</text:p>
      <text:p text:style-name="P58">Usage:</text:p>
      <text:p text:style-name="P103">&lt;BetweenII&gt;</text:p>
      <text:p text:style-name="P103"><text:s text:c="2"/>&lt;Property&gt;<text:span text:style-name="T72">my.prop</text:span>&lt;/Property&gt;</text:p>
      <text:p text:style-name="P103"><text:s text:c="2"/>&lt;Value&gt;<text:span text:style-name="T72">1</text:span>&lt;/Value&gt;</text:p>
      <text:p text:style-name="P103"><text:s text:c="2"/>&lt;Value&gt;3&lt;/Value&gt;</text:p>
      <text:p text:style-name="P103">&lt;/BetweenII&gt;</text:p>
      <text:p text:style-name="P52"/>
      <text:p text:style-name="P103">&lt;BetweenII&gt;</text:p>
      <text:p text:style-name="P103"><text:s text:c="2"/>&lt;Property&gt;<text:span text:style-name="T67">$script{2 * ${other</text:span>.prop<text:span text:style-name="T67">}}$</text:span>&lt;/Property&gt;</text:p>
      <text:p text:style-name="P103"><text:s text:c="2"/>&lt;Value&gt;<text:span text:style-name="T68">$script{1 + 0.5}$</text:span>&lt;/Value&gt;</text:p>
      <text:p text:style-name="P103"><text:s text:c="2"/>&lt;Value&gt;3&lt;/Value&gt;</text:p>
      <text:p text:style-name="P103">&lt;/BetweenII&gt;</text:p>
      <text:p text:style-name="P52"/>
      <text:p text:style-name="P103">&lt;BetweenII&gt;</text:p>
      <text:p text:style-name="P103"><text:s text:c="2"/>&lt;Property&gt;<text:span text:style-name="T72">my.prop</text:span>&lt;/Property&gt;</text:p>
      <text:p text:style-name="P103"><text:s text:c="2"/>&lt;Value&gt;1&lt;/Value&gt;</text:p>
      <text:p text:style-name="P103"><text:s text:c="2"/>&lt;Value&gt;<text:span text:style-name="T68">$script{2 * ${other.prop}}$</text:span>&lt;/Value&gt;</text:p>
      <text:p text:style-name="P103">&lt;/BetweenII&gt;</text:p>
      <text:p text:style-name="P52"/>
      <text:p text:style-name="P103">&lt;BetweenII&gt;</text:p>
      <text:p text:style-name="P103"><text:s text:c="2"/>&lt;Property&gt;<text:span text:style-name="T72">my.prop</text:span>&lt;/Property&gt;</text:p>
      <text:p text:style-name="P103"><text:s text:c="2"/>&lt;Value&gt;<text:span text:style-name="T67">$script{2 * ${</text:span>prop<text:span text:style-name="T71">1}}$</text:span>&lt;/Value&gt;</text:p>
      <text:p text:style-name="P103"><text:s text:c="2"/>&lt;Value&gt;<text:span text:style-name="T68">${prop2}</text:span>&lt;/Value&gt;</text:p>
      <text:p text:style-name="P103">&lt;/BetweenII&gt;</text:p>
      <text:list xml:id="list72147840479297" text:continue-numbering="true" text:style-name="Outline">
        <text:list-item>
          <text:list>
            <text:list-item>
              <text:list>
                <text:list-item>
                  <text:h text:style-name="Heading_20_3" text:outline-level="3">BetweenIE</text:h>
                </text:list-item>
              </text:list>
            </text:list-item>
          </text:list>
        </text:list-item>
      </text:list>
      <text:p text:style-name="Standard">Performs a test of type “property_value in [a, b[“ (lower bound included, upper bound excluded)</text:p>
      <text:p text:style-name="Standard">The values a and b can only be numeric.</text:p>
      <text:p text:style-name="Standard"/>
      <text:p text:style-name="Standard">Class name: <text:a xlink:type="simple" xlink:href="https://www.jppf.org/javadoc/6.1/index.html?org/jppf/node/policy/BetweenIE.html" text:style-name="Internet_20_link" text:visited-style-name="Visited_20_Internet_20_Link"><text:span text:style-name="T1">BetweenIE</text:span></text:a></text:p>
      <text:p text:style-name="Standard">Constructor:</text:p>
      <text:p text:style-name="P104">BetweenI<text:span text:style-name="T73">E</text:span>(String <text:span text:style-name="T66">propertyNameOrExpression</text:span>, double a, double b)</text:p>
      <text:p text:style-name="P104">BetweenIE(String <text:span text:style-name="T66">propertyNameOrExpression</text:span>, <text:span text:style-name="T70">String</text:span> a, double b)</text:p>
      <text:p text:style-name="P104">BetweenIE(String <text:span text:style-name="T66">propertyNameOrExpression</text:span>, double a, <text:span text:style-name="T70">String</text:span> b)</text:p>
      <text:p text:style-name="P104">BetweenIE(String <text:span text:style-name="T66">propertyNameOrExpression</text:span>, <text:span text:style-name="T70">String</text:span> a, <text:span text:style-name="T70">String</text:span> b)</text:p>
      <text:p text:style-name="P53">Usage:</text:p>
      <text:p text:style-name="P104">policy = new BetweenIE("<text:span text:style-name="T71">my</text:span>.prop<text:span text:style-name="T71">"</text:span>, 1, 3);</text:p>
      <text:p text:style-name="P104">policy = new BetweenIE("<text:span text:style-name="T67">$script{2 * ${other</text:span>.prop<text:span text:style-name="T67">}}$"</text:span>, <text:span text:style-name="T68">"$script{1 + 0.5}$"</text:span>, 3);</text:p>
      <text:p text:style-name="P104">policy = new BetweenIE("<text:span text:style-name="T71">my</text:span>.prop<text:span text:style-name="T71">"</text:span>, 1, <text:span text:style-name="T68">"$script{2 * ${other.prop}}$"</text:span>);</text:p>
      <text:p text:style-name="P104">policy = new BetweenIE("<text:span text:style-name="T71">my</text:span>.prop<text:span text:style-name="T71">"</text:span>, "<text:span text:style-name="T67">$script{2 * ${</text:span>prop<text:span text:style-name="T71">1}}$"</text:span>, <text:span text:style-name="T68">"${prop2}"</text:span>);</text:p>
      <text:p text:style-name="P53"/>
      <text:p text:style-name="Standard">XML Element: <text:span text:style-name="T1">&lt;BetweenIE&gt;</text:span></text:p>
      <text:p text:style-name="Standard">Nested elements:</text:p>
      <text:p text:style-name="P58"><text:s text:c="2"/><text:span text:style-name="T1">&lt;Property&gt;</text:span> : name of a node property <text:span text:style-name="T77">or numeric expression</text:span>, min = 1, max = 1</text:p>
      <text:p text:style-name="P58"><text:s text:c="2"/><text:span text:style-name="T1">&lt;Value&gt;</text:span> : <text:span text:style-name="T78">numeric literals or expressions for </text:span>the bounds of the interval, min = 2, max = 2</text:p>
      <text:p text:style-name="P58">Usage:</text:p>
      <text:p text:style-name="P104">&lt;BetweenIE&gt;</text:p>
      <text:p text:style-name="P104"><text:s text:c="2"/>&lt;Property&gt;<text:span text:style-name="T72">my.prop</text:span>&lt;/Property&gt;</text:p>
      <text:p text:style-name="P104"><text:s text:c="2"/>&lt;Value&gt;<text:span text:style-name="T72">1</text:span>&lt;/Value&gt;</text:p>
      <text:p text:style-name="P104"><text:s text:c="2"/>&lt;Value&gt;3&lt;/Value&gt;</text:p>
      <text:p text:style-name="P104">&lt;/BetweenIE&gt;</text:p>
      <text:p text:style-name="P53"/>
      <text:p text:style-name="P104"><text:soft-page-break/>&lt;BetweenIE&gt;</text:p>
      <text:p text:style-name="P104"><text:s text:c="2"/>&lt;Property&gt;<text:span text:style-name="T67">$script{2 * ${other</text:span>.prop<text:span text:style-name="T67">}}$</text:span>&lt;/Property&gt;</text:p>
      <text:p text:style-name="P104"><text:s text:c="2"/>&lt;Value&gt;<text:span text:style-name="T68">$script{1 + 0.5}$</text:span>&lt;/Value&gt;</text:p>
      <text:p text:style-name="P104"><text:s text:c="2"/>&lt;Value&gt;3&lt;/Value&gt;</text:p>
      <text:p text:style-name="P104">&lt;/BetweenIE&gt;</text:p>
      <text:p text:style-name="P53"/>
      <text:p text:style-name="P104">&lt;BetweenIE&gt;</text:p>
      <text:p text:style-name="P104"><text:s text:c="2"/>&lt;Property&gt;<text:span text:style-name="T72">my.prop</text:span>&lt;/Property&gt;</text:p>
      <text:p text:style-name="P104"><text:s text:c="2"/>&lt;Value&gt;1&lt;/Value&gt;</text:p>
      <text:p text:style-name="P104"><text:s text:c="2"/>&lt;Value&gt;<text:span text:style-name="T68">$script{2 * ${other.prop}}$</text:span>&lt;/Value&gt;</text:p>
      <text:p text:style-name="P104">&lt;/BetweenIE&gt;</text:p>
      <text:p text:style-name="P53"/>
      <text:p text:style-name="P104">&lt;BetweenIE&gt;</text:p>
      <text:p text:style-name="P104"><text:s text:c="2"/>&lt;Property&gt;<text:span text:style-name="T72">my.prop</text:span>&lt;/Property&gt;</text:p>
      <text:p text:style-name="P104"><text:s text:c="2"/>&lt;Value&gt;<text:span text:style-name="T67">$script{2 * ${</text:span>prop<text:span text:style-name="T71">1}}$</text:span>&lt;/Value&gt;</text:p>
      <text:p text:style-name="P104"><text:s text:c="2"/>&lt;Value&gt;<text:span text:style-name="T68">${prop2}</text:span>&lt;/Value&gt;</text:p>
      <text:p text:style-name="P104">&lt;/BetweenIE&gt;</text:p>
      <text:list xml:id="list72148485780558" text:continue-numbering="true" text:style-name="Outline">
        <text:list-item>
          <text:list>
            <text:list-item>
              <text:list>
                <text:list-item>
                  <text:h text:style-name="Heading_20_3" text:outline-level="3">BetweenEI</text:h>
                </text:list-item>
              </text:list>
            </text:list-item>
          </text:list>
        </text:list-item>
      </text:list>
      <text:p text:style-name="Standard">Performs a test of type “property_value in ]a, b]” (lower bound excluded, upper bound included)</text:p>
      <text:p text:style-name="Standard">The values a and b can only be numeric.</text:p>
      <text:p text:style-name="Standard"/>
      <text:p text:style-name="Standard">Class name: <text:a xlink:type="simple" xlink:href="https://www.jppf.org/javadoc/6.1/index.html?org/jppf/node/policy/BetweenEI.html" text:style-name="Internet_20_link" text:visited-style-name="Visited_20_Internet_20_Link"><text:span text:style-name="T1">BetweenEI</text:span></text:a></text:p>
      <text:p text:style-name="Standard">Constructor:</text:p>
      <text:p text:style-name="P104">BetweenEI(String <text:span text:style-name="T66">propertyNameOrExpression</text:span>, double a, double b)</text:p>
      <text:p text:style-name="P104">BetweenEI(String <text:span text:style-name="T66">propertyNameOrExpression</text:span>, <text:span text:style-name="T70">String</text:span> a, double b)</text:p>
      <text:p text:style-name="P104">BetweenEI(String <text:span text:style-name="T66">propertyNameOrExpression</text:span>, double a, <text:span text:style-name="T70">String</text:span> b)</text:p>
      <text:p text:style-name="P104">BetweenEI(String <text:span text:style-name="T66">propertyNameOrExpression</text:span>, <text:span text:style-name="T70">String</text:span> a, <text:span text:style-name="T70">String</text:span> b)</text:p>
      <text:p text:style-name="P53">Usage:</text:p>
      <text:p text:style-name="P104">policy = new BetweenEI("<text:span text:style-name="T71">my</text:span>.prop<text:span text:style-name="T71">"</text:span>, 1, 3);</text:p>
      <text:p text:style-name="P104">policy = new BetweenEI("<text:span text:style-name="T67">$script{2 * ${other</text:span>.prop<text:span text:style-name="T67">}}$"</text:span>, <text:span text:style-name="T68">"$script{1 + 0.5}$"</text:span>, 3);</text:p>
      <text:p text:style-name="P104">policy = new BetweenEI("<text:span text:style-name="T71">my</text:span>.prop<text:span text:style-name="T71">"</text:span>, 1, <text:span text:style-name="T68">"$script{2 * ${other.prop}}$"</text:span>);</text:p>
      <text:p text:style-name="P104">policy = new BetweenEI("<text:span text:style-name="T71">my</text:span>.prop<text:span text:style-name="T71">"</text:span>, "<text:span text:style-name="T67">$script{2 * ${</text:span>prop<text:span text:style-name="T71">1}}$"</text:span>, <text:span text:style-name="T68">"${prop2}"</text:span>);</text:p>
      <text:p text:style-name="P53"/>
      <text:p text:style-name="Standard">XML Element: <text:span text:style-name="T1">&lt;BetweenEI&gt;</text:span></text:p>
      <text:p text:style-name="Standard">Nested elements:</text:p>
      <text:p text:style-name="P58"><text:s text:c="2"/><text:span text:style-name="T1">&lt;Property&gt;</text:span> : name of a node property <text:span text:style-name="T77">or numeric expression</text:span>, min = 1, max = 1</text:p>
      <text:p text:style-name="P58"><text:s text:c="2"/><text:span text:style-name="T1">&lt;Value&gt;</text:span> : <text:span text:style-name="T78">numeric literals or expressions for </text:span>the bounds of the interval, min = 2, max = 2</text:p>
      <text:p text:style-name="P58">Usage:</text:p>
      <text:p text:style-name="P104">&lt;BetweenEI&gt;</text:p>
      <text:p text:style-name="P104"><text:s text:c="2"/>&lt;Property&gt;<text:span text:style-name="T72">my.prop</text:span>&lt;/Property&gt;</text:p>
      <text:p text:style-name="P104"><text:s text:c="2"/>&lt;Value&gt;<text:span text:style-name="T72">1</text:span>&lt;/Value&gt;</text:p>
      <text:p text:style-name="P104"><text:s text:c="2"/>&lt;Value&gt;3&lt;/Value&gt;</text:p>
      <text:p text:style-name="P104">&lt;/BetweenEI&gt;</text:p>
      <text:p text:style-name="P53"/>
      <text:p text:style-name="P104">&lt;BetweenEI&gt;</text:p>
      <text:p text:style-name="P104"><text:s text:c="2"/>&lt;Property&gt;<text:span text:style-name="T67">$script{2 * ${other</text:span>.prop<text:span text:style-name="T67">}}$</text:span>&lt;/Property&gt;</text:p>
      <text:p text:style-name="P104"><text:s text:c="2"/>&lt;Value&gt;<text:span text:style-name="T68">$script{1 + 0.5}$</text:span>&lt;/Value&gt;</text:p>
      <text:p text:style-name="P104"><text:s text:c="2"/>&lt;Value&gt;3&lt;/Value&gt;</text:p>
      <text:p text:style-name="P104">&lt;/BetweenEI&gt;</text:p>
      <text:p text:style-name="P53"/>
      <text:p text:style-name="P104">&lt;BetweenEI&gt;</text:p>
      <text:p text:style-name="P104"><text:s text:c="2"/>&lt;Property&gt;<text:span text:style-name="T72">my.prop</text:span>&lt;/Property&gt;</text:p>
      <text:p text:style-name="P104"><text:s text:c="2"/>&lt;Value&gt;1&lt;/Value&gt;</text:p>
      <text:p text:style-name="P104"><text:s text:c="2"/>&lt;Value&gt;<text:span text:style-name="T68">$script{2 * ${other.prop}}$</text:span>&lt;/Value&gt;</text:p>
      <text:p text:style-name="P104">&lt;/BetweenEI&gt;</text:p>
      <text:p text:style-name="P53"/>
      <text:p text:style-name="P104">&lt;BetweenEI&gt;</text:p>
      <text:p text:style-name="P104"><text:s text:c="2"/>&lt;Property&gt;<text:span text:style-name="T72">my.prop</text:span>&lt;/Property&gt;</text:p>
      <text:p text:style-name="P104"><text:s text:c="2"/>&lt;Value&gt;<text:span text:style-name="T67">$script{2 * ${</text:span>prop<text:span text:style-name="T71">1}}$</text:span>&lt;/Value&gt;</text:p>
      <text:p text:style-name="P104"><text:s text:c="2"/>&lt;Value&gt;<text:span text:style-name="T68">${prop2}</text:span>&lt;/Value&gt;</text:p>
      <text:p text:style-name="P104">&lt;/BetweenEI&gt;</text:p>
      <text:list xml:id="list72148429738761" text:continue-numbering="true" text:style-name="Outline">
        <text:list-item>
          <text:list>
            <text:list-item>
              <text:list>
                <text:list-item>
                  <text:h text:style-name="Heading_20_3" text:outline-level="3">BetweenEE</text:h>
                </text:list-item>
              </text:list>
            </text:list-item>
          </text:list>
        </text:list-item>
      </text:list>
      <text:p text:style-name="Standard">Performs a test of type “property_value in ]a, b[“ (lower and upper bounds excluded)</text:p>
      <text:p text:style-name="Standard">The values a and b can only be numeric.</text:p>
      <text:p text:style-name="Standard"/>
      <text:p text:style-name="Standard"><text:soft-page-break/>Class name: <text:a xlink:type="simple" xlink:href="https://www.jppf.org/javadoc/6.1/index.html?org/jppf/node/policy/BetweenEE.html" text:style-name="Internet_20_link" text:visited-style-name="Visited_20_Internet_20_Link"><text:span text:style-name="T1">BetweenEE</text:span></text:a></text:p>
      <text:p text:style-name="Standard">Constructor:</text:p>
      <text:p text:style-name="P105">BetweenEE(String <text:span text:style-name="T66">propertyNameOrExpression</text:span>, double a, double b)</text:p>
      <text:p text:style-name="P105">BetweenEE(String <text:span text:style-name="T66">propertyNameOrExpression</text:span>, <text:span text:style-name="T70">String</text:span> a, double b)</text:p>
      <text:p text:style-name="P105">BetweenEE(String <text:span text:style-name="T66">propertyNameOrExpression</text:span>, double a, <text:span text:style-name="T70">String</text:span> b)</text:p>
      <text:p text:style-name="P105">BetweenEE(String <text:span text:style-name="T66">propertyNameOrExpression</text:span>, <text:span text:style-name="T70">String</text:span> a, <text:span text:style-name="T70">String</text:span> b)</text:p>
      <text:p text:style-name="P54">Usage:</text:p>
      <text:p text:style-name="P105">policy = new BetweenEE("<text:span text:style-name="T71">my</text:span>.prop<text:span text:style-name="T71">"</text:span>, 1, 3);</text:p>
      <text:p text:style-name="P105">policy = new BetweenEE("<text:span text:style-name="T67">$script{2 * ${other</text:span>.prop<text:span text:style-name="T67">}}$"</text:span>, <text:span text:style-name="T68">"$script{1 + 0.5}$"</text:span>, 3);</text:p>
      <text:p text:style-name="P105">policy = new BetweenEE("<text:span text:style-name="T71">my</text:span>.prop<text:span text:style-name="T71">"</text:span>, 1, <text:span text:style-name="T68">"$script{2 * ${other.prop}}$"</text:span>);</text:p>
      <text:p text:style-name="P105">policy = new BetweenEE("<text:span text:style-name="T71">my</text:span>.prop<text:span text:style-name="T71">"</text:span>, "<text:span text:style-name="T67">$script{2 * ${</text:span>prop<text:span text:style-name="T71">1}}$"</text:span>, <text:span text:style-name="T68">"${prop2}"</text:span>);</text:p>
      <text:p text:style-name="P54"/>
      <text:p text:style-name="Standard">XML Element: <text:span text:style-name="T1">&lt;BetweenEE&gt;</text:span></text:p>
      <text:p text:style-name="Standard">Nested elements:</text:p>
      <text:p text:style-name="P58"><text:s text:c="2"/><text:span text:style-name="T1">&lt;Property&gt;</text:span> : name of a node property <text:span text:style-name="T77">or numeric expression</text:span>, min = 1, max = 1</text:p>
      <text:p text:style-name="Standard"><text:s text:c="2"/><text:span text:style-name="T1">&lt;Value&gt;</text:span> : <text:span text:style-name="T78">numeric literals or expressions for </text:span>the bounds of the interval, min = 2, max = 2</text:p>
      <text:p text:style-name="Standard">Usage:</text:p>
      <text:p text:style-name="P105">&lt;BetweenEE&gt;</text:p>
      <text:p text:style-name="P105"><text:s text:c="2"/>&lt;Property&gt;<text:span text:style-name="T72">my.prop</text:span>&lt;/Property&gt;</text:p>
      <text:p text:style-name="P105"><text:s text:c="2"/>&lt;Value&gt;<text:span text:style-name="T72">1</text:span>&lt;/Value&gt;</text:p>
      <text:p text:style-name="P105"><text:s text:c="2"/>&lt;Value&gt;3&lt;/Value&gt;</text:p>
      <text:p text:style-name="P105">&lt;/BetweenEE&gt;</text:p>
      <text:p text:style-name="P54"/>
      <text:p text:style-name="P105">&lt;BetweenEE&gt;</text:p>
      <text:p text:style-name="P105"><text:s text:c="2"/>&lt;Property&gt;<text:span text:style-name="T67">$script{2 * ${other</text:span>.prop<text:span text:style-name="T67">}}$</text:span>&lt;/Property&gt;</text:p>
      <text:p text:style-name="P105"><text:s text:c="2"/>&lt;Value&gt;<text:span text:style-name="T68">$script{1 + 0.5}$</text:span>&lt;/Value&gt;</text:p>
      <text:p text:style-name="P105"><text:s text:c="2"/>&lt;Value&gt;3&lt;/Value&gt;</text:p>
      <text:p text:style-name="P105">&lt;/BetweenEE&gt;</text:p>
      <text:p text:style-name="P54"/>
      <text:p text:style-name="P105">&lt;BetweenEE&gt;</text:p>
      <text:p text:style-name="P105"><text:s text:c="2"/>&lt;Property&gt;<text:span text:style-name="T72">my.prop</text:span>&lt;/Property&gt;</text:p>
      <text:p text:style-name="P105"><text:s text:c="2"/>&lt;Value&gt;1&lt;/Value&gt;</text:p>
      <text:p text:style-name="P105"><text:s text:c="2"/>&lt;Value&gt;<text:span text:style-name="T68">$script{2 * ${other.prop}}$</text:span>&lt;/Value&gt;</text:p>
      <text:p text:style-name="P105">&lt;/BetweenEE&gt;</text:p>
      <text:p text:style-name="P54"/>
      <text:p text:style-name="P105">&lt;BetweenEE&gt;</text:p>
      <text:p text:style-name="P105"><text:s text:c="2"/>&lt;Property&gt;<text:span text:style-name="T72">my.prop</text:span>&lt;/Property&gt;</text:p>
      <text:p text:style-name="P105"><text:s text:c="2"/>&lt;Value&gt;<text:span text:style-name="T67">$script{2 * ${</text:span>prop<text:span text:style-name="T71">1}}$</text:span>&lt;/Value&gt;</text:p>
      <text:p text:style-name="P105"><text:s text:c="2"/>&lt;Value&gt;<text:span text:style-name="T68">${prop2}</text:span>&lt;/Value&gt;</text:p>
      <text:p text:style-name="P105">&lt;/BetweenEE&gt;</text:p>
      <text:list xml:id="list72146725221985" text:continue-numbering="true" text:style-name="Outline">
        <text:list-item>
          <text:list>
            <text:list-item>
              <text:list>
                <text:list-item>
                  <text:h text:style-name="Heading_20_3" text:outline-level="3">Contains</text:h>
                </text:list-item>
              </text:list>
            </text:list-item>
          </text:list>
        </text:list-item>
      </text:list>
      <text:p text:style-name="Standard">Performs a test of type “'property_value contains substring”</text:p>
      <text:p text:style-name="Standard">The value can be only a string. <text:s text:c="5"/></text:p>
      <text:p text:style-name="Standard"/>
      <text:p text:style-name="Standard">Class name: <text:a xlink:type="simple" xlink:href="https://www.jppf.org/javadoc/6.1/index.html?org/jppf/node/policy/Contains.html" text:style-name="Internet_20_link" text:visited-style-name="Visited_20_Internet_20_Link"><text:span text:style-name="T1">Contains</text:span></text:a></text:p>
      <text:p text:style-name="Standard">Constructor:</text:p>
      <text:p text:style-name="P106">Contains(String <text:span text:style-name="T66">propertyNameOrExpression</text:span>, boolean ignoreCase, String <text:span text:style-name="T74">valueOrExpression</text:span>)</text:p>
      <text:p text:style-name="Standard">Usage:</text:p>
      <text:p text:style-name="Code_20_block">policy = new Contains("some.property", true, "<text:span text:style-name="T74">$script{'${otherr.prop}' + 'abc'}$"</text:span>);</text:p>
      <text:p text:style-name="Standard"/>
      <text:p text:style-name="Standard">XML Element: <text:span text:style-name="T1">&lt;Contains&gt;</text:span></text:p>
      <text:p text:style-name="Standard">Attribute: <text:span text:style-name="T1">ignoreCase</text:span>: one of "true" or "false", optional, defaults to "false"</text:p>
      <text:p text:style-name="Standard">Nested elements:</text:p>
      <text:p text:style-name="Standard"><text:s text:c="2"/><text:span text:style-name="T1">&lt;Property&gt;</text:span> : name of a node property, min = 1, max = 1</text:p>
      <text:p text:style-name="P57"><text:s text:c="2"/><text:span text:style-name="T1">&lt;Value&gt;</text:span> : <text:span text:style-name="T77">substring literal or expression t</text:span>o lookup, min = 1, max = 1</text:p>
      <text:p text:style-name="Standard">Usage:</text:p>
      <text:p text:style-name="Code_20_block">&lt;Contains ignoreCase="true"&gt;</text:p>
      <text:p text:style-name="Code_20_block"><text:s text:c="2"/>&lt;Property&gt;some.property&lt;/Property&gt;</text:p>
      <text:p text:style-name="P106"><text:s text:c="2"/>&lt;Value&gt;<text:span text:style-name="T74">$script{'${otherr.prop}' + 'abc'}$</text:span>&lt;/Value&gt;</text:p>
      <text:p text:style-name="Code_20_block">&lt;/Contains&gt;</text:p>
      <text:list xml:id="list72146752204656" text:continue-numbering="true" text:style-name="Outline">
        <text:list-item>
          <text:list>
            <text:list-item>
              <text:list>
                <text:list-item>
                  <text:h text:style-name="Heading_20_3" text:outline-level="3">OneOf</text:h>
                </text:list-item>
              </text:list>
            </text:list-item>
          </text:list>
        </text:list-item>
      </text:list>
      <text:p text:style-name="Standard">Performs a test of type “property_value in { A1, ... , An }” (discrete set). </text:p>
      <text:p text:style-name="Standard">The values A1 ... An can be either all strings or all numeric.</text:p>
      <text:p text:style-name="Standard"/>
      <text:p text:style-name="P117"/>
      <text:p text:style-name="Standard">Class name: <text:a xlink:type="simple" xlink:href="https://www.jppf.org/javadoc/6.1/index.html?org/jppf/node/policy/OneOf.html" text:style-name="Internet_20_link" text:visited-style-name="Visited_20_Internet_20_Link"><text:span text:style-name="T1">OneOf</text:span></text:a></text:p>
      <text:p text:style-name="Standard">Constructor<text:span text:style-name="T75">s</text:span>:</text:p>
      <text:p text:style-name="P107">OneOf(String <text:span text:style-name="T66">propertyNameOrExpression</text:span>, boolean ignoreCase, String...values<text:span text:style-name="T75">OrExpressiosn</text:span>)</text:p>
      <text:p text:style-name="P107">OneOf(String <text:span text:style-name="T66">propertyNameOrExpression</text:span>, double...values)</text:p>
      <text:p text:style-name="P107">OneOf(String <text:span text:style-name="T66">propertyNameOrExpression</text:span>, String...<text:span text:style-name="T75">numericV</text:span>alues<text:span text:style-name="T75">OrExpressions</text:span>)</text:p>
      <text:p text:style-name="P55">Usage:</text:p>
      <text:p text:style-name="Code_20_block">policy = new OneOf("user.language", true, "en", "fr", "it");</text:p>
      <text:p text:style-name="P107">policy = new OneOf("<text:span text:style-name="T75">$script{${prop1} + 2.1}$</text:span>", 1.2, 5.1);</text:p>
      <text:p text:style-name="P107">policy = new OneOf("<text:span text:style-name="T75">my</text:span>.prop", <text:span text:style-name="T75">"</text:span>1.2<text:span text:style-name="T75">"</text:span>, <text:span text:style-name="T75">"$script{1.2}$"</text:span>, "<text:span text:style-name="T75">$script{${other.prop} + 2.1}$</text:span>");</text:p>
      <text:p text:style-name="Standard"/>
      <text:p text:style-name="Standard">XML Element: <text:span text:style-name="T1">&lt;OneOf&gt;</text:span></text:p>
      <text:p text:style-name="Standard">Attributes:</text:p>
      <text:p text:style-name="Standard"><text:s text:c="2"/><text:span text:style-name="T1">ignoreCase</text:span>: one of "true" or "false", optional, defaults to "false"</text:p>
      <text:p text:style-name="Standard"><text:s text:c="2"/><text:span text:style-name="T1">valueType</text:span>: one of "string" or "numeric", optional, defaults to "string"</text:p>
      <text:p text:style-name="Standard">Nested elements:</text:p>
      <text:p text:style-name="Standard"><text:s text:c="2"/><text:span text:style-name="T1">&lt;Property&gt;</text:span> : name of a node property <text:span text:style-name="T77">or expression of the related type</text:span>, min = 1, max = 1</text:p>
      <text:p text:style-name="P57"><text:s text:c="2"/><text:span text:style-name="T1">&lt;Value&gt;</text:span> : <text:span text:style-name="T77">literal <text:s/>or expression of the related type</text:span>, min = 1, max = unbounded</text:p>
      <text:p text:style-name="Standard">Usage:</text:p>
      <text:p text:style-name="Code_20_block">&lt;OneOf ignoreCase="true"&gt;</text:p>
      <text:p text:style-name="Code_20_block"><text:s text:c="2"/>&lt;Property&gt;user.language&lt;/Property&gt;</text:p>
      <text:p text:style-name="Code_20_block"><text:s text:c="2"/>&lt;Value&gt;en&lt;/Value&gt;</text:p>
      <text:p text:style-name="Code_20_block"><text:s text:c="2"/>&lt;Value&gt;fr&lt;/Value&gt;</text:p>
      <text:p text:style-name="Code_20_block"><text:s text:c="2"/>&lt;Value&gt;it&lt;/Value&gt;</text:p>
      <text:p text:style-name="Code_20_block">&lt;/OneOf&gt;</text:p>
      <text:p text:style-name="P56"/>
      <text:p text:style-name="P108">&lt;OneOf&gt;</text:p>
      <text:p text:style-name="P108"><text:s text:c="2"/>&lt;Property&gt;<text:span text:style-name="T75">$script{${prop1} + 2.1}$</text:span>&lt;/Property&gt;</text:p>
      <text:p text:style-name="P108"><text:s text:c="2"/>&lt;Value&gt;1.2&lt;/Value&gt;</text:p>
      <text:p text:style-name="P108"><text:s text:c="2"/>&lt;Value&gt;5.1&lt;/Value&gt;</text:p>
      <text:p text:style-name="P108">&lt;/OneOf&gt;</text:p>
      <text:p text:style-name="P56"/>
      <text:p text:style-name="P108">&lt;OneOf&gt;</text:p>
      <text:p text:style-name="P108"><text:s text:c="2"/>&lt;Property&gt;<text:span text:style-name="T75">my</text:span>.prop&lt;/Property&gt;</text:p>
      <text:p text:style-name="P108"><text:s text:c="2"/>&lt;Value&gt;1.2&lt;/Value&gt;</text:p>
      <text:p text:style-name="P108"><text:s text:c="2"/>&lt;Value&gt;<text:span text:style-name="T75">$script{1.2}$</text:span>&lt;/Value&gt;</text:p>
      <text:p text:style-name="P108"><text:s text:c="2"/>&lt;Value&gt;<text:span text:style-name="T75">$script{${other.prop} + 2.1}$</text:span>&lt;/Value&gt;</text:p>
      <text:p text:style-name="P108">&lt;/OneOf&gt;</text:p>
      <text:p text:style-name="P56"/>
      <text:list xml:id="list72148469886249" text:continue-numbering="true" text:style-name="Outline">
        <text:list-item>
          <text:list>
            <text:list-item>
              <text:list>
                <text:list-item>
                  <text:h text:style-name="Heading_20_3" text:outline-level="3">RegExp</text:h>
                </text:list-item>
              </text:list>
            </text:list-item>
          </text:list>
        </text:list-item>
      </text:list>
      <text:p text:style-name="Standard">Performs a test of type “property_value_<text:span text:style-name="T76">or_expression</text:span> matches regular_expression”</text:p>
      <text:p text:style-name="Standard">The regular expression must follow the syntax for the <text:a xlink:type="simple" xlink:href="https://docs.oracle.com/javase/8/docs/api/index.html?java/util/regex/Pattern.html" text:style-name="Internet_20_link" text:visited-style-name="Visited_20_Internet_20_Link">Java regular expression patterns</text:a>.</text:p>
      <text:p text:style-name="Standard"/>
      <text:p text:style-name="Standard">Class name: <text:a xlink:type="simple" xlink:href="https://www.jppf.org/javadoc/6.1/index.html?org/jppf/node/policy/RegExp.html" text:style-name="Internet_20_link" text:visited-style-name="Visited_20_Internet_20_Link"><text:span text:style-name="T1">RegExp</text:span></text:a></text:p>
      <text:p text:style-name="Standard">Constructor:</text:p>
      <text:p text:style-name="P109">RegExp(String <text:span text:style-name="T66">propertyNameOrExpression</text:span>, String pattern)</text:p>
      <text:p text:style-name="Standard">Usage:</text:p>
      <text:p text:style-name="Code_20_block">policy = new RegExp("some.property", "a.*z");</text:p>
      <text:p text:style-name="Standard"/>
      <text:p text:style-name="Standard">XML Element: <text:span text:style-name="T1">&lt;RegExp&gt;</text:span></text:p>
      <text:p text:style-name="Standard">Nested elements:</text:p>
      <text:p text:style-name="Standard"><text:s text:c="2"/><text:span text:style-name="T1">&lt;Property&gt;</text:span> : name of a node property <text:span text:style-name="T77">or string expression</text:span>, min = 1, max = 1</text:p>
      <text:p text:style-name="Standard"><text:s text:c="2"/><text:span text:style-name="T1">&lt;Value&gt;</text:span> : regular expression pattern to match against, min = 1, max = 1</text:p>
      <text:p text:style-name="Standard">Usage:</text:p>
      <text:p text:style-name="Code_20_block">&lt;RegExp&gt;</text:p>
      <text:p text:style-name="Code_20_block"><text:s text:c="2"/>&lt;Property&gt;some.property&lt;/Property&gt;</text:p>
      <text:p text:style-name="Code_20_block"><text:s text:c="2"/>&lt;Value&gt;a*z&lt;/Value&gt;</text:p>
      <text:p text:style-name="Code_20_block">&lt;/RegExp&gt;</text:p>
      <text:list xml:id="list72146995995662" text:continue-numbering="true" text:style-name="Outline">
        <text:list-item>
          <text:list>
            <text:list-item>
              <text:list>
                <text:list-item>
                  <text:h text:style-name="P129" text:outline-level="3">ScriptedPolicy</text:h>
                </text:list-item>
              </text:list>
            </text:list-item>
          </text:list>
        </text:list-item>
      </text:list>
      <text:p text:style-name="P15">Executes a script which returns a boolean value.</text:p>
      <text:p text:style-name="P14"/>
      <text:p text:style-name="P14">Class name: <text:a xlink:type="simple" xlink:href="https://www.jppf.org/javadoc/6.1/index.html?org/jppf/node/policy/ScriptedPolicy.html" text:style-name="Internet_20_link" text:visited-style-name="Visited_20_Internet_20_Link"><text:span text:style-name="T4">ScriptedPolicy</text:span></text:a></text:p>
      <text:p text:style-name="P14">Constructor<text:span text:style-name="T40">s</text:span>:</text:p>
      <text:p text:style-name="P70"><text:span text:style-name="T40">ScriptedPolicy</text:span>(String <text:span text:style-name="T40">language</text:span>, String <text:span text:style-name="T40">script</text:span>)</text:p>
      <text:p text:style-name="P70"><text:span text:style-name="T40">ScriptedPolicy</text:span>(String <text:span text:style-name="T40">language</text:span>, <text:span text:style-name="T40">Reader</text:span> <text:span text:style-name="T40">scriptReader</text:span>)</text:p>
      <text:p text:style-name="P70"><text:soft-page-break/><text:span text:style-name="T40">ScriptedPolicy</text:span>(String <text:span text:style-name="T40">language</text:span>, <text:span text:style-name="T40">File</text:span> <text:span text:style-name="T40">scriptFile</text:span>)</text:p>
      <text:p text:style-name="P14">Usage:</text:p>
      <text:p text:style-name="P72">policy = new <text:span text:style-name="T40">ScriptedPolicy</text:span>("<text:span text:style-name="T40">javascript</text:span>", "<text:span text:style-name="T40">true</text:span>");</text:p>
      <text:p text:style-name="P72">policy = new <text:span text:style-name="T40">ScriptedPolicy</text:span>("<text:span text:style-name="T40">javascript</text:span>", <text:span text:style-name="T42">new StringReader(myScript)</text:span>);</text:p>
      <text:p text:style-name="P70">policy = new <text:span text:style-name="T40">ScriptedPolicy</text:span>("<text:span text:style-name="T40">javascript</text:span>", <text:span text:style-name="T42">new File(</text:span>"<text:span text:style-name="T42">myScript.js</text:span>"<text:span text:style-name="T42">)</text:span>);</text:p>
      <text:p text:style-name="P14"/>
      <text:p text:style-name="P14">XML Element: <text:span text:style-name="T1">&lt;</text:span><text:span text:style-name="T4">Script</text:span><text:span text:style-name="T1">&gt;</text:span></text:p>
      <text:p text:style-name="P14">Attribute: <text:span text:style-name="T4">language</text:span></text:p>
      <text:p text:style-name="P14">Usage:</text:p>
      <text:p text:style-name="P71">&lt;<text:span text:style-name="T41">Script language=”javascript”</text:span>&gt;<text:span text:style-name="T41">true</text:span>&lt;/<text:span text:style-name="T41">Script</text:span>&gt;</text:p>
      <text:p text:style-name="P71"/>
      <text:p text:style-name="P71">&lt;<text:span text:style-name="T41">Script language=”javascript”</text:span>&gt;<text:span text:style-name="T41">&lt;![CDATA[</text:span></text:p>
      <text:p text:style-name="P73">function myFunction() {</text:p>
      <text:p text:style-name="P73"><text:s text:c="2"/>return true;</text:p>
      <text:p text:style-name="P73">}</text:p>
      <text:p text:style-name="P73">myFunction();</text:p>
      <text:p text:style-name="P71"><text:span text:style-name="T41">]]&gt;</text:span>&lt;/<text:span text:style-name="T41">Script</text:span>&gt;</text:p>
      <text:list xml:id="list72147140113652" text:continue-numbering="true" text:style-name="Outline">
        <text:list-item>
          <text:list>
            <text:list-item>
              <text:list>
                <text:list-item>
                  <text:h text:style-name="Heading_20_3" text:outline-level="3">CustomRule</text:h>
                </text:list-item>
              </text:list>
            </text:list-item>
          </text:list>
        </text:list-item>
      </text:list>
      <text:p text:style-name="Standard">Performs a user-defined test that can be specified in an XML policy document.</text:p>
      <text:p text:style-name="Standard"/>
      <text:p text:style-name="Standard">Class name: subclass of <text:a xlink:type="simple" xlink:href="https://www.jppf.org/javadoc/6.1/index.html?org/jppf/node/policy/CustomPolicy.html" text:style-name="Internet_20_link" text:visited-style-name="Visited_20_Internet_20_Link"><text:span text:style-name="T1">CustomPolicy</text:span></text:a></text:p>
      <text:p text:style-name="Standard">Constructor:</text:p>
      <text:p text:style-name="Code_20_block">MySubclassOfCustomPolicy(String...args)</text:p>
      <text:p text:style-name="Standard">Usage:</text:p>
      <text:p text:style-name="Code_20_block">policy = new MySubclassOfCustomPolicy("arg 1", "arg 2", "arg 3");</text:p>
      <text:p text:style-name="Standard"/>
      <text:p text:style-name="Standard">XML Element: <text:span text:style-name="T1">&lt;CustomRule&gt;</text:span></text:p>
      <text:p text:style-name="Standard">Attribute: <text:span text:style-name="T1">class</text:span>: fully qualified name of a policy class, required</text:p>
      <text:p text:style-name="Standard">Nested element: <text:span text:style-name="T1">&lt;Arg&gt;</text:span> : custom rule parameters, min = 0, max = unbounded</text:p>
      <text:p text:style-name="Standard">Usage:</text:p>
      <text:p text:style-name="Code_20_block">&lt;CustomRule class="my.sample.MySubclassOfCustomPolicy"&gt;</text:p>
      <text:p text:style-name="Code_20_block"><text:s text:c="2"/>&lt;Arg&gt;arg 1&lt;/Arg&gt;</text:p>
      <text:p text:style-name="Code_20_block"><text:s text:c="2"/>&lt;Arg&gt;arg 2&lt;/Arg&gt;</text:p>
      <text:p text:style-name="Code_20_block"><text:s text:c="2"/>&lt;Arg&gt;arg 3&lt;/Arg&gt;</text:p>
      <text:p text:style-name="Code_20_block">&lt;/CustomRule&gt;</text:p>
      <text:list xml:id="list72146729420789" text:continue-numbering="true" text:style-name="Outline">
        <text:list-item>
          <text:list>
            <text:list-item>
              <text:list>
                <text:list-item>
                  <text:h text:style-name="P130" text:outline-level="3">Preference</text:h>
                </text:list-item>
              </text:list>
            </text:list-item>
          </text:list>
        </text:list-item>
      </text:list>
      <text:p text:style-name="P17">Evaluates a set of nested policies ordered by preference.</text:p>
      <text:p text:style-name="P17"/>
      <text:p text:style-name="P16">Class name: <text:a xlink:type="simple" xlink:href="https://www.jppf.org/javadoc/6.1/index.html?org/jppf/node/policy/Preference.html" text:style-name="Internet_20_link" text:visited-style-name="Visited_20_Internet_20_Link"><text:span text:style-name="T5">Preference</text:span></text:a></text:p>
      <text:p text:style-name="P16">Constructor<text:span text:style-name="T45">s</text:span>:</text:p>
      <text:p text:style-name="P77"><text:span text:style-name="T45">Preference</text:span>(<text:span text:style-name="T45">ExecutionPolicy</text:span>...<text:span text:style-name="T45">policies</text:span>)</text:p>
      <text:p text:style-name="P77"><text:span text:style-name="T45">Preference</text:span>(<text:span text:style-name="T45">List&lt;ExecutionPolicy&gt; policies</text:span>)</text:p>
      <text:p text:style-name="P16">Usage:</text:p>
      <text:p text:style-name="P77">policy = new <text:span text:style-name="T45">Preference</text:span>(<text:span text:style-name="T45">AtLeast("jppf.processing.threads", 4</text:span>),</text:p>
      <text:p text:style-name="P77"><text:s text:c="2"/><text:span text:style-name="T45">new LessThan("jppf.processing.threads", 4).and(new AtLeast("</text:span><text:span text:style-name="Teletype"><text:span text:style-name="T45">maxMemory", 1_000_000)));</text:span></text:span></text:p>
      <text:p text:style-name="P16"/>
      <text:p text:style-name="P16">XML Element: <text:span text:style-name="T1">&lt;</text:span><text:span text:style-name="T6">Preference</text:span><text:span text:style-name="T1">&gt;</text:span></text:p>
      <text:p text:style-name="P16">Usage:</text:p>
      <text:p text:style-name="P77">&lt;<text:span text:style-name="T46">Preference</text:span>&gt;</text:p>
      <text:p text:style-name="P77"><text:s text:c="2"/><text:span text:style-name="T46">&lt;AtLeast&gt;</text:span></text:p>
      <text:p text:style-name="P78"><text:s text:c="4"/>&lt;<text:span text:style-name="T46">Property</text:span>&gt;<text:span text:style-name="T45">jppf.processing.thread</text:span>&lt;/<text:span text:style-name="T46">Property</text:span>&gt;</text:p>
      <text:p text:style-name="P92"><text:s text:c="4"/>&lt;<text:span text:style-name="T46">Value</text:span>&gt;<text:span text:style-name="T46">4</text:span>&lt;/<text:span text:style-name="T62">Value</text:span>&gt;</text:p>
      <text:p text:style-name="P78"><text:s text:c="2"/>&lt;/A<text:span text:style-name="T46">tLeast</text:span>&gt;</text:p>
      <text:p text:style-name="P78"><text:s text:c="2"/>&lt;A<text:span text:style-name="T46">ND</text:span>&gt;</text:p>
      <text:p text:style-name="P78"><text:s text:c="4"/><text:span text:style-name="T46">&lt;LessThan&gt;</text:span></text:p>
      <text:p text:style-name="P78"><text:s text:c="6"/>&lt;<text:span text:style-name="T46">Property</text:span>&gt;<text:span text:style-name="T45">jppf.processing.thread</text:span>&lt;/<text:span text:style-name="T46">Property</text:span>&gt;</text:p>
      <text:p text:style-name="P78"><text:s text:c="6"/>&lt;<text:span text:style-name="T46">Value</text:span>&gt;<text:span text:style-name="T46">4</text:span>&lt;/<text:span text:style-name="T62">Value</text:span>&gt;</text:p>
      <text:p text:style-name="P78"><text:s text:c="4"/>&lt;/<text:span text:style-name="T46">LessThan</text:span>&gt;</text:p>
      <text:p text:style-name="P78"><text:s text:c="4"/><text:span text:style-name="T46">&lt;AtLeast&gt;</text:span></text:p>
      <text:p text:style-name="P78"><text:s text:c="6"/>&lt;<text:span text:style-name="T46">Property</text:span>&gt;<text:span text:style-name="T46">maxMemory</text:span>&lt;/<text:span text:style-name="T46">Property</text:span>&gt;</text:p>
      <text:p text:style-name="P92"><text:s text:c="6"/>&lt;<text:span text:style-name="T46">Value</text:span>&gt;<text:span text:style-name="T46">1000000</text:span>&lt;/<text:span text:style-name="T62">Value</text:span>&gt;</text:p>
      <text:p text:style-name="P78"><text:s text:c="4"/>&lt;/A<text:span text:style-name="T46">tLeast</text:span>&gt;</text:p>
      <text:p text:style-name="P78"><text:s text:c="2"/>&lt;/A<text:span text:style-name="T46">ND</text:span>&gt;</text:p>
      <text:p text:style-name="P90">&lt;/Preference&gt;</text:p>
      <text:list xml:id="list72148315911922" text:continue-numbering="true" text:style-name="Outline">
        <text:list-item>
          <text:list>
            <text:list-item>
              <text:list>
                <text:list-item>
                  <text:h text:style-name="P131" text:outline-level="3"><text:soft-page-break/>IsInIPv4Subnet</text:h>
                </text:list-item>
              </text:list>
            </text:list-item>
          </text:list>
        </text:list-item>
      </text:list>
      <text:p text:style-name="P18"><text:span text:style-name="T47">Performs a test of type “</text:span><text:a xlink:type="simple" xlink:href="#1.2.7.Network properties|outline" text:style-name="Internet_20_link" text:visited-style-name="Visited_20_Internet_20_Link"><text:span text:style-name="T47">ipv</text:span></text:a><text:a xlink:type="simple" xlink:href="#1.2.7.Network properties|outline" text:style-name="Internet_20_link" text:visited-style-name="Visited_20_Internet_20_Link"><text:span text:style-name="T47">4</text:span></text:a><text:a xlink:type="simple" xlink:href="#1.2.7.Network properties|outline" text:style-name="Internet_20_link" text:visited-style-name="Visited_20_Internet_20_Link"><text:span text:style-name="T47">.addresses</text:span></text:a><text:span text:style-name="T47"> has an address in at least one of s</text:span><text:span text:style-name="T48">1</text:span><text:span text:style-name="T47">, ... <text:s/>or s</text:span><text:span text:style-name="T48">n</text:span><text:span text:style-name="T47"> subnets”</text:span></text:p>
      <text:p text:style-name="P19"><text:span text:style-name="T47">Each subnet can be expressed in either CIDR or </text:span><text:a xlink:type="simple" xlink:href="https://www.jppf.org/javadoc/6.1/index.html?org/jppf/net/IPv4AddressPattern.html" text:style-name="Internet_20_link" text:visited-style-name="Visited_20_Internet_20_Link"><text:span text:style-name="T47">IPv4AddressPattern</text:span></text:a><text:span text:style-name="T47"> format.</text:span></text:p>
      <text:p text:style-name="P22"/>
      <text:p text:style-name="P18"><text:span text:style-name="T47">Class name: </text:span><text:a xlink:type="simple" xlink:href="https://www.jppf.org/javadoc/6.1/index.html?org/jppf/node/policy/IsInIPv4Subnet.html" text:style-name="Internet_20_link" text:visited-style-name="Visited_20_Internet_20_Link"><text:span text:style-name="T7">IsInIPv4Subnet</text:span></text:a></text:p>
      <text:p text:style-name="P22">Constructors:</text:p>
      <text:p text:style-name="P82">IsInIPv4Subnet(String...subnets)</text:p>
      <text:p text:style-name="P82">IsInIPv4Subnet(Collection&lt;String&gt; subnets)</text:p>
      <text:p text:style-name="P22">Usage:</text:p>
      <text:p text:style-name="P82">policy = new IsInIPv4Subnet(“192.168.1.0/24”, “192.168.1.0-255”, <text:span text:style-name="T77">"${ip4.netmask}"</text:span>);</text:p>
      <text:p text:style-name="P22"/>
      <text:p text:style-name="P19"><text:span text:style-name="T49">XML element: </text:span><text:span text:style-name="T8">&lt;</text:span><text:span text:style-name="T7">IsInIPv4Subnet</text:span><text:span text:style-name="T8">&gt;</text:span></text:p>
      <text:p text:style-name="P19"><text:span text:style-name="T49">Nested element: </text:span><text:span text:style-name="T8">&lt;Subnet&gt;</text:span><text:span text:style-name="T49"> : IPv4 subnet mask, min = 1, max = unbounded</text:span></text:p>
      <text:p text:style-name="P24">Usage:</text:p>
      <text:p text:style-name="P85">&lt;IsInIPv4Subnet&gt;</text:p>
      <text:p text:style-name="P85"><text:s text:c="2"/>&lt;Subnet&gt;192.168.1.0/24&lt;/Subnet&gt;</text:p>
      <text:p text:style-name="P87"><text:s text:c="2"/>&lt;Subnet&gt;192.168.1.0-255&lt;/Subnet&gt;</text:p>
      <text:p text:style-name="P87"><text:s text:c="2"/>&lt;Subnet&gt;<text:span text:style-name="T77">${ip4.netmask}</text:span>&lt;/Subnet&gt;</text:p>
      <text:p text:style-name="P87">&lt;/IsInIPv4Subnet&gt;</text:p>
      <text:list xml:id="list72147966383788" text:continue-numbering="true" text:style-name="Outline">
        <text:list-item>
          <text:list>
            <text:list-item>
              <text:list>
                <text:list-item>
                  <text:h text:style-name="P132" text:outline-level="3">IsInIPv6Subnet</text:h>
                </text:list-item>
              </text:list>
            </text:list-item>
          </text:list>
        </text:list-item>
      </text:list>
      <text:p text:style-name="P20"><text:span text:style-name="T47">Performs a test of type “</text:span><text:a xlink:type="simple" xlink:href="#1.2.7.Network properties|outline" text:style-name="Internet_20_link" text:visited-style-name="Visited_20_Internet_20_Link"><text:span text:style-name="T47">ipv6.addresses</text:span></text:a><text:span text:style-name="T47"> has an address in at least one of s</text:span><text:span text:style-name="T48">1</text:span><text:span text:style-name="T47">, ... <text:s/>or s</text:span><text:span text:style-name="T48">n</text:span><text:span text:style-name="T47"> subnets”</text:span></text:p>
      <text:p text:style-name="P20"><text:span text:style-name="T47">Each subnet can be expressed in either CIDR or </text:span><text:a xlink:type="simple" xlink:href="https://www.jppf.org/javadoc/6.1/index.html?org/jppf/net/IPv6AddressPattern.html" text:style-name="Internet_20_link" text:visited-style-name="Visited_20_Internet_20_Link"><text:span text:style-name="T47">IPv6AddressPattern</text:span></text:a><text:span text:style-name="T47"> format.</text:span></text:p>
      <text:p text:style-name="P23"/>
      <text:p text:style-name="P20"><text:span text:style-name="T47">Class name: </text:span><text:a xlink:type="simple" xlink:href="https://www.jppf.org/javadoc/6.1/index.html?org/jppf/node/policy/IsInIPv6Subnet.html" text:style-name="Internet_20_link" text:visited-style-name="Visited_20_Internet_20_Link"><text:span text:style-name="T7">IsInIPv</text:span></text:a><text:a xlink:type="simple" xlink:href="https://www.jppf.org/javadoc/6.1/index.html?org/jppf/node/policy/IsInIPv6Subnet.html" text:style-name="Internet_20_link" text:visited-style-name="Visited_20_Internet_20_Link"><text:span text:style-name="T10">6</text:span></text:a><text:a xlink:type="simple" xlink:href="https://www.jppf.org/javadoc/6.1/index.html?org/jppf/node/policy/IsInIPv6Subnet.html" text:style-name="Internet_20_link" text:visited-style-name="Visited_20_Internet_20_Link"><text:span text:style-name="T7">Subnet</text:span></text:a></text:p>
      <text:p text:style-name="P23">Constructors:</text:p>
      <text:p text:style-name="P83">IsInIPv6Subnet(String...subnets)</text:p>
      <text:p text:style-name="P83">IsInIPv6Subnet(Collection&lt;String&gt; subnets)</text:p>
      <text:p text:style-name="P23">Usage:</text:p>
      <text:p text:style-name="P84">policy = new IsInIPv6Subnet(“::1/80”, “1080::0:0:8:800:200C:417A/97”, <text:span text:style-name="T77">"${ip6.netmask}"</text:span>);</text:p>
      <text:p text:style-name="P23"/>
      <text:p text:style-name="P20"><text:span text:style-name="T49">XML element: </text:span><text:span text:style-name="T8">&lt;</text:span><text:span text:style-name="T7">IsInIPv</text:span><text:span text:style-name="T9">6</text:span><text:span text:style-name="T7">Subnet</text:span><text:span text:style-name="T8">&gt;</text:span></text:p>
      <text:p text:style-name="P20"><text:span text:style-name="T49">Nested element: </text:span><text:span text:style-name="T8">&lt;Subnet&gt;</text:span><text:span text:style-name="T49"> : IPv6 subnet mask, min = 1, max = unbounded</text:span></text:p>
      <text:p text:style-name="P25">Usage:</text:p>
      <text:p text:style-name="P86">&lt;IsInIPv6Subnet&gt;</text:p>
      <text:p text:style-name="P86"><text:s text:c="2"/>&lt;Subnet&gt;::1/80&lt;/Subnet&gt;</text:p>
      <text:p text:style-name="P79"><text:span text:style-name="T49"><text:s text:c="2"/>&lt;Subnet&gt;</text:span><text:span text:style-name="T50">1080::0:0:8:800:200C:417A/97</text:span><text:span text:style-name="T49">&lt;/Subnet&gt;</text:span></text:p>
      <text:p text:style-name="P87"><text:s text:c="2"/>&lt;Subnet&gt;<text:span text:style-name="T77">${ip6.netmask}</text:span>&lt;/Subnet&gt;</text:p>
      <text:p text:style-name="P87">&lt;/IsInIPv6Subnet&gt;</text:p>
      <text:list xml:id="list72147098064794" text:continue-numbering="true" text:style-name="Outline">
        <text:list-item>
          <text:list>
            <text:list-item>
              <text:list>
                <text:list-item>
                  <text:h text:style-name="Heading_20_3" text:outline-level="3">NodesMatching</text:h>
                </text:list-item>
              </text:list>
            </text:list-item>
          </text:list>
        </text:list-item>
      </text:list>
      <text:p text:style-name="P39">Counts the nodes matching a given execution policy and compares the resulting number with an expected number of nodes, using a specified comparison operator: <text:span text:style-name="T19">expected_number compared_to (actual_number matching node_policy)</text:span>.</text:p>
      <text:p text:style-name="P39"/>
      <text:p text:style-name="P39">Class name: <text:a xlink:type="simple" xlink:href="https://www.jppf.org/javadoc/6.1/index.html?org/jppf/node/policy/NodesMatching.html" text:style-name="Internet_20_link" text:visited-style-name="Visited_20_Internet_20_Link"><text:span text:style-name="T1">NodesMatching</text:span></text:a></text:p>
      <text:p text:style-name="P39">Constructor<text:span text:style-name="T80">s</text:span>:</text:p>
      <text:p text:style-name="Code_20_block">NodesMatching(Operator operator, long expectedNodes, ExecutionPolicy nodePolicy)</text:p>
      <text:p text:style-name="P110">NodesMatching(Operator operator, long expectNodes<text:span text:style-name="T80">Expression</text:span>, ExecutionPolicy nodePolicy)</text:p>
      <text:p text:style-name="P40">Usage:</text:p>
      <text:p text:style-name="Code_20_block">new NodesMatching(Operator.AT_LEAST, 4, new MoreThan("availableProcessors", 2));</text:p>
      <text:p text:style-name="P110">new NodesMatching(Operator.AT_LEAST, "<text:span text:style-name="T79">$S{${idle.nodes} / 2}$</text:span>", </text:p>
      <text:p text:style-name="P110"><text:s text:c="2"/>new MoreThan("availableProcessors", 2));</text:p>
      <text:p text:style-name="P40">reads as: <text:span text:style-name="T19">at least 4 nodes with more than 2 processors each</text:span></text:p>
      <text:p text:style-name="P39"/>
      <text:p text:style-name="P39">XML element: <text:span text:style-name="T1">&lt;NodesMatching&gt;</text:span></text:p>
      <text:p text:style-name="P45">Attribute<text:span text:style-name="T61">s</text:span>:</text:p>
      <text:p text:style-name="P45">- <text:span text:style-name="T13">operator</text:span>: <text:span text:style-name="T62">the comparison operator, one of EQUAL, NOT_EQUAL, AT_LEAST, MORE_THAN, AT_MOST, LESS_THAN. </text:span></text:p>
      <text:p text:style-name="P45">- <text:span text:style-name="T14">expected</text:span><text:span text:style-name="T62">: the number of expected nodes as an int literal or expression</text:span></text:p>
      <text:p text:style-name="P45">Nested element: <text:span text:style-name="T62">any other execution policy element</text:span></text:p>
      <text:p text:style-name="P59"/>
      <text:p text:style-name="P59"/>
      <text:p text:style-name="P119">Usage:</text:p>
      <text:p text:style-name="P110">&lt;NodesMatching operator="AT_<text:span text:style-name="T79">MO</text:span>ST" expected="<text:span text:style-name="T80">4</text:span>"&gt;</text:p>
      <text:p text:style-name="P110"><text:s text:c="2"/>&lt;MoreThan&gt;</text:p>
      <text:p text:style-name="P110"><text:s text:c="4"/>&lt;Property&gt;availableProcessors&lt;/Property&gt;</text:p>
      <text:p text:style-name="P110"><text:s text:c="4"/>&lt;Value&gt;2&lt;/Value&gt;</text:p>
      <text:p text:style-name="P110"><text:s text:c="2"/>&lt;/MoreThan&gt;</text:p>
      <text:p text:style-name="P110">&lt;/NodesMatching&gt;</text:p>
      <text:p text:style-name="P60"/>
      <text:p text:style-name="Code_20_block">&lt;NodesMatching operator="AT_<text:span text:style-name="T79">MO</text:span>ST" expected="<text:span text:style-name="T79">$S{${idle.nodes} / 2}$</text:span>"&gt;</text:p>
      <text:p text:style-name="Code_20_block"><text:s text:c="2"/>&lt;MoreThan&gt;</text:p>
      <text:p text:style-name="Code_20_block"><text:s text:c="4"/>&lt;Property&gt;availableProcessors&lt;/Property&gt;</text:p>
      <text:p text:style-name="Code_20_block"><text:s text:c="4"/>&lt;Value&gt;2&lt;/Value&gt;</text:p>
      <text:p text:style-name="Code_20_block"><text:s text:c="2"/>&lt;/MoreThan&gt;</text:p>
      <text:p text:style-name="Code_20_block">&lt;/NodesMatching&gt;</text:p>
      <text:list xml:id="list72146531624223" text:continue-numbering="true" text:style-name="Outline">
        <text:list-item>
          <text:list>
            <text:list-item>
              <text:list>
                <text:list-item>
                  <text:h text:style-name="Heading_20_3" text:outline-level="3">AcceptAll</text:h>
                </text:list-item>
              </text:list>
            </text:list-item>
          </text:list>
        </text:list-item>
      </text:list>
      <text:p text:style-name="P63">An execution policy which accepts everything. Mostly useful when used within a more complex policy.</text:p>
      <text:p text:style-name="P63"/>
      <text:p text:style-name="P3"><text:span text:style-name="T61">Class name: </text:span><text:a xlink:type="simple" xlink:href="https://www.jppf.org/javadoc/6.1/index.html?org/jppf/node/policy/AcceptAll.html" text:style-name="Internet_20_link" text:visited-style-name="Visited_20_Internet_20_Link"><text:span text:style-name="T15">AcceptAll</text:span></text:a></text:p>
      <text:p text:style-name="P41">Constructor<text:span text:style-name="T80">s</text:span>:</text:p>
      <text:p text:style-name="P112">AcceptAll()</text:p>
      <text:p text:style-name="P112">AcceptAll(<text:span text:style-name="T82">ExecutionPolicy wrappedPolicy</text:span>)</text:p>
      <text:p text:style-name="P44">Usage:</text:p>
      <text:p text:style-name="P111"><text:span text:style-name="T81">ExecutionPolicy policy = </text:span>new AcceptAll();</text:p>
      <text:p text:style-name="P115"><text:span text:style-name="T81">policy = </text:span>new AcceptAll(new <text:span text:style-name="T84">AtLeast</text:span>("<text:span text:style-name="T84">availableProcessors</text:span>", <text:span text:style-name="T84">2</text:span>));</text:p>
      <text:p text:style-name="P41"/>
      <text:p text:style-name="P41">reads as: <text:span text:style-name="T23">accept whether the node </text:span><text:span text:style-name="T24">has at least 2 CPUs</text:span><text:span text:style-name="T23"> or not</text:span></text:p>
      <text:p text:style-name="P41"/>
      <text:p text:style-name="P41">XML element: <text:span text:style-name="T1">&lt;</text:span><text:span text:style-name="T16">AcceptAll</text:span><text:span text:style-name="T1">&gt;</text:span></text:p>
      <text:p text:style-name="P65"><text:span text:style-name="T83">Optional n</text:span>ested element: <text:span text:style-name="T62">any other execution policy element</text:span></text:p>
      <text:p text:style-name="P61"/>
      <text:p text:style-name="P66">Usage:</text:p>
      <text:p text:style-name="Code_20_block">&lt;AcceptAll/&gt;</text:p>
      <text:p text:style-name="Code_20_block"/>
      <text:p text:style-name="Code_20_block">&lt;AcceptAll&gt;</text:p>
      <text:p text:style-name="Code_20_block"><text:s text:c="2"/>&lt;AtLeast&gt;</text:p>
      <text:p text:style-name="Code_20_block"><text:s text:c="4"/>&lt;Property&gt;availableProcessors&lt;/Property&gt;</text:p>
      <text:p text:style-name="Code_20_block"><text:s text:c="4"/>&lt;Value&gt;2&lt;/Value&gt;</text:p>
      <text:p text:style-name="Code_20_block"><text:s text:c="2"/>&lt;/AtLeast&gt;</text:p>
      <text:p text:style-name="Code_20_block">&lt;/AcceptAll&gt;</text:p>
      <text:list xml:id="list72148141268465" text:continue-numbering="true" text:style-name="Outline">
        <text:list-item>
          <text:list>
            <text:list-item>
              <text:list>
                <text:list-item>
                  <text:h text:style-name="P133" text:outline-level="3"><text:span text:style-name="T83">Reject</text:span>All</text:h>
                </text:list-item>
              </text:list>
            </text:list-item>
          </text:list>
        </text:list-item>
      </text:list>
      <text:p text:style-name="P64">An execution policy which <text:span text:style-name="T83">rejects</text:span> everything. Mostly useful when used within a more complex policy.</text:p>
      <text:p text:style-name="P64"/>
      <text:p text:style-name="P4"><text:span text:style-name="T61">Class name: </text:span><text:a xlink:type="simple" xlink:href="https://www.jppf.org/javadoc/6.1/index.html?org/jppf/node/policy/RejectAll.html" text:style-name="Internet_20_link" text:visited-style-name="Visited_20_Internet_20_Link"><text:span text:style-name="T17">RejectAll</text:span></text:a></text:p>
      <text:p text:style-name="P42">Constructor<text:span text:style-name="T80">s</text:span>:</text:p>
      <text:p text:style-name="P114"><text:span text:style-name="T83">Reject</text:span>All()</text:p>
      <text:p text:style-name="P114"><text:span text:style-name="T85">Reject</text:span>All(<text:span text:style-name="T82">ExecutionPolicy wrappedPolicy</text:span>)</text:p>
      <text:p text:style-name="P42">Usage:</text:p>
      <text:p text:style-name="P114"><text:span text:style-name="T81">ExecutionPolicy policy = </text:span>new <text:span text:style-name="T83">Reject</text:span>All();</text:p>
      <text:p text:style-name="P114"><text:span text:style-name="T81">policy = </text:span>new <text:span text:style-name="T83">Reject</text:span>All(new <text:span text:style-name="T84">AtLeast</text:span>("<text:span text:style-name="T84">availableProcessors</text:span>", <text:span text:style-name="T84">2</text:span>));</text:p>
      <text:p text:style-name="P42"/>
      <text:p text:style-name="P43">reads as: <text:span text:style-name="T83">reject</text:span><text:span text:style-name="T23"> whether the node </text:span><text:span text:style-name="T24">has at least 2 CPUs</text:span><text:span text:style-name="T23"> or not</text:span></text:p>
      <text:p text:style-name="P42"/>
      <text:p text:style-name="P42">XML element: <text:span text:style-name="T1">&lt;</text:span><text:span text:style-name="T17">Reject</text:span><text:span text:style-name="T16">All</text:span><text:span text:style-name="T1">&gt;</text:span></text:p>
      <text:p text:style-name="P68"><text:span text:style-name="T83">Optional n</text:span>ested element: <text:span text:style-name="T62">any other execution policy element</text:span></text:p>
      <text:p text:style-name="P62"/>
      <text:p text:style-name="P67">Usage:</text:p>
      <text:p text:style-name="P114">&lt;<text:span text:style-name="T83">Reject</text:span>All/&gt;</text:p>
      <text:p text:style-name="P114"/>
      <text:p text:style-name="P114">&lt;<text:span text:style-name="T83">Reject</text:span>All&gt;</text:p>
      <text:p text:style-name="P114"><text:s text:c="2"/>&lt;AtLeast&gt;</text:p>
      <text:p text:style-name="P114"><text:s text:c="4"/>&lt;Property&gt;availableProcessors&lt;/Property&gt;</text:p>
      <text:p text:style-name="P114"><text:s text:c="4"/>&lt;Value&gt;2&lt;/Value&gt;</text:p>
      <text:p text:style-name="P114"><text:s text:c="2"/>&lt;/AtLeast&gt;</text:p>
      <text:p text:style-name="P113">&lt;/<text:span text:style-name="T83">Reject</text:span>All&gt;</text:p>
      <text:list xml:id="list72148427999589" text:continue-numbering="true" text:style-name="Outline">
        <text:list-item>
          <text:list>
            <text:list-item>
              <text:h text:style-name="P138" text:outline-level="2"><text:span text:style-name="T35">Execution policy</text:span> properties</text:h>
              <text:list>
                <text:list-item>
                  <text:h text:style-name="Heading_20_3" text:outline-level="3">Related APIs</text:h>
                </text:list-item>
              </text:list>
            </text:list-item>
          </text:list>
        </text:list-item>
      </text:list>
      <text:p text:style-name="P1">All properties can be obtained using the <text:span text:style-name="Code_20_char">JPPFSystemInformation</text:span> class. This is what is sent to any execution policy object when its <text:a xlink:type="simple" xlink:href="https://www.jppf.org/javadoc/6.1/org/jppf/node/policy/ExecutionPolicy.html#accepts(org.jppf.management.JPPFSystemInformation)" text:style-name="Internet_20_link" text:visited-style-name="Visited_20_Internet_20_Link"><text:span text:style-name="Code_20_char">accepts(JPPFSystemInformation)</text:span></text:a> method is called to evaluate the policy against a specific node <text:span text:style-name="T36">or driver connection</text:span>. As <text:span text:style-name="Code_20_char">JPPFSystemInformation</text:span> encapsulates several sets of properties, the <text:span text:style-name="Code_20_char">ExecutionPolicy</text:span> class provides a method <text:a xlink:type="simple" xlink:href="https://www.jppf.org/javadoc/6.1/org/jppf/node/policy/ExecutionPolicy.html#getProperty(org.jppf.management.JPPFSystemInformation,%20java.lang.String)" text:style-name="Internet_20_link" text:visited-style-name="Visited_20_Internet_20_Link"><text:span text:style-name="Code_20_char">getProperty(JPPFSystemInformation, String)</text:span></text:a> that will lookup a specified property in the following order:</text:p>
      <text:p text:style-name="Standard"/>
      <text:list xml:id="list3843637090" text:style-name="Numbering_20_1">
        <text:list-item>
          <text:p text:style-name="P124">in JPPFSystemInformation.get<text:span text:style-name="T39">Uuid</text:span>() : <text:span text:style-name="T39">JPPF uuid and version properties</text:span></text:p>
        </text:list-item>
        <text:list-item>
          <text:p text:style-name="P123">in JPPFSystemInformation.getJppf() : JPPF configuration properties</text:p>
        </text:list-item>
        <text:list-item>
          <text:p text:style-name="P123">in JPPFSystemInformation.getSystem() : system properties</text:p>
        </text:list-item>
        <text:list-item>
          <text:p text:style-name="P123">in JPPFSystemInformation.getEnv() : environment variables</text:p>
        </text:list-item>
        <text:list-item>
          <text:p text:style-name="P123">in JPPFSystemInformation.getNetwork() : IPV4 and IPV6 addresses assigned to the node <text:span text:style-name="T38">or driver</text:span></text:p>
        </text:list-item>
        <text:list-item>
          <text:p text:style-name="P123">in JPPFSystemInformation.getRuntime() : runtime properties</text:p>
        </text:list-item>
        <text:list-item>
          <text:p text:style-name="P123">in JPPFSystemInformation.getStorage() : storage space properties</text:p>
        </text:list-item>
        <text:list-item>
          <text:p text:style-name="P125">in JPPFSystemInformation.getOS() : operatng system information properties</text:p>
        </text:list-item>
      </text:list>
      <text:list xml:id="list72147335757134" text:continue-list="list72148427999589" text:style-name="Outline">
        <text:list-item>
          <text:list>
            <text:list-item>
              <text:list>
                <text:list-item>
                  <text:h text:style-name="P134" text:outline-level="3">JPPF uuid and version properties</text:h>
                </text:list-item>
              </text:list>
            </text:list-item>
          </text:list>
        </text:list-item>
      </text:list>
      <text:p text:style-name="P13">The following properties are provided:</text:p>
      <text:p text:style-name="P13"/>
      <text:p text:style-name="P8"><text:span text:style-name="Code_20_char"><text:span text:style-name="T39">jppf.uuid</text:span></text:span><text:span text:style-name="T39"> : the uuid of the node or driver</text:span></text:p>
      <text:p text:style-name="P8"><text:span text:style-name="Code_20_char"><text:span text:style-name="T39">jppf.version.number</text:span></text:span><text:span text:style-name="T39"> : the current JPPF version number</text:span></text:p>
      <text:p text:style-name="P8"><text:span text:style-name="Code_20_char"><text:span text:style-name="T39">jppf.build.number</text:span></text:span><text:span text:style-name="T39"> : the current build number</text:span></text:p>
      <text:p text:style-name="P8"><text:span text:style-name="Code_20_char"><text:span text:style-name="T39">jppf.build.date</text:span></text:span><text:span text:style-name="T39"> : the build date, including the time zone, in the format “yyyy-MM-dd hh:mm z”</text:span></text:p>
      <text:p text:style-name="P8"/>
      <text:p text:style-name="P12">Related APIs:</text:p>
      <text:p text:style-name="P12"/>
      <text:p text:style-name="P12"><text:a xlink:type="simple" xlink:href="https://www.jppf.org/javadoc/6.1/org/jppf/management/JPPFSystemInformation.html#getUuid()" text:style-name="Internet_20_link" text:visited-style-name="Visited_20_Internet_20_Link"><text:span text:style-name="Code_20_char"><text:span text:style-name="T1">JPPFSystemInformation.get</text:span></text:span></text:a><text:a xlink:type="simple" xlink:href="https://www.jppf.org/javadoc/6.1/org/jppf/management/JPPFSystemInformation.html#getUuid()" text:style-name="Internet_20_link" text:visited-style-name="Visited_20_Internet_20_Link"><text:span text:style-name="Code_20_char"><text:span text:style-name="T3">Uuid</text:span></text:span></text:a><text:a xlink:type="simple" xlink:href="https://www.jppf.org/javadoc/6.1/org/jppf/management/JPPFSystemInformation.html#getUuid()" text:style-name="Internet_20_link" text:visited-style-name="Visited_20_Internet_20_Link"><text:span text:style-name="Code_20_char"><text:span text:style-name="T1">()</text:span></text:span></text:a></text:p>
      <text:p text:style-name="P12"><text:a xlink:type="simple" xlink:href="https://www.jppf.org/javadoc/6.1/org/jppf/utils/VersionUtils.html#getVersion()" text:style-name="Internet_20_link" text:visited-style-name="Visited_20_Internet_20_Link"><text:span text:style-name="Code_20_char"><text:span text:style-name="T3">VersionUtils.getVersion()</text:span></text:span></text:a></text:p>
      <text:list xml:id="list72147941417561" text:continue-numbering="true" text:style-name="Outline">
        <text:list-item>
          <text:list>
            <text:list-item>
              <text:list>
                <text:list-item>
                  <text:h text:style-name="Heading_20_3" text:outline-level="3">JPPF configuration properties</text:h>
                </text:list-item>
              </text:list>
            </text:list-item>
          </text:list>
        </text:list-item>
      </text:list>
      <text:p text:style-name="P1">The JPPF properties are all the properties defined in the node's <text:span text:style-name="T34">or driver's </text:span>JPPF configuration file, <text:span text:style-name="T34">depending on where the execution policy applies.</text:span></text:p>
      <text:p text:style-name="P10"/>
      <text:p text:style-name="P2"><text:span text:style-name="T34">Additionally, there is one special property “</text:span><text:span text:style-name="T2">jppf.channel.local</text:span><text:span text:style-name="T34">”, which is set internally by JPPF and which determines whether the job executor is a local node (i.e. node local to the driver's JVM) when used in a server SLA, or a local executor in the client when used in a client SLA. When used in a client SLA, this allows toggling local vs. remote execution on a per-job basis, as in the following example:</text:span></text:p>
      <text:p text:style-name="P11"/>
      <text:p text:style-name="P69">JPPFJob job = ...;</text:p>
      <text:p text:style-name="P91">// allow job execution only in the client-local executor</text:p>
      <text:p text:style-name="P69">ExecutionPolicy localExecutionPolicy = new Equal("jppf.channel.local", true);</text:p>
      <text:p text:style-name="P69">job.getClientSLA().setExecutionPolicy(localExecutionPolicy);</text:p>
      <text:p text:style-name="P9"/>
      <text:p text:style-name="P37">On the server side, the JPPF driver also dynamically sets and maintains a number of properties for each node:</text:p>
      <text:p text:style-name="P37"/>
      <text:list xml:id="list1806477386" text:style-name="List_20_1">
        <text:list-item>
          <text:p text:style-name="P126"><text:span text:style-name="T1">jppf.peer.driver</text:span>: whether the node is actuall<text:span text:style-name="T59">y</text:span> a peer driver</text:p>
        </text:list-item>
        <text:list-item>
          <text:p text:style-name="P126"><text:span text:style-name="T1">jppf.peer.total.nodes</text:span>: the number of nodes connected to the remote peer driver</text:p>
        </text:list-item>
        <text:list-item>
          <text:p text:style-name="P126"><text:span text:style-name="T1">jppf.processing.threads</text:span>: for a node this is the number of threads, updated whenever it is changed via JMX. For a peer driver, this is the total number of processing threads for the nodes that are conected to it</text:p>
        </text:list-item>
        <text:list-item>
          <text:p text:style-name="P126"><text:span text:style-name="T1">jppf.node.idle</text:span>: wh<text:span text:style-name="T88">e</text:span>ther the node is idle or busy exe<text:span text:style-name="T87">c</text:span>uting tasks</text:p>
        </text:list-item>
      </text:list>
      <text:p text:style-name="P38"/>
      <text:p text:style-name="P5">Related APIs:</text:p>
      <text:p text:style-name="Standard"/>
      <text:p text:style-name="Standard"><text:a xlink:type="simple" xlink:href="https://www.jppf.org/javadoc/6.1/org/jppf/management/JPPFSystemInformation.html#getJppf()" text:style-name="Internet_20_link" text:visited-style-name="Visited_20_Internet_20_Link"><text:span text:style-name="Code_20_char"><text:span text:style-name="T1">JPPFSystemInformation.getJppf()</text:span></text:span></text:a></text:p>
      <text:p text:style-name="Standard"><text:a xlink:type="simple" xlink:href="https://www.jppf.org/javadoc/6.1/org/jppf/utils/JPPFConfiguration.html#getProperties()" text:style-name="Internet_20_link" text:visited-style-name="Visited_20_Internet_20_Link"><text:span text:style-name="Code_20_char"><text:span text:style-name="T1">JPPFConfiguration.getProperties()</text:span></text:span></text:a></text:p>
      <text:p text:style-name="Standard"><text:span text:style-name="Code_20_char"><text:span text:style-name="T1"/></text:span></text:p>
      <text:list xml:id="list72147672205706" text:continue-list="list72147941417561" text:style-name="Outline">
        <text:list-item>
          <text:list>
            <text:list-item>
              <text:list>
                <text:list-item>
                  <text:h text:style-name="P136" text:outline-level="3">System properties</text:h>
                </text:list-item>
              </text:list>
            </text:list-item>
          </text:list>
        </text:list-item>
      </text:list>
      <text:p text:style-name="Standard">The system properties are all the properties accessible through a call to <text:span text:style-name="Code_20_char">System.getProperties()</text:span> including all the -<text:span text:style-name="Code_20_char">Dproperty=value</text:span> definitions in the Java command line.</text:p>
      <text:p text:style-name="Standard"/>
      <text:p text:style-name="P5">Related APIs:</text:p>
      <text:p text:style-name="Standard"/>
      <text:p text:style-name="Standard"><text:a xlink:type="simple" xlink:href="https://www.jppf.org/javadoc/6.1/org/jppf/management/JPPFSystemInformation.html#getSystem()" text:style-name="Internet_20_link" text:visited-style-name="Visited_20_Internet_20_Link"><text:span text:style-name="Code_20_char"><text:span text:style-name="T1">JPPFSystemInformation.getSystem()</text:span></text:span></text:a></text:p>
      <text:p text:style-name="Standard"><text:a xlink:type="simple" xlink:href="https://www.jppf.org/javadoc/6.1/org/jppf/utils/SystemUtils.html#getSystemProperties()" text:style-name="Internet_20_link" text:visited-style-name="Visited_20_Internet_20_Link"><text:span text:style-name="Code_20_char"><text:span text:style-name="T1">SystemUtils.getSystemProperties()</text:span></text:span></text:a></text:p>
      <text:p text:style-name="Standard"><text:a xlink:type="simple" xlink:href="https://docs.oracle.com/javase/8/docs/api/java/lang/System.html#getProperties()" text:style-name="Internet_20_link" text:visited-style-name="Visited_20_Internet_20_Link"><text:span text:style-name="Code_20_char"><text:span text:style-name="T1">java.lang.System.getProperties()</text:span></text:span></text:a></text:p>
      <text:list xml:id="list72146905741254" text:continue-numbering="true" text:style-name="Outline">
        <text:list-item>
          <text:list>
            <text:list-item>
              <text:list>
                <text:list-item>
                  <text:h text:style-name="Heading_20_3" text:outline-level="3">Environment variables</text:h>
                </text:list-item>
              </text:list>
            </text:list-item>
          </text:list>
        </text:list-item>
      </text:list>
      <text:p text:style-name="Standard">These are the operating system environment variables defined at the time the node's JVM was launched.</text:p>
      <text:p text:style-name="Standard"/>
      <text:p text:style-name="P5">Related APIs:</text:p>
      <text:p text:style-name="Standard"/>
      <text:p text:style-name="Standard"><text:a xlink:type="simple" xlink:href="https://www.jppf.org/javadoc/6.1/org/jppf/management/JPPFSystemInformation.html#getEnv()" text:style-name="Internet_20_link" text:visited-style-name="Visited_20_Internet_20_Link"><text:span text:style-name="Code_20_char"><text:span text:style-name="T1">JPPFSystemInformation.getEnv()</text:span></text:span></text:a></text:p>
      <text:p text:style-name="Standard"><text:a xlink:type="simple" xlink:href="https://www.jppf.org/javadoc/6.1/org/jppf/utils/SystemUtils.html#getEnvironment()" text:style-name="Internet_20_link" text:visited-style-name="Visited_20_Internet_20_Link"><text:span text:style-name="Code_20_char"><text:span text:style-name="T1">SystemUtils.getEnvironment()</text:span></text:span></text:a></text:p>
      <text:p text:style-name="Standard"><text:a xlink:type="simple" xlink:href="https://docs.oracle.com/javase/8/docs/api/java/lang/System.html#getenv()" text:style-name="Internet_20_link" text:visited-style-name="Visited_20_Internet_20_Link"><text:span text:style-name="Code_20_char"><text:span text:style-name="T1">java.lang.System.getenv()</text:span></text:span></text:a></text:p>
      <text:list xml:id="list72147810624141" text:continue-numbering="true" text:style-name="Outline">
        <text:list-item>
          <text:list>
            <text:list-item>
              <text:list>
                <text:list-item>
                  <text:h text:style-name="Heading_20_3" text:outline-level="3">Runtime properties</text:h>
                </text:list-item>
              </text:list>
            </text:list-item>
          </text:list>
        </text:list-item>
      </text:list>
      <text:p text:style-name="Standard">These are properties that can be obtained through a call to the JDK Runtime class.</text:p>
      <text:p text:style-name="Standard"/>
      <text:p text:style-name="P5">Related APIs:</text:p>
      <text:p text:style-name="Standard"/>
      <text:p text:style-name="Standard"><text:a xlink:type="simple" xlink:href="https://www.jppf.org/javadoc/6.1/org/jppf/management/JPPFSystemInformation.html#getRuntime()" text:style-name="Internet_20_link" text:visited-style-name="Visited_20_Internet_20_Link"><text:span text:style-name="Code_20_char"><text:span text:style-name="T1">JPPFSystemInformation.getRuntime()</text:span></text:span></text:a></text:p>
      <text:p text:style-name="Standard"><text:a xlink:type="simple" xlink:href="https://www.jppf.org/javadoc/6.1/org/jppf/utils/SystemUtils.html#getRuntimeInformation()" text:style-name="Internet_20_link" text:visited-style-name="Visited_20_Internet_20_Link"><text:span text:style-name="Code_20_char"><text:span text:style-name="T1">SystemUtils.getRuntimeInformation()</text:span></text:span></text:a></text:p>
      <text:p text:style-name="Standard"><text:a xlink:type="simple" xlink:href="https://docs.oracle.com/javase/8/docs/api/index.html?java/lang/Runtime.html" text:style-name="Internet_20_link" text:visited-style-name="Visited_20_Internet_20_Link"><text:span text:style-name="Code_20_char"><text:span text:style-name="T1">java.lang.Runtime</text:span></text:span></text:a></text:p>
      <text:p text:style-name="P32"><text:a xlink:type="simple" xlink:href="https://docs.oracle.com/javase/8/docs/api/index.html?java/lang/management/RuntimeMXBean.html" text:style-name="Internet_20_link" text:visited-style-name="Visited_20_Internet_20_Link"><text:span text:style-name="Code_20_char"><text:span text:style-name="T1">java.lang.management.RuntimeMXBean</text:span></text:span></text:a></text:p>
      <text:p text:style-name="Standard"/>
      <text:p text:style-name="P5">List of properties:</text:p>
      <text:p text:style-name="Standard"/>
      <text:p text:style-name="Standard"><text:span text:style-name="Code_20_char">availableProcessors</text:span> : number of processors available to the JVM</text:p>
      <text:p text:style-name="Standard"><text:span text:style-name="Code_20_char">freeMemory</text:span> : estimated free JVM heap memory, in bytes</text:p>
      <text:p text:style-name="Standard"><text:span text:style-name="Code_20_char">totalMemory</text:span> : estimated total JVM heap memory, in bytes</text:p>
      <text:p text:style-name="Standard"><text:span text:style-name="Code_20_char">maxMemory</text:span> : maximum JVM heap memory, in bytes, equivalent to the value defined through the <text:span text:style-name="Code_20_char">-Xmx</text:span> JVM flag</text:p>
      <text:p text:style-name="P46"><text:span text:style-name="Code_20_char"><text:span text:style-name="T63">used</text:span></text:span><text:span text:style-name="Code_20_char">Memory</text:span> : <text:span text:style-name="T63">the used heap memory in bytes</text:span></text:p>
      <text:p text:style-name="P46"><text:span text:style-name="Code_20_char"><text:span text:style-name="T63">available</text:span></text:span><text:span text:style-name="Code_20_char">Memory</text:span> : <text:span text:style-name="T63">the total available memory in bytes, equal to </text:span><text:span text:style-name="Code_20_char"><text:span text:style-name="T63">maxMemory - usedMemory</text:span></text:span></text:p>
      <text:p text:style-name="P30"><text:span text:style-name="Code_20_char">startTime</text:span> : the JVM start time in milliseconds</text:p>
      <text:p text:style-name="P29"><text:span text:style-name="Code_20_char">uptime</text:span> : the JVM uptime in milliseconds</text:p>
      <text:p text:style-name="P29"><text:span text:style-name="Code_20_char">inputArgs</text:span> : the options passed to the JVM, not includ<text:span text:style-name="T60">ing</text:span> the arguments <text:span text:style-name="T60">passed to</text:span> the <text:span text:style-name="Code_20_char">main()</text:span> method, <text:span text:style-name="T63">formatted as a list of strings separated by ", " (comma followed by a space)</text:span></text:p>
      <text:p text:style-name="Standard"/>
      <text:p text:style-name="P1"><text:span text:style-name="T18">Note</text:span>: <text:span text:style-name="Code_20_char"><text:span text:style-name="T55">uptime</text:span></text:span><text:span text:style-name="T20">, </text:span><text:span text:style-name="Code_20_char"><text:span text:style-name="T27">totalMemory</text:span></text:span><text:span text:style-name="T19"> and </text:span><text:span text:style-name="Code_20_char"><text:span text:style-name="T27">freeMemory</text:span></text:span><text:span text:style-name="T19"> are the values taken </text:span><text:span text:style-name="T20">upon</text:span><text:span text:style-name="T19"> the node </text:span><text:span text:style-name="T20">or</text:span><text:span text:style-name="T19"> server </text:span><text:span text:style-name="T20">startup</text:span><text:span text:style-name="T19">. They may have changed subsequently and should therefore only be used with appropriate precautions</text:span>.</text:p>
      <text:list xml:id="list72147192187279" text:continue-numbering="true" text:style-name="Outline">
        <text:list-item>
          <text:list>
            <text:list-item>
              <text:list>
                <text:list-item>
                  <text:h text:style-name="Heading_20_3" text:outline-level="3">Network properties</text:h>
                </text:list-item>
              </text:list>
            </text:list-item>
          </text:list>
        </text:list-item>
      </text:list>
      <text:p text:style-name="Standard">These properties enumerate all IPV4 and IPV6 addresses assigned to the JPPF node's host.</text:p>
      <text:p text:style-name="Standard"/>
      <text:p text:style-name="P5">Related APIs:</text:p>
      <text:p text:style-name="Standard"/>
      <text:p text:style-name="Standard"><text:a xlink:type="simple" xlink:href="https://www.jppf.org/javadoc/6.1/org/jppf/management/JPPFSystemInformation.html#getNetwork()" text:style-name="Internet_20_link" text:visited-style-name="Visited_20_Internet_20_Link"><text:span text:style-name="Code_20_char"><text:span text:style-name="T1">JPPFSystemInformation.getNetwork()</text:span></text:span></text:a></text:p>
      <text:p text:style-name="Standard"><text:a xlink:type="simple" xlink:href="https://www.jppf.org/javadoc/6.1/org/jppf/utils/SystemUtils.html#getNetwork()" text:style-name="Internet_20_link" text:visited-style-name="Visited_20_Internet_20_Link"><text:span text:style-name="Code_20_char"><text:span text:style-name="T1">SystemUtils.getNetwork()</text:span></text:span></text:a></text:p>
      <text:p text:style-name="Standard"><text:a xlink:type="simple" xlink:href="https://docs.oracle.com/javase/8/docs/api/index.html?java/net/NetworkInterface.html" text:style-name="Internet_20_link" text:visited-style-name="Visited_20_Internet_20_Link"><text:span text:style-name="Code_20_char"><text:span text:style-name="T1">java.net.NetworkInterface</text:span></text:span></text:a></text:p>
      <text:p text:style-name="Standard"/>
      <text:p text:style-name="P5">List of properties:</text:p>
      <text:p text:style-name="Standard"/>
      <text:p text:style-name="P21"><text:span text:style-name="Code_20_char">ipv4.addresses</text:span> : space-separated list of IPV4 addresses with associated host in the format host_name|ipv4_address</text:p>
      <text:p text:style-name="P21"><text:span text:style-name="Code_20_char">ipv6.addresses</text:span> : space-separated list of IPV6 addresses with associated host in the format host_name|ipv6_address</text:p>
      <text:p text:style-name="Standard"/>
      <text:p text:style-name="P21">Example:</text:p>
      <text:p text:style-name="Standard"/>
      <text:p text:style-name="P80">ipv4.addresses = www.myhost.com|192.168.121.3 <text:span text:style-name="T51">localhost</text:span>|127.0.0.1 <text:span text:style-name="T51">10</text:span>.1.<text:span text:style-name="T51">1</text:span>.12|<text:span text:style-name="T51">10</text:span>.1.<text:span text:style-name="T51">1</text:span>.12</text:p>
      <text:p text:style-name="P80">ipv6.addresses = www.myhost.com|2001:0db8:85a3:08d3:1319:8a2e:0370:7334</text:p>
      <text:p text:style-name="Standard"><text:soft-page-break/></text:p>
      <text:p text:style-name="P31">Note: when a host name cannot be resolved, the <text:span text:style-name="T51">left</text:span>-hand part of the address, on the <text:span text:style-name="T51">left</text:span> of the "|" (pipe character) will be <text:span text:style-name="T51">set to the IP address</text:span></text:p>
      <text:list xml:id="list72147439136549" text:continue-numbering="true" text:style-name="Outline">
        <text:list-item>
          <text:list>
            <text:list-item>
              <text:list>
                <text:list-item>
                  <text:h text:style-name="P135" text:outline-level="3">Storage properties</text:h>
                </text:list-item>
              </text:list>
            </text:list-item>
          </text:list>
        </text:list-item>
      </text:list>
      <text:p text:style-name="Standard">These properties provide storage space information about the node's file system. This is an enumeration of the file system roots with associated information such as root name and storage space informat<text:span text:style-name="T37">i</text:span>on. The storage space information is only available with Java 1.6 or later, as the related APIs did not exist before this version.</text:p>
      <text:p text:style-name="Standard"/>
      <text:p text:style-name="P5">Related APIs:</text:p>
      <text:p text:style-name="Standard"/>
      <text:p text:style-name="Standard"><text:a xlink:type="simple" xlink:href="https://www.jppf.org/javadoc/6.1/org/jppf/management/JPPFSystemInformation.html#getStorage()" text:style-name="Internet_20_link" text:visited-style-name="Visited_20_Internet_20_Link"><text:span text:style-name="Code_20_char"><text:span text:style-name="T1">JPPFSystemInformation.getStorage()</text:span></text:span></text:a></text:p>
      <text:p text:style-name="Standard"><text:a xlink:type="simple" xlink:href="https://www.jppf.org/javadoc/6.1/org/jppf/utils/SystemUtils.html#getStorageInformation()" text:style-name="Internet_20_link" text:visited-style-name="Visited_20_Internet_20_Link"><text:span text:style-name="Code_20_char"><text:span text:style-name="T1">SystemUtils.getStorageInformation()</text:span></text:span></text:a></text:p>
      <text:p text:style-name="Standard"><text:a xlink:type="simple" xlink:href="https://docs.oracle.com/javase/8/docs/api/java/io/File.html#getFreeSpace()" text:style-name="Internet_20_link" text:visited-style-name="Visited_20_Internet_20_Link"><text:span text:style-name="Code_20_char"><text:span text:style-name="T1">File.getFreeSpace()</text:span></text:span></text:a></text:p>
      <text:p text:style-name="Standard"><text:a xlink:type="simple" xlink:href="https://docs.oracle.com/javase/8/docs/api/java/io/File.html#getTotalSpace()" text:style-name="Internet_20_link" text:visited-style-name="Visited_20_Internet_20_Link"><text:span text:style-name="Code_20_char"><text:span text:style-name="T1">File.getTotalSpace()</text:span></text:span></text:a></text:p>
      <text:p text:style-name="Standard"><text:a xlink:type="simple" xlink:href="https://docs.oracle.com/javase/8/docs/api/java/io/File.html#getUsableSpace()" text:style-name="Internet_20_link" text:visited-style-name="Visited_20_Internet_20_Link"><text:span text:style-name="Code_20_char"><text:span text:style-name="T1">File.getUsableSpace()</text:span></text:span></text:a></text:p>
      <text:p text:style-name="Standard"/>
      <text:p text:style-name="P5">List of properties:</text:p>
      <text:p text:style-name="Standard"/>
      <text:p text:style-name="Standard"><text:span text:style-name="Code_20_char">host.roots.names = root_name_0 ... root_name_n-1</text:span> : the names of all accessible file system roots</text:p>
      <text:p text:style-name="Standard"><text:span text:style-name="Code_20_char">host.roots.number = n</text:span> : the number of accessible file system roots</text:p>
      <text:p text:style-name="P5">For each root i:</text:p>
      <text:p text:style-name="Standard"><text:span text:style-name="Code_20_char">root.i.name = root_name</text:span> : for instance "C:\" on Windows or "/" on Unix</text:p>
      <text:p text:style-name="Standard"><text:span text:style-name="Code_20_char">root.i.space.free = space_in_bytes</text:span> : current free space for the root (Java 1.6 or later)</text:p>
      <text:p text:style-name="Standard"><text:span text:style-name="Code_20_char">root.i.space.total = space_in_bytes</text:span> : total space for the root (Java 1.6 or later)</text:p>
      <text:p text:style-name="Standard"><text:span text:style-name="Code_20_char">root.i.space.usable = space_in_bytes</text:span> : space available to the user the JVM is running under (Java 1.6 or later)</text:p>
      <text:p text:style-name="Standard"/>
      <text:p text:style-name="Standard">Example:</text:p>
      <text:p text:style-name="Standard"/>
      <text:p text:style-name="Code_20_block"><text:s text:c="2"/>host.roots.names = C:\ D:\</text:p>
      <text:p text:style-name="Code_20_block"><text:s text:c="2"/>host.roots.number = 2</text:p>
      <text:p text:style-name="Code_20_block"><text:s text:c="2"/>root.0.name = C:\ </text:p>
      <text:p text:style-name="Code_20_block"><text:s text:c="2"/>root.0.space.free = 921802928128</text:p>
      <text:p text:style-name="Code_20_block"><text:s text:c="2"/>root.0.space.total = 984302772224</text:p>
      <text:p text:style-name="Code_20_block"><text:s text:c="2"/>root.0.space.usable = 921802928128</text:p>
      <text:p text:style-name="Code_20_block"><text:s text:c="2"/>root.1.name = D:\</text:p>
      <text:p text:style-name="Code_20_block"><text:s text:c="2"/>root.1.space.free = 2241486848</text:p>
      <text:p text:style-name="Code_20_block"><text:s text:c="2"/>root.1.space.total = 15899463680</text:p>
      <text:p text:style-name="Code_20_block"><text:s text:c="2"/>root.1.space.usable = 2241486848</text:p>
      <text:list xml:id="list72148036514994" text:continue-numbering="true" text:style-name="Outline">
        <text:list-item>
          <text:list>
            <text:list-item>
              <text:list>
                <text:list-item>
                  <text:h text:style-name="Heading_20_3" text:outline-level="3">Operating system properties</text:h>
                </text:list-item>
              </text:list>
            </text:list-item>
          </text:list>
        </text:list-item>
      </text:list>
      <text:p text:style-name="P6">Related APIs:</text:p>
      <text:p text:style-name="P26"/>
      <text:p text:style-name="P27"><text:a xlink:type="simple" xlink:href="https://www.jppf.org/javadoc/6.1/org/jppf/management/JPPFSystemInformation.html#getOS()" text:style-name="Internet_20_link" text:visited-style-name="Visited_20_Internet_20_Link"><text:span text:style-name="Code_20_char"><text:span text:style-name="T11">JPPFSystemInformation.getOS()</text:span></text:span></text:a></text:p>
      <text:p text:style-name="P27"><text:a xlink:type="simple" xlink:href="https://www.jppf.org/javadoc/6.1/org/jppf/utils/SystemUtils.html#getOS()" text:style-name="Internet_20_link" text:visited-style-name="Visited_20_Internet_20_Link"><text:span text:style-name="Code_20_char"><text:span text:style-name="T11">SystemUtils.getOS()</text:span></text:span></text:a></text:p>
      <text:p text:style-name="P26"/>
      <text:p text:style-name="P6">List of properties:</text:p>
      <text:p text:style-name="P26"/>
      <text:p text:style-name="P26"><text:span text:style-name="Code_20_char">os.TotalPhysicalMemorySize</text:span> : total system <text:span text:style-name="T53">RAM</text:span> in bytes</text:p>
      <text:p text:style-name="P26"><text:span text:style-name="Code_20_char">os.FreePhysicalMemorySize</text:span> : available system <text:span text:style-name="T53">RAM</text:span> in bytes *</text:p>
      <text:p text:style-name="P26"><text:span text:style-name="Code_20_char">os.TotalSwapSpaceSize</text:span> : total system swap <text:span text:style-name="T53">space </text:span>in bytes</text:p>
      <text:p text:style-name="P26"><text:span text:style-name="Code_20_char">os.FreeSwapSpaceSize</text:span> : available system swap <text:span text:style-name="T53">space </text:span>in bytes *</text:p>
      <text:p text:style-name="P26"><text:span text:style-name="Code_20_char">os.CommittedVirtualMemorySize</text:span> : process committed v<text:span text:style-name="T56">irtual </text:span>m<text:span text:style-name="T56">emory</text:span> in bytes *</text:p>
      <text:p text:style-name="P26"><text:span text:style-name="Code_20_char">os.ProcessCpuTime</text:span> : process <text:span text:style-name="T54">CPU</text:span> time in nanos<text:span text:style-name="T53">econds *</text:span></text:p>
      <text:p text:style-name="P26"><text:span text:style-name="Code_20_char">os.Name</text:span> : operating system name</text:p>
      <text:p text:style-name="P26"><text:span text:style-name="Code_20_char">os.Version</text:span> : operating system version</text:p>
      <text:p text:style-name="P26"><text:span text:style-name="Code_20_char">os.Arch</text:span> : operating system architecture</text:p>
      <text:p text:style-name="P26"><text:span text:style-name="Code_20_char">os.AvailableProcessors</text:span> : system available cores</text:p>
      <text:p text:style-name="P26"/>
      <text:p text:style-name="P26">* <text:span text:style-name="T21">these values are computed at node or server startup time, and will change subsequently; they should be used with appropriate precautions.</text:span></text:p>
      <text:p text:style-name="P26"/>
      <text:p text:style-name="P28"/>
      <text:p text:style-name="P118">Example:</text:p>
      <text:p text:style-name="P28"/>
      <text:p text:style-name="Code_20_block">os.Arch = amd64</text:p>
      <text:p text:style-name="Code_20_block">os.AvailableProcessors = 8</text:p>
      <text:p text:style-name="Code_20_block">os.CommittedVirtualMemorySize = 375021568</text:p>
      <text:p text:style-name="Code_20_block">os.FreePhysicalMemorySize = 12983939072</text:p>
      <text:p text:style-name="Code_20_block">os.FreeSwapSpaceSize = 29355577344</text:p>
      <text:p text:style-name="Code_20_block">os.Name = Windows 7</text:p>
      <text:p text:style-name="Code_20_block">os.ProcessCpuTime = 312002000</text:p>
      <text:p text:style-name="Code_20_block">os.TotalPhysicalMemorySize = 17113022464</text:p>
      <text:p text:style-name="Code_20_block">os.TotalSwapSpaceSize = 34224136192</text:p>
      <text:p text:style-name="Code_20_block">os.Version = 6.1</text:p>
      <text:list xml:id="list72147788616341" text:continue-numbering="true" text:style-name="Outline">
        <text:list-item>
          <text:list>
            <text:list-item>
              <text:list>
                <text:list-item>
                  <text:h text:style-name="Heading_20_3" text:outline-level="3">Server statistics</text:h>
                </text:list-item>
              </text:list>
            </text:list-item>
          </text:list>
        </text:list-item>
      </text:list>
      <text:p text:style-name="P7">Related APIs:</text:p>
      <text:p text:style-name="P33"/>
      <text:p text:style-name="P33"><text:a xlink:type="simple" xlink:href="https://www.jppf.org/javadoc/6.1/org/jppf/management/JPPFSystemInformation.html#getStats()" text:style-name="Internet_20_link" text:visited-style-name="Visited_20_Internet_20_Link">JPPFSystemInformation.getStats()</text:a></text:p>
      <text:p text:style-name="P33"><text:a xlink:type="simple" xlink:href="https://www.jppf.org/javadoc/6.1/index.html?org/jppf/utils/stats/package-summary.html" text:style-name="Internet_20_link" text:visited-style-name="Visited_20_Internet_20_Link">org.jppf.utils.stats.*</text:a></text:p>
      <text:p text:style-name="P33"/>
      <text:p text:style-name="P36"><text:span text:style-name="T1">Related documentation</text:span>: see <text:span text:style-name="T25">Development guide &gt; The JPPF statistics API</text:span></text:p>
      <text:p text:style-name="P34"/>
      <text:p text:style-name="P34">The ser<text:span text:style-name="T58">v</text:span>er statistics values defined as constants in JPPFStatistics are now included and available in the execution properties for a JPPF driver. The property names are formatted as "<text:span text:style-name="T19">statistic_label</text:span>.<text:span text:style-name="T19">attribute</text:span> = value" where:</text:p>
      <text:p text:style-name="P34"/>
      <text:list xml:id="list72146752426768" text:continue-list="list1806477386" text:style-name="List_20_1">
        <text:list-item>
          <text:p text:style-name="P127"><text:span text:style-name="T19">statistic_label</text:span> is the string returned by <text:a xlink:type="simple" xlink:href="https://www.jppf.org/javadoc/6.1/org/jppf/utils/stats/JPPFSnapshot.html#getLabel()" text:style-name="Internet_20_link" text:visited-style-name="Visited_20_Internet_20_Link">JPPFSnapshot.getLabel()</text:a></text:p>
        </text:list-item>
        <text:list-item>
          <text:p text:style-name="P127"><text:span text:style-name="T26">attribute</text:span> is the attribute name corresponding to one of the <text:span text:style-name="T57">other </text:span>getters in <text:s/><text:a xlink:type="simple" xlink:href="https://www.jppf.org/javadoc/6.1/index.html?org/jppf/utils/stats/JPPFSnapshot.html" text:style-name="Internet_20_link" text:visited-style-name="Visited_20_Internet_20_Link">JPPFSnapshot</text:a></text:p>
        </text:list-item>
        <text:list-item>
          <text:p text:style-name="P128">value is always expressed as a double value, even if it is an integer</text:p>
        </text:list-item>
      </text:list>
      <text:p text:style-name="P33"/>
      <text:p text:style-name="P34">For a a cumulative or non-cumulative statistics snapshot, <text:span text:style-name="T57">such as </text:span><text:a xlink:type="simple" xlink:href="https://www.jppf.org/javadoc/6.1/org/jppf/utils/stats/JPPFStatisticsHelper.html#IDLE_NODES" text:style-name="Internet_20_link" text:visited-style-name="Visited_20_Internet_20_Link"><text:span text:style-name="T57">JPPFStatisticHelper.IDLE_NODE</text:span></text:a>, the available properties will thus be:</text:p>
      <text:p text:style-name="P34"/>
      <text:p text:style-name="Code_20_block"><text:span text:style-name="T22">idle.nodes</text:span>.<text:span text:style-name="T57">avg = 1.0</text:span></text:p>
      <text:p text:style-name="Code_20_block"><text:span text:style-name="T22">idle.nodes</text:span>.<text:span text:style-name="T57">count = 1.0</text:span></text:p>
      <text:p text:style-name="Code_20_block"><text:span text:style-name="T22">idle.nodes</text:span>.<text:span text:style-name="T57">latest = 1.0</text:span></text:p>
      <text:p text:style-name="Code_20_block"><text:span text:style-name="T22">idle.nodes</text:span>.<text:span text:style-name="T57">max = 1.0</text:span></text:p>
      <text:p text:style-name="Code_20_block"><text:span text:style-name="T22">idle.nodes</text:span>.<text:span text:style-name="T57">min = 0.0</text:span></text:p>
      <text:p text:style-name="Code_20_block"><text:span text:style-name="T22">idle.nodes</text:span>.<text:span text:style-name="T57">total = 1.0</text:span></text:p>
      <text:p text:style-name="P33"/>
      <text:p text:style-name="P35">For a single value snapshot such as <text:a xlink:type="simple" xlink:href="https://www.jppf.org/javadoc/6.1/org/jppf/utils/stats/JPPFStatisticsHelper.html#CLIENT_IN_TRAFFIC" text:style-name="Internet_20_link" text:visited-style-name="Visited_20_Internet_20_Link">JPPFStatisticHelper.CLIENT_IN_TRAFFIC</text:a>, there is a single property:</text:p>
      <text:p text:style-name="P35"/>
      <text:p text:style-name="Code_20_block"><text:span text:style-name="T19">client.traffic.in</text:span>.total = 1589.0</text:p>
      <text:p text:style-name="P35"/>
      <text:p text:style-name="P35"/>
      <text:list xml:id="list72147409019556" text:continue-list="list72147788616341" text:style-name="Outline">
        <text:list-item>
          <text:list>
            <text:list-item>
              <text:h text:style-name="P138" text:outline-level="2">Execution policy XML schema</text:h>
            </text:list-item>
          </text:list>
        </text:list-item>
      </text:list>
      <text:p text:style-name="Standard"/>
      <text:p text:style-name="Code_20_block">&lt;?xml version="1.0" encoding="UTF-8"?&gt;<text:line-break/><text:line-break/><text:span text:style-name="T28">&lt;!--<text:line-break/> <text:s/>JPPF.<text:line-break/> <text:s/>Copyright (C) 2005-201</text:span><text:span text:style-name="T31">4</text:span><text:span text:style-name="T28"> JPPF Team. <text:line-break/> <text:s/>https://www.jppf.org<text:line-break/><text:line-break/> <text:s/>Licensed under the Apache License, Version 2.0 (the "License");<text:line-break/> <text:s/>you may not use this file except in compliance with the License.<text:line-break/> <text:s/>You may obtain a copy of the License at<text:line-break/><text:line-break/> <text:s text:c="4"/>http://www.apache.org/licenses/LICENSE-2.0<text:line-break/><text:line-break/> <text:s/>Unless required by applicable law or agreed to in writing, software<text:line-break/> <text:s/>distributed under the License is distributed on an "AS IS" BASIS,<text:line-break/> <text:s/>WITHOUT WARRANTIES OR CONDITIONS OF ANY KIND, either express or implied.<text:line-break/> <text:s/>See the License for the specific language governing permissions and<text:line-break/> <text:s/>limitations under the License.<text:line-break/>--&gt;</text:span><text:line-break/><text:line-break/>&lt;schema xmlns="http://www.w3.org/2001/XMLSchema"<text:line-break/> <text:s/>xmlns:jppf="https://www.jppf.org/schemas/ExecutionPolicy.xsd"<text:line-break/> <text:s/>targetNamespace="https://www.jppf.org/schemas/ExecutionPolicy.xsd"<text:line-break/> <text:s/>elementFormDefault="unqualified" attributeFormDefault="unqualified"&gt;<text:line-break/><text:line-break/> <text:s/>&lt;element name="ExecutionPolicy" type="jppf:OneRuleType"/&gt;<text:line-break/><text:line-break/> <text:s/>&lt;group name="Rule"&gt;<text:line-break/> <text:s text:c="3"/>&lt;choice&gt;<text:line-break/> <text:s text:c="5"/>&lt;element name="NOT" type="jppf:OneRuleType"/&gt;<text:line-break/> <text:s text:c="5"/>&lt;element name="AND" type="jppf:TwoOrMoreRulesType"/&gt;<text:line-break/> <text:s text:c="5"/>&lt;element name="OR" type="jppf:TwoOrMoreRulesType"/&gt;<text:line-break/> <text:s text:c="5"/>&lt;element name="XOR" type="jppf:TwoOrMoreRulesType"/&gt;<text:line-break/> <text:s text:c="5"/>&lt;element name="LessThan" type="jppf:Numeric2Type"/&gt;<text:line-break/> <text:s text:c="5"/>&lt;element name="AtMost" type="jppf:Numeric2Type"/&gt;<text:line-break/> <text:s text:c="5"/>&lt;element name="MoreThan" type="jppf:Numeric2Type"/&gt;<text:line-break/> <text:s text:c="5"/>&lt;element name="AtLeast" type="jppf:Numeric2Type"/&gt;<text:line-break/> <text:s text:c="5"/>&lt;element name="BetweenII" type="jppf:Numeric3Type"/&gt;<text:line-break/> <text:s text:c="5"/>&lt;element name="BetweenIE" type="jppf:Numeric3Type"/&gt;<text:line-break/> <text:s text:c="5"/>&lt;element name="BetweenEI" type="jppf:Numeric3Type"/&gt;<text:line-break/> <text:s text:c="5"/>&lt;element name="BetweenEE" type="jppf:Numeric3Type"/&gt;<text:line-break/> <text:s text:c="5"/>&lt;element name="Equal" type="jppf:EqualType"/&gt;<text:line-break/> <text:s text:c="5"/>&lt;element name="Contains" type="jppf:ContainsType"/&gt;<text:line-break/> <text:s text:c="5"/>&lt;element name="OneOf" type="jppf:OneOfType"/&gt;<text:line-break/> <text:s text:c="5"/>&lt;element name="RegExp" type="jppf:RegExpType"/&gt;<text:line-break/> <text:s text:c="5"/>&lt;element name="CustomRule" type="jppf:CustomRuleType"/&gt;<text:line-break/> <text:s text:c="5"/>&lt;element name="<text:span text:style-name="T44">Script</text:span>" type="jppf:<text:span text:style-name="T44">ScriptedR</text:span>uleType"/&gt;<text:line-break/><text:span text:style-name="T52"> <text:s text:c="5"/>&lt;element name="IsInIPv4Subnet" type="jppf:SubnetRuleType"/&gt;</text:span></text:p>
      <text:p text:style-name="P88"><text:s text:c="6"/>&lt;element name="IsInIPv6Subnet" type="jppf:SubnetRuleType"/&gt;</text:p>
      <text:p text:style-name="P89"><text:s text:c="6"/>&lt;element name="<text:span text:style-name="T86">AcceptAll</text:span>" type="jppf:<text:span text:style-name="T86">ZeroOrOne</text:span>RuleType"/&gt;</text:p>
      <text:p text:style-name="P89"><text:s text:c="6"/>&lt;element name="<text:span text:style-name="T86">RejctAll</text:span>" type="jppf:<text:span text:style-name="T86">ZeroOrOne</text:span>RuleType"/&gt;</text:p>
      <text:p text:style-name="P89"><text:s text:c="6"/>&lt;element name="<text:span text:style-name="T64">NodesMatching</text:span>" type="jppf:<text:span text:style-name="T64">Global</text:span>Type"/&gt;</text:p>
      <text:p text:style-name="P93"><text:s text:c="4"/>&lt;/choice&gt;<text:line-break/> <text:s/>&lt;/group&gt;<text:line-break/><text:line-break/> <text:s/><text:span text:style-name="T29">&lt;!-- unary predicates : NOT --&gt;</text:span></text:p>
      <text:p text:style-name="P116"><text:s text:c="2"/>&lt;complexType name="OneRuleType"&gt;<text:line-break/> <text:s text:c="3"/>&lt;sequence&gt;<text:line-break/> <text:s text:c="5"/>&lt;group ref="jppf:Rule"/&gt;<text:line-break/> <text:s text:c="3"/>&lt;/sequence&gt;<text:line-break/> <text:s/>&lt;/complexType&gt;</text:p>
      <text:p text:style-name="P116"/>
      <text:p text:style-name="P122"><text:s text:c="2"/><text:span text:style-name="T28">&lt;!-- Rule with a single optional other rule as argument --&gt;</text:span></text:p>
      <text:p text:style-name="P116"><text:s text:c="2"/>&lt;complexType name="ZeroOrOneRuleType"&gt;</text:p>
      <text:p text:style-name="P116"><text:s text:c="4"/>&lt;sequence minOccurs="0" maxOccurs="1"&gt;</text:p>
      <text:p text:style-name="P116"><text:s text:c="6"/>&lt;group ref="jppf:Rule"/&gt;</text:p>
      <text:p text:style-name="P116"><text:s text:c="4"/>&lt;/sequence&gt;</text:p>
      <text:p text:style-name="P116"><text:s text:c="2"/>&lt;/complexType&gt;</text:p>
      <text:p text:style-name="P89"><text:s/></text:p>
      <text:p text:style-name="P116"><text:span text:style-name="T52"><text:s text:c="2"/></text:span><text:span text:style-name="T32">&lt;!-- n-ary predicates : Preference --&gt;</text:span></text:p>
      <text:p text:style-name="P88"><text:s text:c="2"/>&lt;complexType name="OneOrMoreRulesType"&gt;</text:p>
      <text:p text:style-name="P88"><text:s text:c="4"/>&lt;sequence minOccurs="1" maxOccurs="unbounded"&gt;</text:p>
      <text:p text:style-name="P88"><text:s text:c="6"/>&lt;group ref="jppf:Rule"/&gt;</text:p>
      <text:p text:style-name="P88"><text:s text:c="4"/>&lt;/sequence&gt;</text:p>
      <text:p text:style-name="P88"><text:s text:c="2"/>&lt;/complexType&gt;</text:p>
      <text:p text:style-name="P81"><text:line-break/> <text:s/><text:span text:style-name="T29">&lt;!-- binary predicates : AND, OR, XOR --&gt;</text:span></text:p>
      <text:p text:style-name="P74"><text:s text:c="2"/>&lt;complexType name="TwoOrMoreRulesType"&gt;<text:line-break/> <text:s text:c="3"/>&lt;sequence minOccurs="2" maxOccurs="unbounded"&gt;<text:line-break/> <text:s text:c="5"/>&lt;group ref="jppf:Rule"/&gt;<text:line-break/> <text:s text:c="3"/>&lt;/sequence&gt;<text:line-break/> <text:s/>&lt;/complexType&gt;<text:line-break/></text:p>
      <text:p text:style-name="P116"><text:s text:c="2"/><text:span text:style-name="T28">&lt;!-- test of type "property_value is less than value" --&gt;</text:span><text:line-break/> <text:s/>&lt;complexType name="Numeric2Type"&gt;<text:line-break/> <text:s text:c="3"/>&lt;sequence&gt;<text:line-break/> <text:s text:c="5"/>&lt;element name="Property" type="string"/&gt;<text:line-break/> <text:s text:c="5"/>&lt;element name="Value" type="double"/&gt;<text:line-break/> <text:s text:c="3"/>&lt;/sequence&gt;<text:line-break/> <text:s/>&lt;/complexType&gt;<text:line-break/><text:line-break/> <text:s/><text:span text:style-name="T28">&lt;!-- test of type "property_value is in range [a, b]" --&gt;</text:span><text:line-break/> <text:s/>&lt;complexType name="Numeric3Type"&gt;<text:line-break/> <text:s text:c="3"/>&lt;sequence&gt;<text:line-break/> <text:s text:c="5"/>&lt;element name="Property" type="string"/&gt;<text:line-break/> <text:s text:c="5"/>&lt;element name="Value" type="double" minOccurs="2" maxOccurs="2"/&gt;<text:line-break/> <text:s text:c="3"/>&lt;/sequence&gt;<text:line-break/> <text:s/>&lt;/complexType&gt;<text:line-break/><text:line-break/> <text:s/><text:span text:style-name="T28">&lt;!-- test of type "property_value is equal to value" --&gt;</text:span><text:line-break/> <text:s/>&lt;complexType name="EqualType"&gt;<text:line-break/> <text:s text:c="3"/>&lt;sequence&gt;<text:line-break/> <text:s text:c="5"/>&lt;element name="Property" type="string"/&gt;<text:line-break/> <text:s text:c="5"/>&lt;element name="Value" type="string"/&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9"/>&lt;enumeration value="boolean"/&gt;<text:line-break/> <text:s text:c="7"/>&lt;/restriction&gt;<text:line-break/> <text:s text:c="5"/>&lt;/simpleType&gt;<text:line-break/> <text:s text:c="3"/>&lt;/attribute&gt;<text:line-break/> <text:s text:c="3"/>&lt;attribute name="ignoreCase" type="jppf:TrueFalse" use="optional" default="false"/&gt;<text:line-break/> <text:s/>&lt;/complexType&gt;<text:line-break/><text:line-break/> <text:s/><text:span text:style-name="T28">&lt;!-- test of type "property_value contains substring" --&gt;</text:span><text:line-break/> <text:s/>&lt;complexType name="ContainsType"&gt;<text:line-break/> <text:s text:c="3"/>&lt;sequence&gt;<text:line-break/> <text:s text:c="5"/>&lt;element name="Property" type="string"/&gt;<text:line-break/> <text:s text:c="5"/>&lt;element name="Value" type="string"/&gt;<text:line-break/> <text:s text:c="3"/>&lt;/sequence&gt;<text:line-break/> <text:s text:c="3"/>&lt;attribute name="ignoreCase" type="jppf:TrueFalse" use="optional" default="false"/&gt;<text:line-break/> <text:s/>&lt;/complexType&gt;</text:p>
      <text:p text:style-name="P116"/>
      <text:p text:style-name="P122"><text:s text:c="2"/><text:span text:style-name="T28">&lt;!-- test of type "property_value is one of {value1, ... , valueN}" --&gt;</text:span><text:line-break/> <text:s/>&lt;complexType name="OneOfType"&gt;<text:line-break/> <text:s text:c="3"/>&lt;sequence&gt;<text:line-break/> <text:s text:c="5"/>&lt;element name="Property" type="string"/&gt;<text:line-break/> <text:s text:c="5"/>&lt;element name="Value" type="string" maxOccurs="unbounded"/&gt;<text:line-break/> <text:s text:c="3"/>&lt;/sequence&gt;<text:line-break/> <text:s text:c="3"/>&lt;attribute name="valueType" use="optional" default="string"&gt;<text:line-break/> <text:s text:c="5"/>&lt;simpleType&gt;<text:line-break/> <text:s text:c="7"/>&lt;restriction base="string"&gt;<text:line-break/> <text:s text:c="9"/>&lt;enumeration value="string"/&gt;<text:line-break/> <text:s text:c="9"/>&lt;enumeration value="numeric"/&gt;<text:line-break/> <text:s text:c="7"/>&lt;/restriction&gt;<text:line-break/> <text:s text:c="5"/>&lt;/simpleType&gt;<text:line-break/> <text:s text:c="3"/>&lt;/attribute&gt;<text:line-break/> <text:s text:c="3"/>&lt;attribute name="ignoreCase" type="jppf:TrueFalse" use="optional" default="false"/&gt;<text:line-break/> <text:s/>&lt;/complexType&gt;<text:line-break/> <text:s text:c="3"/><text:line-break/> <text:s/><text:span text:style-name="T28">&lt;!-- test of type "property_value matches regular_expression" --&gt;</text:span><text:line-break/> <text:s/>&lt;complexType name="RegExpType"&gt;<text:line-break/> <text:s text:c="3"/>&lt;sequence&gt;<text:line-break/> <text:s text:c="5"/>&lt;element name="Property" type="string"/&gt;<text:line-break/> <text:s text:c="5"/>&lt;element name="Value" type="string"/&gt;<text:line-break/> <text:s text:c="3"/>&lt;/sequence&gt;<text:line-break/> <text:s/>&lt;/complexType&gt;<text:line-break/><text:line-break/> <text:s/>&lt;simpleType name="TrueFalse"&gt;<text:line-break/> <text:s text:c="3"/>&lt;restriction base="string"&gt;<text:line-break/> <text:s text:c="5"/>&lt;enumeration value="true"/&gt;<text:line-break/> <text:s text:c="5"/>&lt;enumeration value="false"/&gt;<text:line-break/> <text:s text:c="3"/>&lt;/restriction&gt;<text:line-break/> <text:s/>&lt;/simpleType&gt;<text:line-break/></text:p>
      <text:p text:style-name="P81"><text:span text:style-name="T52"><text:s text:c="2"/></text:span><text:span text:style-name="T32">&lt;!-- Subnet matching execution policy --&gt;</text:span></text:p>
      <text:p text:style-name="P88"><text:s text:c="2"/>&lt;complexType name="SubnetRuleType"&gt;</text:p>
      <text:p text:style-name="P88"><text:s text:c="4"/>&lt;sequence&gt;</text:p>
      <text:p text:style-name="P88"><text:s text:c="6"/>&lt;element name="Subnet" type="string" minOccurs="1" maxOccurs="unbounded"/&gt;</text:p>
      <text:p text:style-name="P88"><text:s text:c="4"/>&lt;/sequence&gt;</text:p>
      <text:p text:style-name="P88"><text:s text:c="2"/>&lt;/complexType&gt;</text:p>
      <text:p text:style-name="P81"><text:line-break/> <text:s/><text:span text:style-name="T28">&lt;!-- </text:span><text:span text:style-name="T29">custom execution policy</text:span><text:span text:style-name="T28"> --&gt;</text:span><text:line-break/> <text:s/>&lt;complexType name="CustomRuleType"&gt;<text:line-break/> <text:s text:c="3"/>&lt;sequence&gt;<text:line-break/> <text:s text:c="5"/>&lt;element name="Arg" type="string" minOccurs="0" maxOccurs="unbounded"/&gt;<text:line-break/> <text:s text:c="3"/>&lt;/sequence&gt;<text:line-break/> <text:s text:c="3"/>&lt;attribute name="class" type="string"/&gt;<text:line-break/> <text:s/>&lt;/complexType&gt;<text:line-break/><text:line-break/> <text:s/><text:span text:style-name="T28">&lt;!-- </text:span><text:span text:style-name="T30">scripted</text:span><text:span text:style-name="T29"> execution policy</text:span><text:span text:style-name="T28"> --&gt;</text:span><text:line-break/> <text:s/>&lt;complexType name="<text:span text:style-name="T43">Scripted</text:span>RuleType"&gt;<text:line-break/> <text:s text:c="3"/>&lt;<text:span text:style-name="T43">simpleContent</text:span>&gt;<text:line-break/> <text:s text:c="5"/><text:span text:style-name="T43">&lt;extension base="string"&gt;</text:span></text:p>
      <text:p text:style-name="P76"><text:s text:c="8"/>&lt;attribute name="language" type="string"/&gt;</text:p>
      <text:p text:style-name="P76"><text:s text:c="6"/>&lt;/extension&gt;</text:p>
      <text:p text:style-name="P75"><text:s text:c="4"/>&lt;/<text:span text:style-name="T43">simpleContent</text:span>&gt;<text:line-break/> <text:s/>&lt;/complexType&gt;<text:line-break/></text:p>
      <text:p text:style-name="P94"><text:span text:style-name="T65"><text:s text:c="2"/></text:span><text:span text:style-name="T33">&lt;!-- test of type "if _operator_(_expected_) nodes match _execution_policy_" --&gt;</text:span></text:p>
      <text:p text:style-name="P95"><text:s text:c="2"/>&lt;complexType name="GlobalType"&gt;</text:p>
      <text:p text:style-name="P95"><text:s text:c="4"/>&lt;sequence&gt;</text:p>
      <text:p text:style-name="P95"><text:s text:c="6"/>&lt;group ref="jppf:Rule"/&gt;</text:p>
      <text:p text:style-name="P95"><text:s text:c="4"/>&lt;/sequence&gt;</text:p>
      <text:p text:style-name="P95"><text:s text:c="4"/>&lt;attribute name="operator" use="optional" default="EQUAL"&gt;</text:p>
      <text:p text:style-name="P95"><text:s text:c="6"/>&lt;simpleType&gt;</text:p>
      <text:p text:style-name="P95"><text:s text:c="8"/>&lt;restriction base="string"&gt;</text:p>
      <text:p text:style-name="P95"><text:s text:c="10"/>&lt;enumeration value="EQUAL"/&gt;</text:p>
      <text:p text:style-name="P95"><text:s text:c="10"/>&lt;enumeration value="NOT_EQUAL"/&gt;</text:p>
      <text:p text:style-name="P95"><text:s text:c="10"/>&lt;enumeration value="AT_LEAST"/&gt;</text:p>
      <text:p text:style-name="P95"><text:s text:c="10"/>&lt;enumeration value="AT_MOST"/&gt;</text:p>
      <text:p text:style-name="P95"><text:s text:c="10"/>&lt;enumeration value="MORE_THAN"/&gt;</text:p>
      <text:p text:style-name="P95"><text:soft-page-break/><text:s text:c="10"/>&lt;enumeration value="LESS_THAN"/&gt;</text:p>
      <text:p text:style-name="P95"><text:s text:c="8"/>&lt;/restriction&gt;</text:p>
      <text:p text:style-name="P95"><text:s text:c="6"/>&lt;/simpleType&gt;</text:p>
      <text:p text:style-name="P95"><text:s text:c="4"/>&lt;/attribute&gt;</text:p>
      <text:p text:style-name="P95"><text:s text:c="4"/>&lt;attribute name="expected" type="long" use="optional" default="0"/&gt;</text:p>
      <text:p text:style-name="P95"><text:s text:c="2"/>&lt;/complexType&gt;</text:p>
      <text:p text:style-name="P94">&lt;/schem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2"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2">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9H21M13S</meta:editing-duration>
    <meta:editing-cycles>117</meta:editing-cycles>
    <meta:generator>LibreOffice/6.0.3.2$Windows_X86_64 LibreOffice_project/8f48d515416608e3a835360314dac7e47fd0b821</meta:generator>
    <meta:creation-date>2009-11-09T06:38:14.61</meta:creation-date>
    <dc:date>2019-01-10T07:08:04.017000000</dc:date>
    <meta:document-statistic meta:table-count="0" meta:image-count="0" meta:object-count="0" meta:page-count="19" meta:paragraph-count="815" meta:word-count="3986" meta:character-count="35927" meta:non-whitespace-character-count="31457"/>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